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Figure">
      <style:paragraph-properties fo:margin-top="0in" fo:margin-bottom="0.3in" fo:text-align="center" style:justify-single-word="false" fo:background-color="transparent" text:number-lines="false" text:line-number="0">
        <style:background-image/>
      </style:paragraph-properties>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Heading_20_2">
      <style:text-properties fo:font-weight="normal" style:font-weight-asian="normal" style:font-weight-complex="normal"/>
    </style:style>
    <style:style style:name="P26" style:family="paragraph" style:parent-style-name="Not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Thorndale1"/>
    </style:style>
    <style:style style:name="P2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Code_20_list">
      <style:paragraph-properties fo:margin-left="0.4925in" fo:margin-right="0in" fo:text-indent="0in" style:auto-text-indent="false"/>
    </style:style>
    <style:style style:name="P32"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Code_20_list" style:list-style-name="L3">
      <style:paragraph-properties fo:margin-left="0.4925in" fo:margin-right="0in" fo:text-indent="0in" style:auto-text-indent="false"/>
    </style:style>
    <style:style style:name="P34"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Text_20_body" style:list-style-name="L3">
      <style:paragraph-properties fo:margin-left="0.4925in" fo:margin-right="0in" fo:text-indent="0in" style:auto-text-indent="false"/>
    </style:style>
    <style:style style:name="P36" style:family="paragraph" style:parent-style-name="Text_20_body" style:list-style-name="L4"/>
    <style:style style:name="P37" style:family="paragraph" style:parent-style-name="Code_20_list">
      <style:text-properties style:font-name="Courier New" fo:font-size="9pt" fo:font-weight="normal" style:font-size-asian="10pt" style:font-weight-asian="normal" style:font-size-complex="10pt" style:font-weight-complex="normal"/>
    </style:style>
    <style:style style:name="P38" style:family="paragraph" style:parent-style-name="List_20_1_20_Cont." style:list-style-name="L5">
      <style:paragraph-properties fo:margin-left="0in" fo:margin-right="0in" fo:text-indent="0in" style:auto-text-indent="false"/>
    </style:style>
    <style:style style:name="P39" style:family="paragraph" style:parent-style-name="List_20_1_20_Cont." style:list-style-name="L6">
      <style:paragraph-properties fo:margin-left="0.4925in" fo:margin-right="0in" fo:text-indent="0in" style:auto-text-indent="false"/>
    </style:style>
    <style:style style:name="P40" style:family="paragraph" style:parent-style-name="Code_20_list" style:list-style-name="L6">
      <style:paragraph-properties fo:margin-left="0.4925in" fo:margin-right="0in" fo:text-indent="0in" style:auto-text-indent="false"/>
    </style:style>
    <style:style style:name="P41" style:family="paragraph" style:parent-style-name="Text_20_body" style:list-style-name="L7">
      <style:paragraph-properties fo:margin-left="0.4925in" fo:margin-right="0in" fo:text-indent="0in" style:auto-text-indent="false"/>
    </style:style>
    <style:style style:name="P42" style:family="paragraph" style:parent-style-name="Code_20_list" style:list-style-name="L4">
      <style:paragraph-properties fo:margin-left="0.4925in" fo:margin-right="0in" fo:text-indent="0in" style:auto-text-indent="false"/>
    </style:style>
    <style:style style:name="P43"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4"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5"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6" style:family="paragraph" style:parent-style-name="Sidebar">
      <style:text-properties fo:font-weight="normal" style:font-weight-asian="normal" style:font-weight-complex="normal"/>
    </style:style>
    <style:style style:name="P47" style:family="paragraph" style:parent-style-name="Code">
      <style:text-properties style:use-window-font-color="true" fo:font-style="normal" fo:font-weight="normal" style:font-style-asian="normal" style:font-weight-asian="normal" style:font-style-complex="normal" style:font-weight-complex="normal"/>
    </style:style>
    <style:style style:name="P48"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49" style:family="paragraph" style:parent-style-name="Footer">
      <style:text-properties fo:font-weight="bold" style:font-weight-asian="bold" style:font-weight-complex="bold"/>
    </style:style>
    <style:style style:name="P50" style:family="paragraph" style:parent-style-name="Text_20_body">
      <style:paragraph-properties fo:break-before="page"/>
    </style:style>
    <style:style style:name="P51" style:family="paragraph" style:parent-style-name="Heading_20_1">
      <style:paragraph-properties fo:break-before="page"/>
    </style:style>
    <style:style style:name="P52" style:family="paragraph" style:parent-style-name="Text_20_body">
      <style:text-properties fo:font-style="normal" fo:font-weight="bold" style:font-style-asian="normal" style:font-weight-asian="bold" style:font-style-complex="normal" style:font-weight-complex="bold"/>
    </style:style>
    <style:style style:name="P53" style:family="paragraph" style:parent-style-name="Text_20_body">
      <style:text-properties fo:font-style="normal" fo:font-weight="normal"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text-properties style:use-window-font-color="true"/>
    </style:style>
    <style:style style:name="P59" style:family="paragraph" style:parent-style-name="Text_20_body">
      <style:text-properties style:use-window-font-color="true" fo:font-style="normal" style:font-style-asian="normal" style:font-style-complex="normal"/>
    </style:style>
    <style:style style:name="P60" style:family="paragraph" style:parent-style-name="Text_20_body">
      <style:text-properties style:use-window-font-color="true" fo:font-style="normal" fo:font-weight="bold" style:font-style-asian="normal" style:font-weight-asian="bold" style:font-style-complex="normal" style:font-weight-complex="bold"/>
    </style:style>
    <style:style style:name="P61"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2" style:family="paragraph" style:parent-style-name="Text_20_body">
      <style:text-properties style:font-name="Thorndale1"/>
    </style:style>
    <style:style style:name="P63" style:family="paragraph" style:parent-style-name="Text_20_body">
      <style:text-properties style:font-name="Thorndale1" fo:font-size="11pt" style:font-size-asian="11pt" style:font-size-complex="11pt"/>
    </style:style>
    <style:style style:name="P64" style:family="paragraph" style:parent-style-name="Text_20_body">
      <style:text-properties style:font-name="Thorndale1" fo:font-size="11pt" style:font-name-asian="Courier New" style:font-size-asian="11pt" style:font-name-complex="Courier New" style:font-size-complex="11pt"/>
    </style:style>
    <style:style style:name="P65" style:family="paragraph" style:parent-style-name="Text_20_body">
      <style:text-properties fo:color="#000000" style:font-name="Thorndale1"/>
    </style:style>
    <style:style style:name="P66" style:family="paragraph" style:parent-style-name="Text_20_body">
      <style:text-properties fo:color="#000000" style:font-name="Thorndale1" fo:font-size="11pt" style:font-size-asian="11pt" style:font-size-complex="11pt"/>
    </style:style>
    <style:style style:name="P67" style:family="paragraph" style:parent-style-name="Text_20_body">
      <style:text-properties fo:color="#000000" style:font-name="Thorndale1" fo:font-size="11pt" style:font-name-asian="Courier New" style:font-size-asian="11pt" style:font-name-complex="Courier New" style:font-size-complex="11pt"/>
    </style:style>
    <style:style style:name="P68" style:family="paragraph" style:parent-style-name="Text_20_body">
      <style:text-properties style:font-name="Arial"/>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3" style:family="paragraph" style:parent-style-name="Text_20_body">
      <style:paragraph-properties fo:margin-top="0in" fo:margin-bottom="0.0835in"/>
    </style:style>
    <style:style style:name="P74" style:family="paragraph" style:parent-style-name="Text_20_body_20_indent">
      <style:paragraph-properties fo:margin-left="0.1563in" fo:margin-right="0in" fo:text-indent="0in" style:auto-text-indent="false"/>
    </style:style>
    <style:style style:name="P75" style:family="paragraph" style:parent-style-name="Heading_20_3">
      <style:text-properties fo:font-style="normal" fo:font-weight="normal" style:font-style-asian="normal" style:font-weight-asian="normal" style:font-style-complex="normal" style:font-weight-complex="normal"/>
    </style:style>
    <style:style style:name="P76" style:family="paragraph" style:parent-style-name="Heading_20_3">
      <style:text-properties fo:font-weight="bold" style:font-weight-asian="bold" style:font-weight-complex="bold"/>
    </style:style>
    <style:style style:name="P77" style:family="paragraph" style:parent-style-name="Text_20_body" style:master-page-name="">
      <style:paragraph-properties fo:keep-together="auto" fo:orphans="2" fo:widows="2" style:page-number="auto" fo:keep-with-next="always"/>
    </style:style>
    <style:style style:name="P78" style:family="paragraph" style:parent-style-name="Code" style:master-page-name="">
      <style:paragraph-properties style:page-number="auto" fo:keep-with-next="always"/>
      <style:text-properties style:font-name="Courier New"/>
    </style:style>
    <style:style style:name="P79"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0" style:family="paragraph" style:parent-style-name="Text_20_body" style:master-page-name="">
      <style:paragraph-properties style:page-number="auto" fo:keep-with-next="auto"/>
    </style:style>
    <style:style style:name="P81" style:family="paragraph" style:parent-style-name="Text_20_body" style:master-page-name="">
      <style:paragraph-properties fo:orphans="2" fo:widows="2" style:page-number="auto"/>
    </style:style>
    <style:style style:name="P82" style:family="paragraph" style:parent-style-name="Heading_20_3" style:master-page-name="">
      <style:paragraph-properties style:page-number="auto" fo:break-before="page"/>
    </style:style>
    <style:style style:name="P83" style:family="paragraph" style:parent-style-name="Figure">
      <style:text-properties style:use-window-font-color="true" fo:font-style="normal" style:font-style-asian="normal" style:font-style-complex="normal"/>
    </style:style>
    <style:style style:name="P84" style:family="paragraph" style:parent-style-name="Heading_20_2">
      <style:text-properties fo:font-style="normal" fo:font-weight="normal" style:font-style-asian="normal" style:font-weight-asian="normal" style:font-style-complex="normal" style:font-weight-complex="normal"/>
    </style:style>
    <style:style style:name="P85" style:family="paragraph" style:parent-style-name="Heading_20_2">
      <style:text-properties fo:font-weight="normal" style:font-weight-asian="normal" style:font-weight-complex="normal"/>
    </style:style>
    <style:style style:name="P86" style:family="paragraph" style:parent-style-name="Note">
      <style:text-properties fo:font-weight="normal" style:font-weight-asian="normal" style:font-weight-complex="normal"/>
    </style:style>
    <style:style style:name="P87"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8"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89" style:family="paragraph" style:parent-style-name="Code">
      <style:text-properties style:use-window-font-color="true" fo:font-style="normal" fo:font-weight="normal" style:font-style-asian="normal" style:font-weight-asian="normal" style:font-style-complex="normal" style:font-weight-complex="normal"/>
    </style:style>
    <style:style style:name="P9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1" style:family="paragraph" style:parent-style-name="Code">
      <style:text-properties fo:color="#000000"/>
    </style:style>
    <style:style style:name="P92" style:family="paragraph" style:parent-style-name="Code_20_list">
      <style:paragraph-properties fo:margin-left="0.4925in" fo:margin-right="0in" fo:text-indent="0in" style:auto-text-indent="false"/>
    </style:style>
    <style:style style:name="P93"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4" style:family="paragraph" style:parent-style-name="Sidebar">
      <style:text-properties fo:font-weight="normal" style:font-weight-asian="normal" style:font-weight-complex="normal"/>
    </style:style>
    <style:style style:name="P95" style:family="paragraph" style:parent-style-name="Code_20_list">
      <style:text-properties fo:font-weight="bold" style:font-weight-asian="bold" style:font-weight-complex="bold"/>
    </style:style>
    <style:style style:name="P96" style:family="paragraph" style:parent-style-name="Standard">
      <style:paragraph-properties fo:text-align="center" style:justify-single-word="false"/>
      <style:text-properties fo:font-size="20pt" style:font-size-asian="20pt" style:font-size-complex="20pt"/>
    </style:style>
    <style:style style:name="P97" style:family="paragraph" style:parent-style-name="Standard">
      <style:paragraph-properties fo:text-align="center" style:justify-single-word="false"/>
      <style:text-properties style:font-name="Arial" fo:font-size="20pt" style:font-size-asian="20pt" style:font-size-complex="20pt"/>
    </style:style>
    <style:style style:name="P98" style:family="paragraph" style:parent-style-name="Title">
      <style:text-properties fo:font-size="24pt" style:font-size-asian="24pt" style:font-size-complex="24pt"/>
    </style:style>
    <style:style style:name="P99" style:family="paragraph" style:parent-style-name="Text_20_body">
      <style:paragraph-properties fo:margin-top="0in" fo:margin-bottom="0in"/>
    </style:style>
    <style:style style:name="P100" style:family="paragraph" style:parent-style-name="Figure">
      <style:paragraph-properties fo:text-align="center" style:justify-single-word="false" text:number-lines="false" text:line-number="0"/>
    </style:style>
    <style:style style:name="P101"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2" style:family="paragraph" style:parent-style-name="Code">
      <style:paragraph-properties fo:margin-left="0in" fo:margin-right="0.3937in" fo:text-indent="0in" style:auto-text-indent="false"/>
      <style:text-properties style:font-name="Courier New"/>
    </style:style>
    <style:style style:name="P103" style:family="paragraph" style:parent-style-name="Code">
      <style:paragraph-properties fo:margin-left="0in" fo:margin-right="0.3937in" fo:text-indent="0in" style:auto-text-indent="false"/>
      <style:text-properties fo:font-weight="normal" style:font-weight-asian="normal" style:font-weight-complex="normal"/>
    </style:style>
    <style:style style:name="P104" style:family="paragraph" style:parent-style-name="Code">
      <style:paragraph-properties fo:margin-left="0.4925in" fo:margin-right="0.3937in" fo:text-indent="0in" style:auto-text-indent="false"/>
    </style:style>
    <style:style style:name="P105" style:family="paragraph" style:parent-style-name="Code" style:master-page-name="">
      <style:paragraph-properties fo:margin-left="0.4925in" fo:margin-right="0.3937in" fo:text-indent="0in" style:auto-text-indent="false" style:page-number="auto" fo:keep-with-next="always"/>
    </style:style>
    <style:style style:name="P106" style:family="paragraph" style:parent-style-name="Table_20_Contents">
      <style:text-properties style:font-name="Arial" fo:font-weight="normal" style:font-weight-asian="normal" style:font-weight-complex="normal"/>
    </style:style>
    <style:style style:name="P107"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08" style:family="paragraph" style:parent-style-name="Sidebar_20_Title">
      <style:text-properties fo:font-weight="bold" style:font-weight-asian="bold" style:font-weight-complex="bold"/>
    </style:style>
    <style:style style:name="P109" style:family="paragraph" style:parent-style-name="Footnote">
      <style:paragraph-properties fo:margin-left="0.2in" fo:margin-right="0in" fo:text-indent="-0.2in" style:auto-text-indent="false">
        <style:tab-stops/>
      </style:paragraph-properties>
    </style:style>
    <style:style style:name="P110"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1" style:family="paragraph" style:parent-style-name="Contents_20_1">
      <style:paragraph-properties>
        <style:tab-stops/>
      </style:paragraph-properties>
    </style:style>
    <style:style style:name="P112" style:family="paragraph" style:parent-style-name="Contents_20_2">
      <style:paragraph-properties>
        <style:tab-stops/>
      </style:paragraph-properties>
    </style:style>
    <style:style style:name="P113" style:family="paragraph" style:parent-style-name="Contents_20_3">
      <style:paragraph-properties>
        <style:tab-stops/>
      </style:paragraph-properties>
    </style:style>
    <style:style style:name="P114"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5" style:family="paragraph" style:parent-style-name="Text_20_body">
      <style:text-properties fo:font-style="normal" fo:font-weight="bold" style:font-style-asian="normal" style:font-weight-asian="bold" style:font-style-complex="normal" style:font-weight-complex="bold"/>
    </style:style>
    <style:style style:name="P116" style:family="paragraph" style:parent-style-name="Text_20_body" style:list-style-name="L9">
      <style:text-properties fo:font-style="normal" fo:font-weight="bold" style:font-style-asian="normal" style:font-weight-asian="bold" style:font-style-complex="normal" style:font-weight-complex="bold"/>
    </style:style>
    <style:style style:name="P117" style:family="paragraph" style:parent-style-name="Text_20_body">
      <style:text-properties fo:font-style="normal" fo:font-weight="normal" style:font-style-asian="normal" style:font-weight-asian="normal" style:font-style-complex="normal" style:font-weight-complex="normal"/>
    </style:style>
    <style:style style:name="P118" style:family="paragraph" style:parent-style-name="Text_20_body" style:list-style-name="L19">
      <style:text-properties fo:font-style="normal" fo:font-weight="normal" style:font-style-asian="normal" style:font-weight-asian="normal" style:font-style-complex="normal" style:font-weight-complex="normal"/>
    </style:style>
    <style:style style:name="P1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0"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1"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2"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3" style:family="paragraph" style:parent-style-name="Text_20_body" style:list-style-name="L3">
      <style:text-properties fo:font-style="normal" style:font-style-asian="normal" style:font-style-complex="normal"/>
    </style:style>
    <style:style style:name="P124" style:family="paragraph" style:parent-style-name="Text_20_body" style:list-style-name="L1">
      <style:text-properties fo:font-weight="bold" style:font-weight-asian="bold" style:font-weight-complex="bold"/>
    </style:style>
    <style:style style:name="P125" style:family="paragraph" style:parent-style-name="Text_20_body" style:list-style-name="L25">
      <style:text-properties fo:font-weight="bold" style:font-weight-asian="bold" style:font-weight-complex="bold"/>
    </style:style>
    <style:style style:name="P126" style:family="paragraph" style:parent-style-name="Text_20_body">
      <style:text-properties fo:font-style="italic" fo:font-weight="normal" style:font-style-asian="italic" style:font-weight-asian="normal" style:font-style-complex="italic" style:font-weight-complex="normal"/>
    </style:style>
    <style:style style:name="P127"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28" style:family="paragraph" style:parent-style-name="Text_20_body" style:list-style-name="L2"/>
    <style:style style:name="P129" style:family="paragraph" style:parent-style-name="Text_20_body">
      <style:text-properties fo:font-weight="normal" style:font-weight-asian="normal" style:font-weight-complex="normal"/>
    </style:style>
    <style:style style:name="P130" style:family="paragraph" style:parent-style-name="Text_20_body" style:list-style-name="L14">
      <style:text-properties fo:font-weight="normal" style:font-weight-asian="normal" style:font-weight-complex="normal"/>
    </style:style>
    <style:style style:name="P131" style:family="paragraph" style:parent-style-name="Text_20_body" style:list-style-name="L18">
      <style:text-properties fo:font-weight="normal" style:font-weight-asian="normal" style:font-weight-complex="normal"/>
    </style:style>
    <style:style style:name="P132" style:family="paragraph" style:parent-style-name="Text_20_body" style:list-style-name="L26">
      <style:text-properties fo:font-weight="normal" style:font-weight-asian="normal" style:font-weight-complex="normal"/>
    </style:style>
    <style:style style:name="P133" style:family="paragraph" style:parent-style-name="Text_20_body" style:list-style-name="L4"/>
    <style:style style:name="P134" style:family="paragraph" style:parent-style-name="Text_20_body" style:list-style-name="L8"/>
    <style:style style:name="P135" style:family="paragraph" style:parent-style-name="Text_20_body" style:list-style-name="L10"/>
    <style:style style:name="P136" style:family="paragraph" style:parent-style-name="Text_20_body" style:list-style-name="L12"/>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5"/>
    <style:style style:name="P140" style:family="paragraph" style:parent-style-name="Text_20_body" style:list-style-name="L16"/>
    <style:style style:name="P141" style:family="paragraph" style:parent-style-name="Text_20_body" style:list-style-name="L18"/>
    <style:style style:name="P142" style:family="paragraph" style:parent-style-name="Text_20_body" style:list-style-name="L20"/>
    <style:style style:name="P143"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44" style:family="paragraph" style:parent-style-name="Text_20_body" style:list-style-name="L21"/>
    <style:style style:name="P145" style:family="paragraph" style:parent-style-name="Text_20_body" style:list-style-name="L23"/>
    <style:style style:name="P146" style:family="paragraph" style:parent-style-name="Text_20_body" style:list-style-name="L24"/>
    <style:style style:name="P147" style:family="paragraph" style:parent-style-name="Text_20_body" style:list-style-name="List_20_1">
      <style:paragraph-properties fo:margin-top="0in" fo:margin-bottom="0.0835in"/>
    </style:style>
    <style:style style:name="P148" style:family="paragraph" style:parent-style-name="Text_20_body" style:list-style-name="L17">
      <style:paragraph-properties fo:margin-top="0in" fo:margin-bottom="0.0835in"/>
    </style:style>
    <style:style style:name="P149"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0"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1" style:family="paragraph" style:parent-style-name="Text_20_body" style:list-style-name="L3">
      <style:paragraph-properties fo:margin-left="0.4925in" fo:margin-right="0in" fo:text-indent="0in" style:auto-text-indent="false"/>
    </style:style>
    <style:style style:name="P152"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3" style:family="paragraph" style:parent-style-name="Text_20_body" style:list-style-name="L7">
      <style:paragraph-properties fo:margin-left="0.4925in" fo:margin-right="0in" fo:text-indent="0in" style:auto-text-indent="false"/>
    </style:style>
    <style:style style:name="P154"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55"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56" style:family="paragraph" style:parent-style-name="Text_20_body" style:list-style-name="L22">
      <style:paragraph-properties fo:margin-left="0.4925in" fo:margin-right="0in" fo:text-indent="0in" style:auto-text-indent="false"/>
    </style:style>
    <style:style style:name="P157" style:family="paragraph" style:parent-style-name="Text_20_body" style:list-style-name="L5">
      <style:paragraph-properties fo:margin-left="-0.4925in" fo:margin-right="0in" fo:text-indent="0in" style:auto-text-indent="false"/>
    </style:style>
    <style:style style:name="P158"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59" style:family="paragraph" style:parent-style-name="Text_20_body" style:list-style-name="L26">
      <style:paragraph-properties fo:margin-top="0in" fo:margin-bottom="0.0799in"/>
      <style:text-properties fo:font-weight="normal" style:font-weight-asian="normal" style:font-weight-complex="normal"/>
    </style:style>
    <style:style style:name="P160" style:family="paragraph" style:parent-style-name="Heading_20_3">
      <style:text-properties fo:font-style="normal" fo:font-weight="normal" style:font-style-asian="normal" style:font-weight-asian="normal" style:font-style-complex="normal" style:font-weight-complex="normal"/>
    </style:style>
    <style:style style:name="P161" style:family="paragraph" style:parent-style-name="Heading_20_1" style:master-page-name="Right_20_Page">
      <style:paragraph-properties style:page-number="1"/>
    </style:style>
    <style:style style:name="P162"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3" style:family="paragraph" style:parent-style-name="Heading_20_1">
      <style:text-properties fo:font-style="normal" fo:font-weight="bold" style:font-style-asian="normal" style:font-weight-asian="bold" style:font-style-complex="normal" style:font-weight-complex="bold"/>
    </style:style>
    <style:style style:name="P164" style:family="paragraph" style:parent-style-name="Heading_20_1" style:master-page-name="Right_20_Page">
      <style:paragraph-properties style:page-number="auto"/>
    </style:style>
    <style:style style:name="P165" style:family="paragraph" style:parent-style-name="List_20_1_20_Cont." style:list-style-name="L5">
      <style:paragraph-properties fo:margin-left="0in" fo:margin-right="0in" fo:text-indent="0in" style:auto-text-indent="false"/>
    </style:style>
    <style:style style:name="P166" style:family="paragraph" style:parent-style-name="List_20_1_20_Cont." style:list-style-name="L6">
      <style:paragraph-properties fo:margin-left="0.4925in" fo:margin-right="0in" fo:text-indent="0in" style:auto-text-indent="false"/>
    </style:style>
    <style:style style:name="P167"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68" style:family="paragraph" style:parent-style-name="Figure">
      <style:paragraph-properties fo:margin-top="0in" fo:margin-bottom="0.3in" fo:text-align="center" style:justify-single-word="false" fo:background-color="transparent" text:number-lines="false" text:line-number="0">
        <style:background-image/>
      </style:paragraph-properties>
      <style:text-properties style:font-name="Arial1" fo:font-size="8pt" fo:font-style="normal" fo:font-weight="bold" style:font-size-asian="12pt" style:font-style-asian="italic" style:font-name-complex="Tahoma2" style:font-size-complex="12pt" style:font-style-complex="italic"/>
    </style:style>
    <style:style style:name="P169" style:family="paragraph" style:parent-style-name="Code_20_list">
      <style:text-properties style:font-name="Courier New" fo:font-size="9pt" fo:font-weight="normal" style:font-size-asian="10pt" style:font-weight-asian="normal" style:font-size-complex="10pt" style:font-weight-complex="normal"/>
    </style:style>
    <style:style style:name="P170" style:family="paragraph" style:parent-style-name="Code_20_list" style:list-style-name="L3">
      <style:paragraph-properties fo:margin-left="0.4925in" fo:margin-right="0in" fo:text-indent="0in" style:auto-text-indent="false"/>
    </style:style>
    <style:style style:name="P171"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2" style:family="paragraph" style:parent-style-name="Code_20_list" style:list-style-name="L6">
      <style:paragraph-properties fo:margin-left="0.4925in" fo:margin-right="0in" fo:text-indent="0in" style:auto-text-indent="false"/>
    </style:style>
    <style:style style:name="P173" style:family="paragraph" style:parent-style-name="Code_20_list" style:list-style-name="L4">
      <style:paragraph-properties fo:margin-left="0.4925in" fo:margin-right="0in" fo:text-indent="0in" style:auto-text-indent="false"/>
    </style:style>
    <style:style style:name="P17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5" style:family="paragraph">
      <style:paragraph-properties fo:margin-left="0in" fo:margin-right="0in" fo:margin-top="0in" fo:margin-bottom="0in" fo:line-height="100%" text:enable-numbering="false" fo:text-indent="0in"/>
    </style:style>
    <style:style style:name="P17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2956504">
          <text:insertion>
            <office:change-info>
              <dc:creator>unknown</dc:creator>
              <dc:date>2008-04-24T09:24:00</dc:date>
            </office:change-info>
          </text:insertion>
        </text:changed-region>
        <text:changed-region text:id="ct142956760">
          <text:deletion>
            <office:change-info>
              <dc:creator>unknown</dc:creator>
              <dc:date>2008-04-24T09:24:00</dc:date>
            </office:change-info>
            <text:p text:style-name="Text_20_body">7</text:p>
          </text:deletion>
        </text:changed-region>
        <text:changed-region text:id="ct142954864">
          <text:deletion>
            <office:change-info>
              <dc:creator>unknown</dc:creator>
              <dc:date>2008-04-24T09:29:00</dc:date>
            </office:change-info>
            <text:p text:style-name="Text_20_body">7</text:p>
          </text:deletion>
        </text:changed-region>
        <text:changed-region text:id="ct142954256">
          <text:insertion>
            <office:change-info>
              <dc:creator>unknown</dc:creator>
              <dc:date>2008-04-24T09:29:00</dc:date>
            </office:change-info>
          </text:insertion>
        </text:changed-region>
        <text:changed-region text:id="ct143003792">
          <text:deletion>
            <office:change-info>
              <dc:creator>Jane Loizeaux</dc:creator>
              <dc:date>2008-04-22T17:59:00</dc:date>
            </office:change-info>
            <text:p text:style-name="P1"/>
            <text:p text:style-name="P1"/>
            <text:p text:style-name="P1"/>
          </text:deletion>
        </text:changed-region>
        <text:changed-region text:id="ct14300462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3006144">
          <text:deletion>
            <office:change-info>
              <dc:creator>Jeffrey Kesselman</dc:creator>
              <dc:date>2007-02-09T17:38:00</dc:date>
            </office:change-info>
            <text:p text:style-name="P2"/>
            <text:p text:style-name="P2"/>
          </text:deletion>
        </text:changed-region>
        <text:changed-region text:id="ct139886144">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3003104">
          <text:deletion>
            <office:change-info>
              <dc:creator>Jeffrey Kesselman</dc:creator>
              <dc:date>2007-02-09T17:38:00</dc:date>
            </office:change-info>
            <text:p text:style-name="P2"><text:s/>world </text:p>
          </text:deletion>
        </text:changed-region>
        <text:changed-region text:id="ct14300480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35227.7496in" svg:y1="-35227.7496in" svg:x2="-35224.9039in" svg:y2="-35227.7496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39886000">
          <text:deletion>
            <office:change-info>
              <dc:creator>Jeffrey Kesselman</dc:creator>
              <dc:date>2007-02-09T17:38:00</dc:date>
            </office:change-info>
            <text:h text:style-name="P8" text:outline-level="1"/>
            <text:p text:style-name="P2"/>
          </text:deletion>
        </text:changed-region>
        <text:changed-region text:id="ct143002984">
          <text:deletion>
            <office:change-info>
              <dc:creator>Richard Bowker</dc:creator>
              <dc:date>2007-02-18T10:52:00</dc:date>
            </office:change-info>
            <text:h text:style-name="P9" text:outline-level="1"/>
            <text:h text:style-name="P8" text:outline-level="1"/>
          </text:deletion>
        </text:changed-region>
        <text:changed-region text:id="ct143003368">
          <text:deletion>
            <office:change-info>
              <dc:creator>unknown</dc:creator>
              <dc:date>2007-02-16T13:53:00</dc:date>
            </office:change-info>
            <text:p text:style-name="Text_20_body">the </text:p>
          </text:deletion>
        </text:changed-region>
        <text:changed-region text:id="ct143005856">
          <text:insertion>
            <office:change-info>
              <dc:creator>unknown</dc:creator>
              <dc:date>2007-02-16T13:53:00</dc:date>
            </office:change-info>
          </text:insertion>
        </text:changed-region>
        <text:changed-region text:id="ct143001256">
          <text:deletion>
            <office:change-info>
              <dc:creator>unknown</dc:creator>
              <dc:date>2007-02-16T13:53:00</dc:date>
            </office:change-info>
            <text:p text:style-name="Text_20_body">for the </text:p>
          </text:deletion>
        </text:changed-region>
        <text:changed-region text:id="ct143006288">
          <text:insertion>
            <office:change-info>
              <dc:creator>unknown</dc:creator>
              <dc:date>2007-02-16T13:53:00</dc:date>
            </office:change-info>
          </text:insertion>
        </text:changed-region>
        <text:changed-region text:id="ct143004168">
          <text:insertion>
            <office:change-info>
              <dc:creator>unknown</dc:creator>
              <dc:date>2007-02-16T13:53:00</dc:date>
            </office:change-info>
          </text:insertion>
        </text:changed-region>
        <text:changed-region text:id="ct143006760">
          <text:insertion>
            <office:change-info>
              <dc:creator>Jeffrey Kesselman</dc:creator>
              <dc:date>2007-02-09T14:02:00</dc:date>
            </office:change-info>
          </text:insertion>
        </text:changed-region>
        <text:changed-region text:id="ct143007776">
          <text:insertion>
            <office:change-info>
              <dc:creator>Jeffrey Kesselman</dc:creator>
              <dc:date>2007-02-09T14:02:00</dc:date>
            </office:change-info>
          </text:insertion>
        </text:changed-region>
        <text:changed-region text:id="ct143010992">
          <text:insertion>
            <office:change-info>
              <dc:creator>Jeffrey Kesselman</dc:creator>
              <dc:date>2007-02-09T14:01:00</dc:date>
            </office:change-info>
          </text:insertion>
        </text:changed-region>
        <text:changed-region text:id="ct143010296">
          <text:insertion>
            <office:change-info>
              <dc:creator>Jeffrey Kesselman</dc:creator>
              <dc:date>2007-02-09T14:02:00</dc:date>
            </office:change-info>
          </text:insertion>
        </text:changed-region>
        <text:changed-region text:id="ct143004392">
          <text:insertion>
            <office:change-info>
              <dc:creator>Jeffrey Kesselman</dc:creator>
              <dc:date>2007-02-09T14:02:00</dc:date>
            </office:change-info>
          </text:insertion>
        </text:changed-region>
        <text:changed-region text:id="ct143008584">
          <text:insertion>
            <office:change-info>
              <dc:creator>Jeffrey Kesselman</dc:creator>
              <dc:date>2007-02-09T14:02:00</dc:date>
            </office:change-info>
          </text:insertion>
        </text:changed-region>
        <text:changed-region text:id="ct143041048">
          <text:deletion>
            <office:change-info>
              <dc:creator>Richard Bowker</dc:creator>
              <dc:date>2007-02-18T11:03:00</dc:date>
            </office:change-info>
            <text:p text:style-name="P10">A</text:p>
          </text:deletion>
        </text:changed-region>
        <text:changed-region text:id="ct143041464">
          <text:insertion>
            <office:change-info>
              <dc:creator>Richard Bowker</dc:creator>
              <dc:date>2007-02-18T11:03:00</dc:date>
            </office:change-info>
          </text:insertion>
        </text:changed-region>
        <text:changed-region text:id="ct143042056">
          <text:insertion>
            <office:change-info>
              <dc:creator>Jeffrey Kesselman</dc:creator>
              <dc:date>2007-02-09T14:02:00</dc:date>
            </office:change-info>
          </text:insertion>
        </text:changed-region>
        <text:changed-region text:id="ct143011088">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3010800">
          <text:insertion>
            <office:change-info>
              <dc:creator>Jeffrey Kesselman</dc:creator>
              <dc:date>2007-02-09T14:39:00</dc:date>
            </office:change-info>
          </text:insertion>
        </text:changed-region>
        <text:changed-region text:id="ct142514200">
          <text:insertion>
            <office:change-info>
              <dc:creator>Jeffrey Kesselman</dc:creator>
              <dc:date>2007-02-09T14:03:00</dc:date>
            </office:change-info>
          </text:insertion>
        </text:changed-region>
        <text:changed-region text:id="ct143009200">
          <text:insertion>
            <office:change-info>
              <dc:creator>Jeffrey Kesselman</dc:creator>
              <dc:date>2007-02-09T14:03:00</dc:date>
            </office:change-info>
          </text:insertion>
        </text:changed-region>
        <text:changed-region text:id="ct142517872">
          <text:insertion>
            <office:change-info>
              <dc:creator>Jeffrey Kesselman</dc:creator>
              <dc:date>2007-02-09T14:03:00</dc:date>
            </office:change-info>
          </text:insertion>
        </text:changed-region>
        <text:changed-region text:id="ct142954960">
          <text:insertion>
            <office:change-info>
              <dc:creator>Jeffrey Kesselman</dc:creator>
              <dc:date>2007-02-09T14:04:00</dc:date>
            </office:change-info>
          </text:insertion>
        </text:changed-region>
        <text:changed-region text:id="ct143041832">
          <text:deletion>
            <office:change-info>
              <dc:creator>Richard Bowker</dc:creator>
              <dc:date>2007-02-18T11:04:00</dc:date>
            </office:change-info>
            <text:p text:style-name="P12"><text:s/></text:p>
          </text:deletion>
        </text:changed-region>
        <text:changed-region text:id="ct142422824">
          <text:insertion>
            <office:change-info>
              <dc:creator>Jeffrey Kesselman</dc:creator>
              <dc:date>2007-02-09T14:04:00</dc:date>
            </office:change-info>
          </text:insertion>
        </text:changed-region>
        <text:changed-region text:id="ct142519656">
          <text:deletion>
            <office:change-info>
              <dc:creator>Jane Loizeaux</dc:creator>
              <dc:date>2008-04-22T16:31:00</dc:date>
            </office:change-info>
            <text:p text:style-name="P12">the younger</text:p>
          </text:deletion>
        </text:changed-region>
        <text:changed-region text:id="ct142519368">
          <text:insertion>
            <office:change-info>
              <dc:creator>Jane Loizeaux</dc:creator>
              <dc:date>2008-04-22T16:31:00</dc:date>
            </office:change-info>
          </text:insertion>
        </text:changed-region>
        <text:changed-region text:id="ct142516648">
          <text:insertion>
            <office:change-info>
              <dc:creator>Jane Loizeaux</dc:creator>
              <dc:date>2008-04-22T17:51:14</dc:date>
            </office:change-info>
          </text:insertion>
        </text:changed-region>
        <text:changed-region text:id="ct142522976">
          <text:deletion>
            <office:change-info>
              <dc:creator>Jane Loizeaux</dc:creator>
              <dc:date>2008-04-22T16:32:00</dc:date>
            </office:change-info>
            <text:p text:style-name="P12">older</text:p>
          </text:deletion>
        </text:changed-region>
        <text:changed-region text:id="ct142524744">
          <text:insertion>
            <office:change-info>
              <dc:creator>Jane Loizeaux</dc:creator>
              <dc:date>2008-04-22T16:32:00</dc:date>
            </office:change-info>
          </text:insertion>
        </text:changed-region>
        <text:changed-region text:id="ct142516744">
          <text:insertion>
            <office:change-info>
              <dc:creator>Jane Loizeaux</dc:creator>
              <dc:date>2008-04-22T17:51:14</dc:date>
            </office:change-info>
          </text:insertion>
        </text:changed-region>
        <text:changed-region text:id="ct142524944">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2525040">
          <text:insertion>
            <office:change-info>
              <dc:creator>Jeffrey Kesselman</dc:creator>
              <dc:date>2007-02-09T14:05:00</dc:date>
            </office:change-info>
          </text:insertion>
        </text:changed-region>
        <text:changed-region text:id="ct143008360">
          <text:insertion>
            <office:change-info>
              <dc:creator>Jeffrey Kesselman</dc:creator>
              <dc:date>2007-02-09T14:05:00</dc:date>
            </office:change-info>
          </text:insertion>
        </text:changed-region>
        <text:changed-region text:id="ct143008680">
          <text:deletion>
            <office:change-info>
              <dc:creator>Richard Bowker</dc:creator>
              <dc:date>2007-02-18T11:05:00</dc:date>
            </office:change-info>
            <text:p text:style-name="P13">,</text:p>
          </text:deletion>
        </text:changed-region>
        <text:changed-region text:id="ct143011744">
          <text:insertion>
            <office:change-info>
              <dc:creator>Richard Bowker</dc:creator>
              <dc:date>2007-02-18T11:05:00</dc:date>
            </office:change-info>
          </text:insertion>
        </text:changed-region>
        <text:changed-region text:id="ct143042312">
          <text:insertion>
            <office:change-info>
              <dc:creator>Jeffrey Kesselman</dc:creator>
              <dc:date>2007-02-09T14:05:00</dc:date>
            </office:change-info>
          </text:insertion>
        </text:changed-region>
        <text:changed-region text:id="ct143008776">
          <text:insertion>
            <office:change-info>
              <dc:creator>Jeffrey Kesselman</dc:creator>
              <dc:date>2007-02-09T14:05:00</dc:date>
            </office:change-info>
          </text:insertion>
        </text:changed-region>
        <text:changed-region text:id="ct142524536">
          <text:insertion>
            <office:change-info>
              <dc:creator>Jeffrey Kesselman</dc:creator>
              <dc:date>2007-02-09T14:05:00</dc:date>
            </office:change-info>
          </text:insertion>
        </text:changed-region>
        <text:changed-region text:id="ct143011616">
          <text:insertion>
            <office:change-info>
              <dc:creator>Jeffrey Kesselman</dc:creator>
              <dc:date>2007-02-09T14:06:00</dc:date>
            </office:change-info>
          </text:insertion>
        </text:changed-region>
        <text:changed-region text:id="ct142520136">
          <text:deletion>
            <office:change-info>
              <dc:creator>Richard Bowker</dc:creator>
              <dc:date>2007-02-18T11:07:00</dc:date>
            </office:change-info>
            <text:p text:style-name="P12"><text:s/></text:p>
          </text:deletion>
        </text:changed-region>
        <text:changed-region text:id="ct142525280">
          <text:insertion>
            <office:change-info>
              <dc:creator>Jeffrey Kesselman</dc:creator>
              <dc:date>2007-02-09T14:06:00</dc:date>
            </office:change-info>
          </text:insertion>
        </text:changed-region>
        <text:changed-region text:id="ct142517056">
          <text:insertion>
            <office:change-info>
              <dc:creator>Jeffrey Kesselman</dc:creator>
              <dc:date>2007-02-09T14:06:00</dc:date>
            </office:change-info>
          </text:insertion>
        </text:changed-region>
        <text:changed-region text:id="ct143042152">
          <text:deletion>
            <office:change-info>
              <dc:creator>Richard Bowker</dc:creator>
              <dc:date>2007-02-18T11:07:00</dc:date>
            </office:change-info>
            <text:p text:style-name="P12"><text:s/></text:p>
          </text:deletion>
        </text:changed-region>
        <text:changed-region text:id="ct143009296">
          <text:insertion>
            <office:change-info>
              <dc:creator>Jeffrey Kesselman</dc:creator>
              <dc:date>2007-02-09T14:06:00</dc:date>
            </office:change-info>
          </text:insertion>
        </text:changed-region>
        <text:changed-region text:id="ct142523864">
          <text:insertion>
            <office:change-info>
              <dc:creator>Jeffrey Kesselman</dc:creator>
              <dc:date>2007-02-09T14:07:00</dc:date>
            </office:change-info>
          </text:insertion>
        </text:changed-region>
        <text:changed-region text:id="ct143046520">
          <text:insertion>
            <office:change-info>
              <dc:creator>Jeffrey Kesselman</dc:creator>
              <dc:date>2007-02-09T14:08:00</dc:date>
            </office:change-info>
          </text:insertion>
        </text:changed-region>
        <text:changed-region text:id="ct143048176">
          <text:insertion>
            <office:change-info>
              <dc:creator>Jeffrey Kesselman</dc:creator>
              <dc:date>2007-02-09T14:08:00</dc:date>
            </office:change-info>
          </text:insertion>
        </text:changed-region>
        <text:changed-region text:id="ct143048272">
          <text:deletion>
            <office:change-info>
              <dc:creator>Richard Bowker</dc:creator>
              <dc:date>2007-02-18T11:07:00</dc:date>
            </office:change-info>
            <text:p text:style-name="P14"><text:s/></text:p>
          </text:deletion>
        </text:changed-region>
        <text:changed-region text:id="ct143048944">
          <text:insertion>
            <office:change-info>
              <dc:creator>Jeffrey Kesselman</dc:creator>
              <dc:date>2007-02-09T14:08:00</dc:date>
            </office:change-info>
          </text:insertion>
        </text:changed-region>
        <text:changed-region text:id="ct143049648">
          <text:insertion>
            <office:change-info>
              <dc:creator>Jeffrey Kesselman</dc:creator>
              <dc:date>2007-02-09T14:09:00</dc:date>
            </office:change-info>
          </text:insertion>
        </text:changed-region>
        <text:changed-region text:id="ct143049744">
          <text:deletion>
            <office:change-info>
              <dc:creator>Richard Bowker</dc:creator>
              <dc:date>2007-02-18T11:08:00</dc:date>
            </office:change-info>
            <text:p text:style-name="P14"><text:s/></text:p>
          </text:deletion>
        </text:changed-region>
        <text:changed-region text:id="ct143050424">
          <text:insertion>
            <office:change-info>
              <dc:creator>Jeffrey Kesselman</dc:creator>
              <dc:date>2007-02-09T14:09:00</dc:date>
            </office:change-info>
          </text:insertion>
        </text:changed-region>
        <text:changed-region text:id="ct143050648">
          <text:deletion>
            <office:change-info>
              <dc:creator>Richard Bowker</dc:creator>
              <dc:date>2007-02-18T11:08:00</dc:date>
            </office:change-info>
            <text:p text:style-name="P14">hese ta</text:p>
          </text:deletion>
        </text:changed-region>
        <text:changed-region text:id="ct143051264">
          <text:insertion>
            <office:change-info>
              <dc:creator>Richard Bowker</dc:creator>
              <dc:date>2007-02-18T11:08:00</dc:date>
            </office:change-info>
          </text:insertion>
        </text:changed-region>
        <text:changed-region text:id="ct143052616">
          <text:insertion>
            <office:change-info>
              <dc:creator>Jeffrey Kesselman</dc:creator>
              <dc:date>2007-02-09T14:09:00</dc:date>
            </office:change-info>
          </text:insertion>
        </text:changed-region>
        <text:changed-region text:id="ct143052808">
          <text:deletion>
            <office:change-info>
              <dc:creator>Richard Bowker</dc:creator>
              <dc:date>2007-02-18T11:08:00</dc:date>
            </office:change-info>
            <text:p text:style-name="P14"><text:s/></text:p>
          </text:deletion>
        </text:changed-region>
        <text:changed-region text:id="ct143049040">
          <text:insertion>
            <office:change-info>
              <dc:creator>Jeffrey Kesselman</dc:creator>
              <dc:date>2007-02-09T14:09:00</dc:date>
            </office:change-info>
          </text:insertion>
        </text:changed-region>
        <text:changed-region text:id="ct143054032">
          <text:insertion>
            <office:change-info>
              <dc:creator>Jeffrey Kesselman</dc:creator>
              <dc:date>2007-02-09T14:09:00</dc:date>
            </office:change-info>
          </text:insertion>
        </text:changed-region>
        <text:changed-region text:id="ct143054368">
          <text:deletion>
            <office:change-info>
              <dc:creator>Richard Bowker</dc:creator>
              <dc:date>2007-02-18T11:08:00</dc:date>
            </office:change-info>
            <text:p text:style-name="P14"><text:s/>in order </text:p>
          </text:deletion>
        </text:changed-region>
        <text:changed-region text:id="ct143052904">
          <text:insertion>
            <office:change-info>
              <dc:creator>Richard Bowker</dc:creator>
              <dc:date>2007-02-18T11:08:00</dc:date>
            </office:change-info>
          </text:insertion>
        </text:changed-region>
        <text:changed-region text:id="ct143052416">
          <text:insertion>
            <office:change-info>
              <dc:creator>Jeffrey Kesselman</dc:creator>
              <dc:date>2007-02-09T14:09:00</dc:date>
            </office:change-info>
          </text:insertion>
        </text:changed-region>
        <text:changed-region text:id="ct143051768">
          <text:deletion>
            <office:change-info>
              <dc:creator>Richard Bowker</dc:creator>
              <dc:date>2007-02-18T11:08:00</dc:date>
            </office:change-info>
            <text:p text:style-name="P14">a</text:p>
          </text:deletion>
        </text:changed-region>
        <text:changed-region text:id="ct143041296">
          <text:insertion>
            <office:change-info>
              <dc:creator>Richard Bowker</dc:creator>
              <dc:date>2007-02-18T11:08:00</dc:date>
            </office:change-info>
          </text:insertion>
        </text:changed-region>
        <text:changed-region text:id="ct143046072">
          <text:insertion>
            <office:change-info>
              <dc:creator>Jeffrey Kesselman</dc:creator>
              <dc:date>2007-02-09T14:09:00</dc:date>
            </office:change-info>
          </text:insertion>
        </text:changed-region>
        <text:changed-region text:id="ct143046712">
          <text:insertion>
            <office:change-info>
              <dc:creator>Jeffrey Kesselman</dc:creator>
              <dc:date>2007-02-09T14:09:00</dc:date>
            </office:change-info>
          </text:insertion>
        </text:changed-region>
        <text:changed-region text:id="ct143050152">
          <text:insertion>
            <office:change-info>
              <dc:creator>Jeffrey Kesselman</dc:creator>
              <dc:date>2007-02-09T14:09:00</dc:date>
            </office:change-info>
          </text:insertion>
        </text:changed-region>
        <text:changed-region text:id="ct143058176">
          <text:insertion>
            <office:change-info>
              <dc:creator>Jeffrey Kesselman</dc:creator>
              <dc:date>2007-02-09T14:10:00</dc:date>
            </office:change-info>
          </text:insertion>
        </text:changed-region>
        <text:changed-region text:id="ct143059184">
          <text:insertion>
            <office:change-info>
              <dc:creator>Jeffrey Kesselman</dc:creator>
              <dc:date>2007-02-09T14:10:00</dc:date>
            </office:change-info>
          </text:insertion>
        </text:changed-region>
        <text:changed-region text:id="ct143060376">
          <text:insertion>
            <office:change-info>
              <dc:creator>Jeffrey Kesselman</dc:creator>
              <dc:date>2007-02-09T14:10:00</dc:date>
            </office:change-info>
          </text:insertion>
        </text:changed-region>
        <text:changed-region text:id="ct143053024">
          <text:insertion>
            <office:change-info>
              <dc:creator>Jeffrey Kesselman</dc:creator>
              <dc:date>2007-02-09T14:10:00</dc:date>
            </office:change-info>
          </text:insertion>
        </text:changed-region>
        <text:changed-region text:id="ct143058840">
          <text:insertion>
            <office:change-info>
              <dc:creator>Jeffrey Kesselman</dc:creator>
              <dc:date>2007-02-09T14:10:00</dc:date>
            </office:change-info>
          </text:insertion>
        </text:changed-region>
        <text:changed-region text:id="ct143010896">
          <text:insertion>
            <office:change-info>
              <dc:creator>Jeffrey Kesselman</dc:creator>
              <dc:date>2007-02-09T14:11:00</dc:date>
            </office:change-info>
          </text:insertion>
        </text:changed-region>
        <text:changed-region text:id="ct142532552">
          <text:deletion>
            <office:change-info>
              <dc:creator>Richard Bowker</dc:creator>
              <dc:date>2007-02-18T11:09:00</dc:date>
            </office:change-info>
            <text:p text:style-name="P14"><text:s/></text:p>
          </text:deletion>
        </text:changed-region>
        <text:changed-region text:id="ct142535848">
          <text:insertion>
            <office:change-info>
              <dc:creator>Jeffrey Kesselman</dc:creator>
              <dc:date>2007-02-09T14:11:00</dc:date>
            </office:change-info>
          </text:insertion>
        </text:changed-region>
        <text:changed-region text:id="ct142532680">
          <text:deletion>
            <office:change-info>
              <dc:creator>Jane Loizeaux</dc:creator>
              <dc:date>2008-04-22T16:33:00</dc:date>
            </office:change-info>
            <text:p text:style-name="P14">different clients and between</text:p>
          </text:deletion>
        </text:changed-region>
        <text:changed-region text:id="ct142527056">
          <text:insertion>
            <office:change-info>
              <dc:creator>Jane Loizeaux</dc:creator>
              <dc:date>2008-04-22T16:33:00</dc:date>
            </office:change-info>
          </text:insertion>
        </text:changed-region>
        <text:changed-region text:id="ct143059664">
          <text:insertion>
            <office:change-info>
              <dc:creator>Jeffrey Kesselman</dc:creator>
              <dc:date>2007-02-09T14:11:00</dc:date>
            </office:change-info>
          </text:insertion>
        </text:changed-region>
        <text:changed-region text:id="ct143050312">
          <text:insertion>
            <office:change-info>
              <dc:creator>Jeffrey Kesselman</dc:creator>
              <dc:date>2007-02-09T14:39:00</dc:date>
            </office:change-info>
          </text:insertion>
        </text:changed-region>
        <text:changed-region text:id="ct143051512">
          <text:insertion>
            <office:change-info>
              <dc:creator>Jeffrey Kesselman</dc:creator>
              <dc:date>2007-02-09T14:40:00</dc:date>
            </office:change-info>
          </text:insertion>
        </text:changed-region>
        <text:changed-region text:id="ct142527896">
          <text:deletion>
            <office:change-info>
              <dc:creator>Richard Bowker</dc:creator>
              <dc:date>2007-02-18T11:09:00</dc:date>
            </office:change-info>
            <text:h text:style-name="Heading_20_3" text:outline-level="3">o</text:h>
          </text:deletion>
        </text:changed-region>
        <text:changed-region text:id="ct142532936">
          <text:insertion>
            <office:change-info>
              <dc:creator>Richard Bowker</dc:creator>
              <dc:date>2007-02-18T11:09:00</dc:date>
            </office:change-info>
          </text:insertion>
        </text:changed-region>
        <text:changed-region text:id="ct143009904">
          <text:insertion>
            <office:change-info>
              <dc:creator>Jeffrey Kesselman</dc:creator>
              <dc:date>2007-02-09T14:40:00</dc:date>
            </office:change-info>
          </text:insertion>
        </text:changed-region>
        <text:changed-region text:id="ct143052712">
          <text:insertion>
            <office:change-info>
              <dc:creator>Jeffrey Kesselman</dc:creator>
              <dc:date>2007-02-09T14:40:00</dc:date>
            </office:change-info>
          </text:insertion>
        </text:changed-region>
        <text:changed-region text:id="ct142536912">
          <text:insertion>
            <office:change-info>
              <dc:creator>Jeffrey Kesselman</dc:creator>
              <dc:date>2007-02-09T14:40:00</dc:date>
            </office:change-info>
          </text:insertion>
        </text:changed-region>
        <text:changed-region text:id="ct142537824">
          <text:deletion>
            <office:change-info>
              <dc:creator>Richard Bowker</dc:creator>
              <dc:date>2007-02-18T11:09:00</dc:date>
            </office:change-info>
            <text:p text:style-name="Text_20_body"><text:s/></text:p>
          </text:deletion>
        </text:changed-region>
        <text:changed-region text:id="ct142540640">
          <text:insertion>
            <office:change-info>
              <dc:creator>Jeffrey Kesselman</dc:creator>
              <dc:date>2007-02-09T14:40:00</dc:date>
            </office:change-info>
          </text:insertion>
        </text:changed-region>
        <text:changed-region text:id="ct142526688">
          <text:deletion>
            <office:change-info>
              <dc:creator>unknown</dc:creator>
              <dc:date>2007-02-16T13:58:00</dc:date>
            </office:change-info>
            <text:p text:style-name="Text_20_body">n</text:p>
          </text:deletion>
        </text:changed-region>
        <text:changed-region text:id="ct142539328">
          <text:insertion>
            <office:change-info>
              <dc:creator>unknown</dc:creator>
              <dc:date>2007-02-16T13:58:00</dc:date>
            </office:change-info>
          </text:insertion>
        </text:changed-region>
        <text:changed-region text:id="ct142540816">
          <text:insertion>
            <office:change-info>
              <dc:creator>Jeffrey Kesselman</dc:creator>
              <dc:date>2007-02-09T14:40:00</dc:date>
            </office:change-info>
          </text:insertion>
        </text:changed-region>
        <text:changed-region text:id="ct142534744">
          <text:insertion>
            <office:change-info>
              <dc:creator>unknown</dc:creator>
              <dc:date>2007-02-16T13:58:00</dc:date>
            </office:change-info>
          </text:insertion>
        </text:changed-region>
        <text:changed-region text:id="ct142540176">
          <text:insertion>
            <office:change-info>
              <dc:creator>Jeffrey Kesselman</dc:creator>
              <dc:date>2007-02-09T14:40:00</dc:date>
            </office:change-info>
          </text:insertion>
        </text:changed-region>
        <text:changed-region text:id="ct142543336">
          <text:deletion>
            <office:change-info>
              <dc:creator>Richard Bowker</dc:creator>
              <dc:date>2007-02-18T11:09:00</dc:date>
            </office:change-info>
            <text:p text:style-name="Text_20_body"><text:s/></text:p>
          </text:deletion>
        </text:changed-region>
        <text:changed-region text:id="ct142543184">
          <text:insertion>
            <office:change-info>
              <dc:creator>Jeffrey Kesselman</dc:creator>
              <dc:date>2007-02-09T14:41:00</dc:date>
            </office:change-info>
          </text:insertion>
        </text:changed-region>
        <text:changed-region text:id="ct142539832">
          <text:deletion>
            <office:change-info>
              <dc:creator>Richard Bowker</dc:creator>
              <dc:date>2007-02-18T11:09:00</dc:date>
            </office:change-info>
            <text:p text:style-name="Text_20_body">C</text:p>
          </text:deletion>
        </text:changed-region>
        <text:changed-region text:id="ct142534584">
          <text:insertion>
            <office:change-info>
              <dc:creator>Richard Bowker</dc:creator>
              <dc:date>2007-02-18T11:09:00</dc:date>
            </office:change-info>
          </text:insertion>
        </text:changed-region>
        <text:changed-region text:id="ct142538624">
          <text:insertion>
            <office:change-info>
              <dc:creator>Jeffrey Kesselman</dc:creator>
              <dc:date>2007-02-09T14:41:00</dc:date>
            </office:change-info>
          </text:insertion>
        </text:changed-region>
        <text:changed-region text:id="ct142537120">
          <text:deletion>
            <office:change-info>
              <dc:creator>Richard Bowker</dc:creator>
              <dc:date>2007-02-18T11:09:00</dc:date>
            </office:change-info>
            <text:p text:style-name="Text_20_body">s</text:p>
          </text:deletion>
        </text:changed-region>
        <text:changed-region text:id="ct142541392">
          <text:deletion>
            <office:change-info>
              <dc:creator>Richard Bowker</dc:creator>
              <dc:date>2007-02-18T11:10:00</dc:date>
            </office:change-info>
            <text:p text:style-name="Text_20_body">e</text:p>
          </text:deletion>
        </text:changed-region>
        <text:changed-region text:id="ct142544944">
          <text:insertion>
            <office:change-info>
              <dc:creator>Jeffrey Kesselman</dc:creator>
              <dc:date>2007-02-09T14:42:00</dc:date>
            </office:change-info>
          </text:insertion>
        </text:changed-region>
        <text:changed-region text:id="ct142544792">
          <text:insertion>
            <office:change-info>
              <dc:creator>Jeffrey Kesselman</dc:creator>
              <dc:date>2007-02-09T14:42:00</dc:date>
            </office:change-info>
          </text:insertion>
        </text:changed-region>
        <text:changed-region text:id="ct142545104">
          <text:insertion>
            <office:change-info>
              <dc:creator>Jeffrey Kesselman</dc:creator>
              <dc:date>2007-02-09T14:43:00</dc:date>
            </office:change-info>
          </text:insertion>
        </text:changed-region>
        <text:changed-region text:id="ct142546024">
          <text:insertion>
            <office:change-info>
              <dc:creator>Jeffrey Kesselman</dc:creator>
              <dc:date>2007-02-09T14:43:00</dc:date>
            </office:change-info>
          </text:insertion>
        </text:changed-region>
        <text:changed-region text:id="ct143053920">
          <text:insertion>
            <office:change-info>
              <dc:creator>Jeffrey Kesselman</dc:creator>
              <dc:date>2007-02-09T14:43:00</dc:date>
            </office:change-info>
          </text:insertion>
        </text:changed-region>
        <text:changed-region text:id="ct142546672">
          <text:insertion>
            <office:change-info>
              <dc:creator>Jeffrey Kesselman</dc:creator>
              <dc:date>2007-02-09T14:43:00</dc:date>
            </office:change-info>
          </text:insertion>
        </text:changed-region>
        <text:changed-region text:id="ct142546832">
          <text:insertion>
            <office:change-info>
              <dc:creator>Jeffrey Kesselman</dc:creator>
              <dc:date>2007-02-09T14:43:00</dc:date>
            </office:change-info>
          </text:insertion>
        </text:changed-region>
        <text:changed-region text:id="ct142547040">
          <text:insertion>
            <office:change-info>
              <dc:creator>Jeffrey Kesselman</dc:creator>
              <dc:date>2007-02-09T14:43:00</dc:date>
            </office:change-info>
          </text:insertion>
        </text:changed-region>
        <text:changed-region text:id="ct143052280">
          <text:insertion>
            <office:change-info>
              <dc:creator>Jeffrey Kesselman</dc:creator>
              <dc:date>2007-02-09T14:43:00</dc:date>
            </office:change-info>
          </text:insertion>
        </text:changed-region>
        <text:changed-region text:id="ct142542448">
          <text:insertion>
            <office:change-info>
              <dc:creator>Jeffrey Kesselman</dc:creator>
              <dc:date>2007-02-09T14:43:00</dc:date>
            </office:change-info>
          </text:insertion>
        </text:changed-region>
        <text:changed-region text:id="ct142545408">
          <text:insertion>
            <office:change-info>
              <dc:creator>Jeffrey Kesselman</dc:creator>
              <dc:date>2007-02-09T14:43:00</dc:date>
            </office:change-info>
          </text:insertion>
        </text:changed-region>
        <text:changed-region text:id="ct143046616">
          <text:insertion>
            <office:change-info>
              <dc:creator>Jeffrey Kesselman</dc:creator>
              <dc:date>2007-02-09T14:43:00</dc:date>
            </office:change-info>
          </text:insertion>
        </text:changed-region>
        <text:changed-region text:id="ct142544392">
          <text:insertion>
            <office:change-info>
              <dc:creator>Jeffrey Kesselman</dc:creator>
              <dc:date>2007-02-09T14:44:00</dc:date>
            </office:change-info>
          </text:insertion>
        </text:changed-region>
        <text:changed-region text:id="ct142533072">
          <text:insertion>
            <office:change-info>
              <dc:creator>Jeffrey Kesselman</dc:creator>
              <dc:date>2007-02-09T14:44:00</dc:date>
            </office:change-info>
          </text:insertion>
        </text:changed-region>
        <text:changed-region text:id="ct142536728">
          <text:insertion>
            <office:change-info>
              <dc:creator>Jeffrey Kesselman</dc:creator>
              <dc:date>2007-02-09T14:44:00</dc:date>
            </office:change-info>
          </text:insertion>
        </text:changed-region>
        <text:changed-region text:id="ct143001792">
          <text:insertion>
            <office:change-info>
              <dc:creator>Jeffrey Kesselman</dc:creator>
              <dc:date>2007-02-09T15:24:00</dc:date>
            </office:change-info>
          </text:insertion>
        </text:changed-region>
        <text:changed-region text:id="ct142545840">
          <text:deletion>
            <office:change-info>
              <dc:creator>Jane Loizeaux</dc:creator>
              <dc:date>2008-04-22T16:33:00</dc:date>
            </office:change-info>
            <text:p text:style-name="Text_20_body">are intended to</text:p>
          </text:deletion>
        </text:changed-region>
        <text:changed-region text:id="ct143051608">
          <text:insertion>
            <office:change-info>
              <dc:creator>Jane Loizeaux</dc:creator>
              <dc:date>2008-04-22T16:33:00</dc:date>
            </office:change-info>
          </text:insertion>
        </text:changed-region>
        <text:changed-region text:id="ct142548728">
          <text:insertion>
            <office:change-info>
              <dc:creator>Jeffrey Kesselman</dc:creator>
              <dc:date>2007-02-09T15:24:00</dc:date>
            </office:change-info>
          </text:insertion>
        </text:changed-region>
        <text:changed-region text:id="ct142548240">
          <text:insertion>
            <office:change-info>
              <dc:creator>Jane Loizeaux</dc:creator>
              <dc:date>2008-04-22T17:51:14</dc:date>
            </office:change-info>
          </text:insertion>
        </text:changed-region>
        <text:changed-region text:id="ct142530496">
          <text:insertion>
            <office:change-info>
              <dc:creator>Jeffrey Kesselman</dc:creator>
              <dc:date>2007-02-09T15:24:00</dc:date>
            </office:change-info>
          </text:insertion>
        </text:changed-region>
        <text:changed-region text:id="ct143054128">
          <text:insertion>
            <office:change-info>
              <dc:creator>Jane Loizeaux</dc:creator>
              <dc:date>2008-04-22T17:51:14</dc:date>
            </office:change-info>
          </text:insertion>
        </text:changed-region>
        <text:changed-region text:id="ct142543688">
          <text:insertion>
            <office:change-info>
              <dc:creator>Jeffrey Kesselman</dc:creator>
              <dc:date>2007-02-09T15:25:00</dc:date>
            </office:change-info>
          </text:insertion>
        </text:changed-region>
        <text:changed-region text:id="ct142546192">
          <text:insertion>
            <office:change-info>
              <dc:creator>Jane Loizeaux</dc:creator>
              <dc:date>2008-04-22T17:51:14</dc:date>
            </office:change-info>
          </text:insertion>
        </text:changed-region>
        <text:changed-region text:id="ct142542944">
          <text:insertion>
            <office:change-info>
              <dc:creator>Jeffrey Kesselman</dc:creator>
              <dc:date>2007-02-09T15:25:00</dc:date>
            </office:change-info>
          </text:insertion>
        </text:changed-region>
        <text:changed-region text:id="ct143047912">
          <text:insertion>
            <office:change-info>
              <dc:creator>Jane Loizeaux</dc:creator>
              <dc:date>2008-04-22T17:51:14</dc:date>
            </office:change-info>
          </text:insertion>
        </text:changed-region>
        <text:changed-region text:id="ct142534960">
          <text:insertion>
            <office:change-info>
              <dc:creator>Jeffrey Kesselman</dc:creator>
              <dc:date>2007-02-09T15:25:00</dc:date>
            </office:change-info>
          </text:insertion>
        </text:changed-region>
        <text:changed-region text:id="ct142535640">
          <text:deletion>
            <office:change-info>
              <dc:creator>Jane Loizeaux</dc:creator>
              <dc:date>2008-04-22T16:33:00</dc:date>
            </office:change-info>
            <text:p text:style-name="Text_20_body">one minute</text:p>
          </text:deletion>
        </text:changed-region>
        <text:changed-region text:id="ct142550640">
          <text:insertion>
            <office:change-info>
              <dc:creator>Jane Loizeaux</dc:creator>
              <dc:date>2008-04-22T16:33:00</dc:date>
            </office:change-info>
          </text:insertion>
        </text:changed-region>
        <text:changed-region text:id="ct142540064">
          <text:insertion>
            <office:change-info>
              <dc:creator>Jeffrey Kesselman</dc:creator>
              <dc:date>2007-02-09T15:25:00</dc:date>
            </office:change-info>
          </text:insertion>
        </text:changed-region>
        <text:changed-region text:id="ct142551728">
          <text:insertion>
            <office:change-info>
              <dc:creator>Jeffrey Kesselman</dc:creator>
              <dc:date>2007-02-09T15:26:00</dc:date>
            </office:change-info>
          </text:insertion>
        </text:changed-region>
        <text:changed-region text:id="ct142552200">
          <text:insertion>
            <office:change-info>
              <dc:creator>Jeffrey Kesselman</dc:creator>
              <dc:date>2007-02-09T15:26:00</dc:date>
            </office:change-info>
          </text:insertion>
        </text:changed-region>
        <text:changed-region text:id="ct142550384">
          <text:insertion>
            <office:change-info>
              <dc:creator>Jeffrey Kesselman</dc:creator>
              <dc:date>2007-02-09T15:26:00</dc:date>
            </office:change-info>
          </text:insertion>
        </text:changed-region>
        <text:changed-region text:id="ct143051360">
          <text:insertion>
            <office:change-info>
              <dc:creator>Jeffrey Kesselman</dc:creator>
              <dc:date>2007-02-09T15:27:00</dc:date>
            </office:change-info>
          </text:insertion>
        </text:changed-region>
        <text:changed-region text:id="ct142549912">
          <text:insertion>
            <office:change-info>
              <dc:creator>Jeffrey Kesselman</dc:creator>
              <dc:date>2007-02-09T15:27:00</dc:date>
            </office:change-info>
          </text:insertion>
        </text:changed-region>
        <text:changed-region text:id="ct142549416">
          <text:insertion>
            <office:change-info>
              <dc:creator>Jeffrey Kesselman</dc:creator>
              <dc:date>2007-02-09T15:27:00</dc:date>
            </office:change-info>
          </text:insertion>
        </text:changed-region>
        <text:changed-region text:id="ct143057600">
          <text:insertion>
            <office:change-info>
              <dc:creator>Jeffrey Kesselman</dc:creator>
              <dc:date>2007-02-09T15:27:00</dc:date>
            </office:change-info>
          </text:insertion>
        </text:changed-region>
        <text:changed-region text:id="ct142551152">
          <text:insertion>
            <office:change-info>
              <dc:creator>Jeffrey Kesselman</dc:creator>
              <dc:date>2007-02-09T15:27:00</dc:date>
            </office:change-info>
          </text:insertion>
        </text:changed-region>
        <text:changed-region text:id="ct142542072">
          <text:insertion>
            <office:change-info>
              <dc:creator>Jeffrey Kesselman</dc:creator>
              <dc:date>2007-02-09T15:28:00</dc:date>
            </office:change-info>
          </text:insertion>
        </text:changed-region>
        <text:changed-region text:id="ct142547784">
          <text:insertion>
            <office:change-info>
              <dc:creator>Jeffrey Kesselman</dc:creator>
              <dc:date>2007-02-09T15:28:00</dc:date>
            </office:change-info>
          </text:insertion>
        </text:changed-region>
        <text:changed-region text:id="ct142548024">
          <text:insertion>
            <office:change-info>
              <dc:creator>unknown</dc:creator>
              <dc:date>2007-02-16T13:59:00</dc:date>
            </office:change-info>
          </text:insertion>
        </text:changed-region>
        <text:changed-region text:id="ct142536512">
          <text:insertion>
            <office:change-info>
              <dc:creator>Jeffrey Kesselman</dc:creator>
              <dc:date>2007-02-09T15:28:00</dc:date>
            </office:change-info>
          </text:insertion>
        </text:changed-region>
        <text:changed-region text:id="ct143058936">
          <text:deletion>
            <office:change-info>
              <dc:creator>unknown</dc:creator>
              <dc:date>2007-02-16T13:59:00</dc:date>
            </office:change-info>
            <text:p text:style-name="Text_20_body">cause</text:p>
          </text:deletion>
        </text:changed-region>
        <text:changed-region text:id="ct142536168">
          <text:insertion>
            <office:change-info>
              <dc:creator>unknown</dc:creator>
              <dc:date>2007-02-16T13:59:00</dc:date>
            </office:change-info>
          </text:insertion>
        </text:changed-region>
        <text:changed-region text:id="ct143060232">
          <text:insertion>
            <office:change-info>
              <dc:creator>Jeffrey Kesselman</dc:creator>
              <dc:date>2007-02-09T15:28:00</dc:date>
            </office:change-info>
          </text:insertion>
        </text:changed-region>
        <text:changed-region text:id="ct143059032">
          <text:insertion>
            <office:change-info>
              <dc:creator>Jeffrey Kesselman</dc:creator>
              <dc:date>2007-02-09T15:29:00</dc:date>
            </office:change-info>
          </text:insertion>
        </text:changed-region>
        <text:changed-region text:id="ct142536008">
          <text:insertion>
            <office:change-info>
              <dc:creator>Jeffrey Kesselman</dc:creator>
              <dc:date>2007-02-09T15:29:00</dc:date>
            </office:change-info>
          </text:insertion>
        </text:changed-region>
        <text:changed-region text:id="ct142548896">
          <text:insertion>
            <office:change-info>
              <dc:creator>Jeffrey Kesselman</dc:creator>
              <dc:date>2007-02-09T15:29:00</dc:date>
            </office:change-info>
          </text:insertion>
        </text:changed-region>
        <text:changed-region text:id="ct142548992">
          <text:insertion>
            <office:change-info>
              <dc:creator>Jeffrey Kesselman</dc:creator>
              <dc:date>2007-02-09T15:30:00</dc:date>
            </office:change-info>
          </text:insertion>
        </text:changed-region>
        <text:changed-region text:id="ct142538888">
          <text:insertion>
            <office:change-info>
              <dc:creator>Jeffrey Kesselman</dc:creator>
              <dc:date>2007-02-09T15:30:00</dc:date>
            </office:change-info>
          </text:insertion>
        </text:changed-region>
        <text:changed-region text:id="ct142553456">
          <text:insertion>
            <office:change-info>
              <dc:creator>Jeffrey Kesselman</dc:creator>
              <dc:date>2007-02-09T15:30:00</dc:date>
            </office:change-info>
          </text:insertion>
        </text:changed-region>
        <text:changed-region text:id="ct142541976">
          <text:insertion>
            <office:change-info>
              <dc:creator>Jeffrey Kesselman</dc:creator>
              <dc:date>2007-02-09T15:30:00</dc:date>
            </office:change-info>
          </text:insertion>
        </text:changed-region>
        <text:changed-region text:id="ct142556360">
          <text:deletion>
            <office:change-info>
              <dc:creator>Jane Loizeaux</dc:creator>
              <dc:date>2008-04-22T16:33:00</dc:date>
            </office:change-info>
            <text:p text:style-name="Text_20_body">,</text:p>
          </text:deletion>
        </text:changed-region>
        <text:changed-region text:id="ct142553232">
          <text:insertion>
            <office:change-info>
              <dc:creator>Jane Loizeaux</dc:creator>
              <dc:date>2008-04-22T16:33:00</dc:date>
            </office:change-info>
          </text:insertion>
        </text:changed-region>
        <text:changed-region text:id="ct142536416">
          <text:insertion>
            <office:change-info>
              <dc:creator>Jeffrey Kesselman</dc:creator>
              <dc:date>2007-02-09T15:30:00</dc:date>
            </office:change-info>
          </text:insertion>
        </text:changed-region>
        <text:changed-region text:id="ct142552976">
          <text:insertion>
            <office:change-info>
              <dc:creator>Jeffrey Kesselman</dc:creator>
              <dc:date>2007-02-09T15:30:00</dc:date>
            </office:change-info>
          </text:insertion>
        </text:changed-region>
        <text:changed-region text:id="ct142552664">
          <text:insertion>
            <office:change-info>
              <dc:creator>Jeffrey Kesselman</dc:creator>
              <dc:date>2007-02-09T15:31:00</dc:date>
            </office:change-info>
          </text:insertion>
        </text:changed-region>
        <text:changed-region text:id="ct142555736">
          <text:insertion>
            <office:change-info>
              <dc:creator>Jeffrey Kesselman</dc:creator>
              <dc:date>2007-02-09T15:31:00</dc:date>
            </office:change-info>
          </text:insertion>
        </text:changed-region>
        <text:changed-region text:id="ct142554776">
          <text:insertion>
            <office:change-info>
              <dc:creator>Jeffrey Kesselman</dc:creator>
              <dc:date>2007-02-09T15:31:00</dc:date>
            </office:change-info>
          </text:insertion>
        </text:changed-region>
        <text:changed-region text:id="ct142555968">
          <text:insertion>
            <office:change-info>
              <dc:creator>Jeffrey Kesselman</dc:creator>
              <dc:date>2007-02-09T15:31:00</dc:date>
            </office:change-info>
          </text:insertion>
        </text:changed-region>
        <text:changed-region text:id="ct142555496">
          <text:insertion>
            <office:change-info>
              <dc:creator>Jeffrey Kesselman</dc:creator>
              <dc:date>2007-02-09T15:32:00</dc:date>
            </office:change-info>
          </text:insertion>
        </text:changed-region>
        <text:changed-region text:id="ct143061040">
          <text:insertion>
            <office:change-info>
              <dc:creator>Jeffrey Kesselman</dc:creator>
              <dc:date>2007-02-09T15:32:00</dc:date>
            </office:change-info>
          </text:insertion>
        </text:changed-region>
        <text:changed-region text:id="ct142559624">
          <text:insertion>
            <office:change-info>
              <dc:creator>Jeffrey Kesselman</dc:creator>
              <dc:date>2007-02-09T15:32:00</dc:date>
            </office:change-info>
          </text:insertion>
        </text:changed-region>
        <text:changed-region text:id="ct142556512">
          <text:insertion>
            <office:change-info>
              <dc:creator>Jeffrey Kesselman</dc:creator>
              <dc:date>2007-02-09T15:33:00</dc:date>
            </office:change-info>
          </text:insertion>
        </text:changed-region>
        <text:changed-region text:id="ct142559208">
          <text:insertion>
            <office:change-info>
              <dc:creator>unknown</dc:creator>
              <dc:date>2007-02-16T14:00:00</dc:date>
            </office:change-info>
          </text:insertion>
        </text:changed-region>
        <text:changed-region text:id="ct142553600">
          <text:insertion>
            <office:change-info>
              <dc:creator>Jeffrey Kesselman</dc:creator>
              <dc:date>2007-02-09T15:33:00</dc:date>
            </office:change-info>
          </text:insertion>
        </text:changed-region>
        <text:changed-region text:id="ct142560664">
          <text:insertion>
            <office:change-info>
              <dc:creator>Jeffrey Kesselman</dc:creator>
              <dc:date>2007-02-09T15:34:00</dc:date>
            </office:change-info>
          </text:insertion>
        </text:changed-region>
        <text:changed-region text:id="ct142538152">
          <text:insertion>
            <office:change-info>
              <dc:creator>Jeffrey Kesselman</dc:creator>
              <dc:date>2007-02-09T15:34:00</dc:date>
            </office:change-info>
          </text:insertion>
        </text:changed-region>
        <text:changed-region text:id="ct143057080">
          <text:deletion>
            <office:change-info>
              <dc:creator>Jeffrey Kesselman</dc:creator>
              <dc:date>2007-02-09T14:29:00</dc:date>
            </office:change-info>
            <text:p text:style-name="P12"/>
            <text:p text:style-name="P12"/>
          </text:deletion>
        </text:changed-region>
        <text:changed-region text:id="ct143056984">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2558168">
          <text:insertion>
            <office:change-info>
              <dc:creator>Jeffrey Kesselman</dc:creator>
              <dc:date>2007-02-09T14:18:00</dc:date>
            </office:change-info>
          </text:insertion>
        </text:changed-region>
        <text:changed-region text:id="ct142560424">
          <text:insertion>
            <office:change-info>
              <dc:creator>Jeffrey Kesselman</dc:creator>
              <dc:date>2007-02-09T14:14:00</dc:date>
            </office:change-info>
          </text:insertion>
        </text:changed-region>
        <text:changed-region text:id="ct142560256">
          <text:insertion>
            <office:change-info>
              <dc:creator>Jeffrey Kesselman</dc:creator>
              <dc:date>2007-02-09T14:14:00</dc:date>
            </office:change-info>
          </text:insertion>
        </text:changed-region>
        <text:changed-region text:id="ct142533704">
          <text:insertion>
            <office:change-info>
              <dc:creator>Jeffrey Kesselman</dc:creator>
              <dc:date>2007-02-09T14:14:00</dc:date>
            </office:change-info>
          </text:insertion>
        </text:changed-region>
        <text:changed-region text:id="ct143058080">
          <text:insertion>
            <office:change-info>
              <dc:creator>Jeffrey Kesselman</dc:creator>
              <dc:date>2007-02-09T14:14:00</dc:date>
            </office:change-info>
          </text:insertion>
        </text:changed-region>
        <text:changed-region text:id="ct142555040">
          <text:deletion>
            <office:change-info>
              <dc:creator>Jeffrey Kesselman</dc:creator>
              <dc:date>2007-02-09T14:14:00</dc:date>
            </office:change-info>
            <text:p text:style-name="Text_20_body">. </text:p>
          </text:deletion>
        </text:changed-region>
        <text:changed-region text:id="ct142558024">
          <text:deletion>
            <office:change-info>
              <dc:creator>Jeffrey Kesselman</dc:creator>
              <dc:date>2007-02-09T14:15:00</dc:date>
            </office:change-info>
            <text:p text:style-name="Text_20_body">represents an entity in this world, and </text:p>
          </text:deletion>
        </text:changed-region>
        <text:changed-region text:id="ct143055128">
          <text:insertion>
            <office:change-info>
              <dc:creator>Jeffrey Kesselman</dc:creator>
              <dc:date>2007-02-09T14:15:00</dc:date>
            </office:change-info>
          </text:insertion>
        </text:changed-region>
        <text:changed-region text:id="ct142562408">
          <text:insertion>
            <office:change-info>
              <dc:creator>Jeffrey Kesselman</dc:creator>
              <dc:date>2007-02-09T14:15:00</dc:date>
            </office:change-info>
          </text:insertion>
        </text:changed-region>
        <text:changed-region text:id="ct143060760">
          <text:insertion>
            <office:change-info>
              <dc:creator>Jeffrey Kesselman</dc:creator>
              <dc:date>2007-02-09T14:15:00</dc:date>
            </office:change-info>
          </text:insertion>
        </text:changed-region>
        <text:changed-region text:id="ct143070896">
          <text:insertion>
            <office:change-info>
              <dc:creator>Jeffrey Kesselman</dc:creator>
              <dc:date>2007-02-09T14:15:00</dc:date>
            </office:change-info>
          </text:insertion>
        </text:changed-region>
        <text:changed-region text:id="ct143072336">
          <text:insertion>
            <office:change-info>
              <dc:creator>Jeffrey Kesselman</dc:creator>
              <dc:date>2007-02-09T14:16:00</dc:date>
            </office:change-info>
          </text:insertion>
        </text:changed-region>
        <text:changed-region text:id="ct143072592">
          <text:insertion>
            <office:change-info>
              <dc:creator>Jeffrey Kesselman</dc:creator>
              <dc:date>2007-02-09T14:16:00</dc:date>
            </office:change-info>
          </text:insertion>
        </text:changed-region>
        <text:changed-region text:id="ct143073832">
          <text:insertion>
            <office:change-info>
              <dc:creator>Jeffrey Kesselman</dc:creator>
              <dc:date>2007-02-09T14:16:00</dc:date>
            </office:change-info>
          </text:insertion>
        </text:changed-region>
        <text:changed-region text:id="ct143076344">
          <text:insertion>
            <office:change-info>
              <dc:creator>Jeffrey Kesselman</dc:creator>
              <dc:date>2007-02-09T14:16:00</dc:date>
            </office:change-info>
          </text:insertion>
        </text:changed-region>
        <text:changed-region text:id="ct143077200">
          <text:insertion>
            <office:change-info>
              <dc:creator>Jeffrey Kesselman</dc:creator>
              <dc:date>2007-02-09T14:16:00</dc:date>
            </office:change-info>
          </text:insertion>
        </text:changed-region>
        <text:changed-region text:id="ct142560760">
          <text:insertion>
            <office:change-info>
              <dc:creator>Jeffrey Kesselman</dc:creator>
              <dc:date>2007-02-09T14:31:00</dc:date>
            </office:change-info>
          </text:insertion>
        </text:changed-region>
        <text:changed-region text:id="ct142563096">
          <text:insertion>
            <office:change-info>
              <dc:creator>Jeffrey Kesselman</dc:creator>
              <dc:date>2007-02-09T14:31:00</dc:date>
            </office:change-info>
          </text:insertion>
        </text:changed-region>
        <text:changed-region text:id="ct143073672">
          <text:insertion>
            <office:change-info>
              <dc:creator>Jeffrey Kesselman</dc:creator>
              <dc:date>2007-02-09T14:31:00</dc:date>
            </office:change-info>
          </text:insertion>
        </text:changed-region>
        <text:changed-region text:id="ct143080968">
          <text:insertion>
            <office:change-info>
              <dc:creator>Jeffrey Kesselman</dc:creator>
              <dc:date>2007-02-09T14:31:00</dc:date>
            </office:change-info>
          </text:insertion>
        </text:changed-region>
        <text:changed-region text:id="ct143075856">
          <text:insertion>
            <office:change-info>
              <dc:creator>Jeffrey Kesselman</dc:creator>
              <dc:date>2007-02-09T14:31:00</dc:date>
            </office:change-info>
          </text:insertion>
        </text:changed-region>
        <text:changed-region text:id="ct142563616">
          <text:insertion>
            <office:change-info>
              <dc:creator>Jeffrey Kesselman</dc:creator>
              <dc:date>2007-02-09T14:31:00</dc:date>
            </office:change-info>
          </text:insertion>
        </text:changed-region>
        <text:changed-region text:id="ct142560928">
          <text:insertion>
            <office:change-info>
              <dc:creator>Jeffrey Kesselman</dc:creator>
              <dc:date>2007-02-09T14:31:00</dc:date>
            </office:change-info>
          </text:insertion>
        </text:changed-region>
        <text:changed-region text:id="ct142562800">
          <text:insertion>
            <office:change-info>
              <dc:creator>Jeffrey Kesselman</dc:creator>
              <dc:date>2007-02-09T14:31:00</dc:date>
            </office:change-info>
          </text:insertion>
        </text:changed-region>
        <text:changed-region text:id="ct143051152">
          <text:insertion>
            <office:change-info>
              <dc:creator>Jeffrey Kesselman</dc:creator>
              <dc:date>2007-02-09T14:31:00</dc:date>
            </office:change-info>
          </text:insertion>
        </text:changed-region>
        <text:changed-region text:id="ct143054872">
          <text:insertion>
            <office:change-info>
              <dc:creator>Jeffrey Kesselman</dc:creator>
              <dc:date>2007-02-09T14:31:00</dc:date>
            </office:change-info>
          </text:insertion>
        </text:changed-region>
        <text:changed-region text:id="ct143068496">
          <text:insertion>
            <office:change-info>
              <dc:creator>Jeffrey Kesselman</dc:creator>
              <dc:date>2007-02-09T14:31:00</dc:date>
            </office:change-info>
          </text:insertion>
        </text:changed-region>
        <text:changed-region text:id="ct143075104">
          <text:insertion>
            <office:change-info>
              <dc:creator>Jeffrey Kesselman</dc:creator>
              <dc:date>2007-02-09T14:31:00</dc:date>
            </office:change-info>
          </text:insertion>
        </text:changed-region>
        <text:changed-region text:id="ct143084760">
          <text:insertion>
            <office:change-info>
              <dc:creator>Jeffrey Kesselman</dc:creator>
              <dc:date>2007-02-09T14:31:00</dc:date>
            </office:change-info>
          </text:insertion>
        </text:changed-region>
        <text:changed-region text:id="ct143086080">
          <text:insertion>
            <office:change-info>
              <dc:creator>Jeffrey Kesselman</dc:creator>
              <dc:date>2007-02-09T14:31:00</dc:date>
            </office:change-info>
          </text:insertion>
        </text:changed-region>
        <text:changed-region text:id="ct143087480">
          <text:insertion>
            <office:change-info>
              <dc:creator>Jeffrey Kesselman</dc:creator>
              <dc:date>2007-02-09T14:31:00</dc:date>
            </office:change-info>
          </text:insertion>
        </text:changed-region>
        <text:changed-region text:id="ct143089104">
          <text:insertion>
            <office:change-info>
              <dc:creator>Jeffrey Kesselman</dc:creator>
              <dc:date>2007-02-09T14:31:00</dc:date>
            </office:change-info>
          </text:insertion>
        </text:changed-region>
        <text:changed-region text:id="ct143090664">
          <text:insertion>
            <office:change-info>
              <dc:creator>Jeffrey Kesselman</dc:creator>
              <dc:date>2007-02-09T14:31:00</dc:date>
            </office:change-info>
          </text:insertion>
        </text:changed-region>
        <text:changed-region text:id="ct143091104">
          <text:insertion>
            <office:change-info>
              <dc:creator>Jeffrey Kesselman</dc:creator>
              <dc:date>2007-02-09T14:31:00</dc:date>
            </office:change-info>
          </text:insertion>
        </text:changed-region>
        <text:changed-region text:id="ct143092792">
          <text:insertion>
            <office:change-info>
              <dc:creator>Jeffrey Kesselman</dc:creator>
              <dc:date>2007-02-09T14:31:00</dc:date>
            </office:change-info>
          </text:insertion>
        </text:changed-region>
        <text:changed-region text:id="ct143094256">
          <text:insertion>
            <office:change-info>
              <dc:creator>Jeffrey Kesselman</dc:creator>
              <dc:date>2007-02-09T14:31:00</dc:date>
            </office:change-info>
          </text:insertion>
        </text:changed-region>
        <text:changed-region text:id="ct143095008">
          <text:insertion>
            <office:change-info>
              <dc:creator>Jeffrey Kesselman</dc:creator>
              <dc:date>2007-02-09T14:31:00</dc:date>
            </office:change-info>
          </text:insertion>
        </text:changed-region>
        <text:changed-region text:id="ct143096200">
          <text:insertion>
            <office:change-info>
              <dc:creator>Jeffrey Kesselman</dc:creator>
              <dc:date>2007-02-09T14:31:00</dc:date>
            </office:change-info>
          </text:insertion>
        </text:changed-region>
        <text:changed-region text:id="ct143098024">
          <text:insertion>
            <office:change-info>
              <dc:creator>Jeffrey Kesselman</dc:creator>
              <dc:date>2007-02-09T14:31:00</dc:date>
            </office:change-info>
          </text:insertion>
        </text:changed-region>
        <text:changed-region text:id="ct143098592">
          <text:insertion>
            <office:change-info>
              <dc:creator>Jeffrey Kesselman</dc:creator>
              <dc:date>2007-02-09T14:31:00</dc:date>
            </office:change-info>
          </text:insertion>
        </text:changed-region>
        <text:changed-region text:id="ct143084216">
          <text:insertion>
            <office:change-info>
              <dc:creator>Jeffrey Kesselman</dc:creator>
              <dc:date>2007-02-09T14:31:00</dc:date>
            </office:change-info>
          </text:insertion>
        </text:changed-region>
        <text:changed-region text:id="ct143059488">
          <text:insertion>
            <office:change-info>
              <dc:creator>Jeffrey Kesselman</dc:creator>
              <dc:date>2007-02-09T14:31:00</dc:date>
            </office:change-info>
          </text:insertion>
        </text:changed-region>
        <text:changed-region text:id="ct143070992">
          <text:insertion>
            <office:change-info>
              <dc:creator>Jeffrey Kesselman</dc:creator>
              <dc:date>2007-02-09T14:31:00</dc:date>
            </office:change-info>
          </text:insertion>
        </text:changed-region>
        <text:changed-region text:id="ct143076248">
          <text:insertion>
            <office:change-info>
              <dc:creator>Jeffrey Kesselman</dc:creator>
              <dc:date>2007-02-09T14:31:00</dc:date>
            </office:change-info>
          </text:insertion>
        </text:changed-region>
        <text:changed-region text:id="ct143084856">
          <text:insertion>
            <office:change-info>
              <dc:creator>Jeffrey Kesselman</dc:creator>
              <dc:date>2007-02-09T14:31:00</dc:date>
            </office:change-info>
          </text:insertion>
        </text:changed-region>
        <text:changed-region text:id="ct142562704">
          <text:insertion>
            <office:change-info>
              <dc:creator>Jeffrey Kesselman</dc:creator>
              <dc:date>2007-02-09T14:31:00</dc:date>
            </office:change-info>
          </text:insertion>
        </text:changed-region>
        <text:changed-region text:id="ct143075272">
          <text:insertion>
            <office:change-info>
              <dc:creator>Jeffrey Kesselman</dc:creator>
              <dc:date>2007-02-09T14:31:00</dc:date>
            </office:change-info>
          </text:insertion>
        </text:changed-region>
        <text:changed-region text:id="ct143057880">
          <text:insertion>
            <office:change-info>
              <dc:creator>Jeffrey Kesselman</dc:creator>
              <dc:date>2007-02-09T14:31:00</dc:date>
            </office:change-info>
          </text:insertion>
        </text:changed-region>
        <text:changed-region text:id="ct142556136">
          <text:insertion>
            <office:change-info>
              <dc:creator>Jeffrey Kesselman</dc:creator>
              <dc:date>2007-02-09T14:31:00</dc:date>
            </office:change-info>
          </text:insertion>
        </text:changed-region>
        <text:changed-region text:id="ct143091328">
          <text:insertion>
            <office:change-info>
              <dc:creator>Jeffrey Kesselman</dc:creator>
              <dc:date>2007-02-09T14:31:00</dc:date>
            </office:change-info>
          </text:insertion>
        </text:changed-region>
        <text:changed-region text:id="ct143056888">
          <text:insertion>
            <office:change-info>
              <dc:creator>Jeffrey Kesselman</dc:creator>
              <dc:date>2007-02-09T14:31:00</dc:date>
            </office:change-info>
          </text:insertion>
        </text:changed-region>
        <text:changed-region text:id="ct142561216">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2554256">
          <text:deletion>
            <office:change-info>
              <dc:creator>unknown</dc:creator>
              <dc:date>2007-02-16T14:01:00</dc:date>
            </office:change-info>
            <text:p text:style-name="P15">Both calls return a task-local copy of the Managed Object. <text:s/></text:p>
          </text:deletion>
        </text:changed-region>
        <text:changed-region text:id="ct143076440">
          <text:insertion>
            <office:change-info>
              <dc:creator>Jeffrey Kesselman</dc:creator>
              <dc:date>2007-02-09T14:31:00</dc:date>
            </office:change-info>
          </text:insertion>
        </text:changed-region>
        <text:changed-region text:id="ct143091952">
          <text:insertion>
            <office:change-info>
              <dc:creator>Jeffrey Kesselman</dc:creator>
              <dc:date>2007-02-09T14:31:00</dc:date>
            </office:change-info>
          </text:insertion>
        </text:changed-region>
        <text:changed-region text:id="ct142554944">
          <text:insertion>
            <office:change-info>
              <dc:creator>Jeffrey Kesselman</dc:creator>
              <dc:date>2007-02-09T14:45:00</dc:date>
            </office:change-info>
          </text:insertion>
        </text:changed-region>
        <text:changed-region text:id="ct143051056">
          <text:insertion>
            <office:change-info>
              <dc:creator>unknown</dc:creator>
              <dc:date>2007-02-16T14:01:00</dc:date>
            </office:change-info>
          </text:insertion>
        </text:changed-region>
        <text:changed-region text:id="ct142570304">
          <text:insertion>
            <office:change-info>
              <dc:creator>unknown</dc:creator>
              <dc:date>2007-02-16T14:01:00</dc:date>
            </office:change-info>
          </text:insertion>
        </text:changed-region>
        <text:changed-region text:id="ct142574256">
          <text:insertion>
            <office:change-info>
              <dc:creator>unknown</dc:creator>
              <dc:date>2007-02-16T14:01:00</dc:date>
            </office:change-info>
          </text:insertion>
        </text:changed-region>
        <text:changed-region text:id="ct142579312">
          <text:insertion>
            <office:change-info>
              <dc:creator>Jeffrey Kesselman</dc:creator>
              <dc:date>2007-02-09T14:45:00</dc:date>
            </office:change-info>
          </text:insertion>
        </text:changed-region>
        <text:changed-region text:id="ct142565208">
          <text:insertion>
            <office:change-info>
              <dc:creator>Jeffrey Kesselman</dc:creator>
              <dc:date>2007-02-09T14:45:00</dc:date>
            </office:change-info>
          </text:insertion>
        </text:changed-region>
        <text:changed-region text:id="ct143068720">
          <text:insertion>
            <office:change-info>
              <dc:creator>unknown</dc:creator>
              <dc:date>2007-02-16T14:01:00</dc:date>
            </office:change-info>
          </text:insertion>
        </text:changed-region>
        <text:changed-region text:id="ct142582480">
          <text:insertion>
            <office:change-info>
              <dc:creator>unknown</dc:creator>
              <dc:date>2007-02-16T14:02:00</dc:date>
            </office:change-info>
          </text:insertion>
        </text:changed-region>
        <text:changed-region text:id="ct142577888">
          <text:insertion>
            <office:change-info>
              <dc:creator>Jeffrey Kesselman</dc:creator>
              <dc:date>2007-02-09T14:45:00</dc:date>
            </office:change-info>
          </text:insertion>
        </text:changed-region>
        <text:changed-region text:id="ct143054968">
          <text:insertion>
            <office:change-info>
              <dc:creator>Jeffrey Kesselman</dc:creator>
              <dc:date>2007-02-09T14:45:00</dc:date>
            </office:change-info>
          </text:insertion>
        </text:changed-region>
        <text:changed-region text:id="ct142581952">
          <text:deletion>
            <office:change-info>
              <dc:creator>unknown</dc:creator>
              <dc:date>2007-02-16T14:03:00</dc:date>
            </office:change-info>
            <text:p text:style-name="P15">call </text:p>
          </text:deletion>
        </text:changed-region>
        <text:changed-region text:id="ct142582192">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2580272">
          <text:deletion>
            <office:change-info>
              <dc:creator>unknown</dc:creator>
              <dc:date>2007-02-16T14:03:00</dc:date>
            </office:change-info>
            <text:p text:style-name="P15">when a Managed Object is no longer </text:p>
          </text:deletion>
        </text:changed-region>
        <text:changed-region text:id="ct142587440">
          <text:insertion>
            <office:change-info>
              <dc:creator>unknown</dc:creator>
              <dc:date>2007-02-16T14:03:00</dc:date>
            </office:change-info>
          </text:insertion>
        </text:changed-region>
        <text:changed-region text:id="ct143094352">
          <text:insertion>
            <office:change-info>
              <dc:creator>unknown</dc:creator>
              <dc:date>2007-02-16T14:03:00</dc:date>
            </office:change-info>
          </text:insertion>
        </text:changed-region>
        <text:changed-region text:id="ct143095512">
          <text:insertion>
            <office:change-info>
              <dc:creator>unknown</dc:creator>
              <dc:date>2007-02-16T14:03:00</dc:date>
            </office:change-info>
          </text:insertion>
        </text:changed-region>
        <text:changed-region text:id="ct143079160">
          <text:insertion>
            <office:change-info>
              <dc:creator>Jeffrey Kesselman</dc:creator>
              <dc:date>2007-02-09T14:45:00</dc:date>
            </office:change-info>
          </text:insertion>
        </text:changed-region>
        <text:changed-region text:id="ct142579048">
          <text:insertion>
            <office:change-info>
              <dc:creator>Jeffrey Kesselman</dc:creator>
              <dc:date>2007-02-09T14:23:00</dc:date>
            </office:change-info>
          </text:insertion>
        </text:changed-region>
        <text:changed-region text:id="ct142537528">
          <text:insertion>
            <office:change-info>
              <dc:creator>Jeffrey Kesselman</dc:creator>
              <dc:date>2007-02-09T14:23:00</dc:date>
            </office:change-info>
          </text:insertion>
        </text:changed-region>
        <text:changed-region text:id="ct142579768">
          <text:insertion>
            <office:change-info>
              <dc:creator>Jeffrey Kesselman</dc:creator>
              <dc:date>2007-02-09T14:23:00</dc:date>
            </office:change-info>
          </text:insertion>
        </text:changed-region>
        <text:changed-region text:id="ct143087352">
          <text:insertion>
            <office:change-info>
              <dc:creator>Jeffrey Kesselman</dc:creator>
              <dc:date>2007-02-09T14:23:00</dc:date>
            </office:change-info>
          </text:insertion>
        </text:changed-region>
        <text:changed-region text:id="ct142538384">
          <text:insertion>
            <office:change-info>
              <dc:creator>Jeffrey Kesselman</dc:creator>
              <dc:date>2007-02-09T14:23:00</dc:date>
            </office:change-info>
          </text:insertion>
        </text:changed-region>
        <text:changed-region text:id="ct142552816">
          <text:insertion>
            <office:change-info>
              <dc:creator>Jeffrey Kesselman</dc:creator>
              <dc:date>2007-02-09T14:23:00</dc:date>
            </office:change-info>
          </text:insertion>
        </text:changed-region>
        <text:changed-region text:id="ct142578592">
          <text:insertion>
            <office:change-info>
              <dc:creator>unknown</dc:creator>
              <dc:date>2007-02-16T14:09:00</dc:date>
            </office:change-info>
          </text:insertion>
        </text:changed-region>
        <text:changed-region text:id="ct143156248">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3087672">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2577152">
          <text:deletion>
            <office:change-info>
              <dc:creator>Jeffrey Kesselman</dc:creator>
              <dc:date>2007-02-09T14:33:00</dc:date>
            </office:change-info>
            <text:h text:style-name="P11" text:outline-level="3"/>
            <text:h text:style-name="P11" text:outline-level="3"/>
          </text:deletion>
        </text:changed-region>
        <text:changed-region text:id="ct143172704">
          <text:deletion>
            <office:change-info>
              <dc:creator>unknown</dc:creator>
              <dc:date>2007-02-16T14:09:00</dc:date>
            </office:change-info>
            <text:p text:style-name="Text_20_body">user.</text:p>
          </text:deletion>
        </text:changed-region>
        <text:changed-region text:id="ct143174176">
          <text:insertion>
            <office:change-info>
              <dc:creator>unknown</dc:creator>
              <dc:date>2007-02-16T14:09:00</dc:date>
            </office:change-info>
          </text:insertion>
        </text:changed-region>
        <text:changed-region text:id="ct142557720">
          <text:deletion>
            <office:change-info>
              <dc:creator>unknown</dc:creator>
              <dc:date>2007-02-16T14:10:00</dc:date>
            </office:change-info>
            <text:p text:style-name="Text_20_body">arsesp</text:p>
          </text:deletion>
        </text:changed-region>
        <text:changed-region text:id="ct142567632">
          <text:insertion>
            <office:change-info>
              <dc:creator>unknown</dc:creator>
              <dc:date>2007-02-16T14:10:00</dc:date>
            </office:change-info>
          </text:insertion>
        </text:changed-region>
        <text:changed-region text:id="ct142537992">
          <text:deletion>
            <office:change-info>
              <dc:creator>unknown</dc:creator>
              <dc:date>2007-02-16T14:10:00</dc:date>
            </office:change-info>
            <text:p text:style-name="Text_20_body">s</text:p>
          </text:deletion>
        </text:changed-region>
        <text:changed-region text:id="ct142574736">
          <text:insertion>
            <office:change-info>
              <dc:creator>Owen Kellett</dc:creator>
              <dc:date>2008-11-24T11:47:00</dc:date>
            </office:change-info>
          </text:insertion>
        </text:changed-region>
        <text:changed-region text:id="ct143339848">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309848">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321904">
          <text:deletion>
            <office:change-info>
              <dc:creator>unknown</dc:creator>
              <dc:date>2007-02-16T14:11:00</dc:date>
            </office:change-info>
            <text:p text:style-name="P23">Boot</text:p>
          </text:deletion>
        </text:changed-region>
        <text:changed-region text:id="ct143316168">
          <text:insertion>
            <office:change-info>
              <dc:creator>unknown</dc:creator>
              <dc:date>2007-02-16T14:11:00</dc:date>
            </office:change-info>
          </text:insertion>
        </text:changed-region>
        <text:changed-region text:id="ct143307176">
          <text:insertion>
            <office:change-info>
              <dc:creator>unknown</dc:creator>
              <dc:date>2007-02-16T14:11:00</dc:date>
            </office:change-info>
          </text:insertion>
        </text:changed-region>
        <text:changed-region text:id="ct143321808">
          <text:insertion>
            <office:change-info>
              <dc:creator>Owen Kellett</dc:creator>
              <dc:date>2008-11-24T11:47:00</dc:date>
            </office:change-info>
          </text:insertion>
        </text:changed-region>
        <text:changed-region text:id="ct143332184">
          <text:insertion>
            <office:change-info>
              <dc:creator>Owen Kellett</dc:creator>
              <dc:date>2008-11-24T11:48:00</dc:date>
            </office:change-info>
          </text:insertion>
        </text:changed-region>
        <text:changed-region text:id="ct143380760">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3380256">
          <text:deletion>
            <office:change-info>
              <dc:creator>unknown</dc:creator>
              <dc:date>2007-02-16T14:15:00</dc:date>
            </office:change-info>
            <text:p text:style-name="Figure">Boot</text:p>
          </text:deletion>
        </text:changed-region>
        <text:changed-region text:id="ct143372608">
          <text:insertion>
            <office:change-info>
              <dc:creator>unknown</dc:creator>
              <dc:date>2007-02-16T14:15:00</dc:date>
            </office:change-info>
          </text:insertion>
        </text:changed-region>
        <text:changed-region text:id="ct143358904">
          <text:deletion>
            <office:change-info>
              <dc:creator>Jeffrey Kesselman</dc:creator>
              <dc:date>2007-02-09T14:35:00</dc:date>
            </office:change-info>
            <text:p text:style-name="Text_20_body"><text:s/>(in pseudo-code):</text:p>
          </text:deletion>
        </text:changed-region>
        <text:changed-region text:id="ct143335600">
          <text:insertion>
            <office:change-info>
              <dc:creator>Jeffrey Kesselman</dc:creator>
              <dc:date>2007-02-09T14:35:00</dc:date>
            </office:change-info>
          </text:insertion>
        </text:changed-region>
        <text:changed-region text:id="ct143345224">
          <text:insertion>
            <office:change-info>
              <dc:creator>Jeffrey Kesselman</dc:creator>
              <dc:date>2007-02-09T14:35:00</dc:date>
            </office:change-info>
          </text:insertion>
        </text:changed-region>
        <text:changed-region text:id="ct14329306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3343568">
          <text:insertion>
            <office:change-info>
              <dc:creator>unknown</dc:creator>
              <dc:date>2007-02-16T14:16:00</dc:date>
            </office:change-info>
          </text:insertion>
        </text:changed-region>
        <text:changed-region text:id="ct143346200">
          <text:insertion>
            <office:change-info>
              <dc:creator>Jane Loizeaux</dc:creator>
              <dc:date>2008-04-22T16:34:00</dc:date>
            </office:change-info>
          </text:insertion>
        </text:changed-region>
        <text:changed-region text:id="ct142608080">
          <text:deletion>
            <office:change-info>
              <dc:creator>unknown</dc:creator>
              <dc:date>2007-02-16T14:16:00</dc:date>
            </office:change-info>
            <text:p text:style-name="Text_20_body"><text:span text:style-name="T12">Tasks</text:span> </text:p>
          </text:deletion>
        </text:changed-region>
        <text:changed-region text:id="ct143369536">
          <text:insertion>
            <office:change-info>
              <dc:creator>unknown</dc:creator>
              <dc:date>2007-02-16T14:16:00</dc:date>
            </office:change-info>
          </text:insertion>
        </text:changed-region>
        <text:changed-region text:id="ct143380856">
          <text:deletion>
            <office:change-info>
              <dc:creator>Owen Kellett</dc:creator>
              <dc:date>2008-11-24T11:48:00</dc:date>
            </office:change-info>
            <text:p text:style-name="Text_20_body"/>
            <text:p text:style-name="P24"/>
          </text:deletion>
        </text:changed-region>
        <text:changed-region text:id="ct143454280">
          <text:deletion>
            <office:change-info>
              <dc:creator>unknown</dc:creator>
              <dc:date>2007-02-16T14:17:00</dc:date>
            </office:change-info>
            <text:p text:style-name="Text_20_body">and is included in the SDK examples </text:p>
          </text:deletion>
        </text:changed-region>
        <text:changed-region text:id="ct143018200">
          <text:deletion>
            <office:change-info>
              <dc:creator>unknown</dc:creator>
              <dc:date>2007-02-16T14:17:00</dc:date>
            </office:change-info>
            <text:p text:style-name="Text_20_body">SwordWorld</text:p>
          </text:deletion>
        </text:changed-region>
        <text:changed-region text:id="ct143487064">
          <text:insertion>
            <office:change-info>
              <dc:creator>unknown</dc:creator>
              <dc:date>2007-02-16T14:17:00</dc:date>
            </office:change-info>
          </text:insertion>
        </text:changed-region>
        <text:changed-region text:id="ct143383248">
          <text:deletion>
            <office:change-info>
              <dc:creator>Jeffrey Kesselman</dc:creator>
              <dc:date>2007-02-09T14:39:00</dc:date>
            </office:change-info>
            <text:h text:style-name="P25" text:outline-level="2"/>
            <text:h text:style-name="P25" text:outline-level="2">Task </text:h>
          </text:deletion>
        </text:changed-region>
        <text:changed-region text:id="ct143505216">
          <text:deletion>
            <office:change-info>
              <dc:creator>Jeffrey Kesselman</dc:creator>
              <dc:date>2007-02-09T14:38:00</dc:date>
            </office:change-info>
            <text:h text:style-name="P25" text:outline-level="2">Execution Priorities</text:h>
          </text:deletion>
        </text:changed-region>
        <text:changed-region text:id="ct143448312">
          <text:deletion>
            <office:change-info>
              <dc:creator>Jeffrey Kesselman</dc:creator>
              <dc:date>2007-02-09T14:39:00</dc:date>
            </office:change-info>
            <text:p text:style-name="P26"/>
            <text:h text:style-name="P25" text:outline-level="2"/>
          </text:deletion>
        </text:changed-region>
        <text:changed-region text:id="ct143443992">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6">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409088">
          <text:deletion>
            <office:change-info>
              <dc:creator>Jeffrey Kesselman</dc:creator>
              <dc:date>2007-02-09T14:45:00</dc:date>
            </office:change-info>
            <text:p text:style-name="P4"/>
            <text:h text:style-name="P25"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484616">
          <text:deletion>
            <office:change-info>
              <dc:creator>Jeffrey Kesselman</dc:creator>
              <dc:date>2007-02-09T14:45:00</dc:date>
            </office:change-info>
            <text:p text:style-name="P27">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495264">
          <text:deletion>
            <office:change-info>
              <dc:creator>Jane Loizeaux</dc:creator>
              <dc:date>2008-04-22T16:34:00</dc:date>
            </office:change-info>
            <text:p text:style-name="P28"><text:s/>Additionally, a server can specify a per-session listener (to be notified when messages are sent by an individual client session on a channel when joining a client session to a channel).</text:p>
          </text:deletion>
        </text:changed-region>
        <text:changed-region text:id="ct143438296">
          <text:deletion>
            <office:change-info>
              <dc:creator>Jeffrey Kesselman</dc:creator>
              <dc:date>2007-02-09T14:48:00</dc:date>
            </office:change-info>
            <text:p text:style-name="Text_20_body">ing</text:p>
          </text:deletion>
        </text:changed-region>
        <text:changed-region text:id="ct143022768">
          <text:deletion>
            <office:change-info>
              <dc:creator>Jeffrey Kesselman</dc:creator>
              <dc:date>2007-02-09T14:48:00</dc:date>
            </office:change-info>
            <text:p text:style-name="Text_20_body">the</text:p>
          </text:deletion>
        </text:changed-region>
        <text:changed-region text:id="ct143474032">
          <text:insertion>
            <office:change-info>
              <dc:creator>Jeffrey Kesselman</dc:creator>
              <dc:date>2007-02-09T14:49:00</dc:date>
            </office:change-info>
          </text:insertion>
        </text:changed-region>
        <text:changed-region text:id="ct143431768">
          <text:insertion>
            <office:change-info>
              <dc:creator>Jeffrey Kesselman</dc:creator>
              <dc:date>2007-02-09T14:49:00</dc:date>
            </office:change-info>
          </text:insertion>
        </text:changed-region>
        <text:changed-region text:id="ct143425216">
          <text:insertion>
            <office:change-info>
              <dc:creator>Jeffrey Kesselman</dc:creator>
              <dc:date>2007-02-09T14:51:00</dc:date>
            </office:change-info>
          </text:insertion>
        </text:changed-region>
        <text:changed-region text:id="ct143026480">
          <text:insertion>
            <office:change-info>
              <dc:creator>Jeffrey Kesselman</dc:creator>
              <dc:date>2007-02-09T14:51:00</dc:date>
            </office:change-info>
          </text:insertion>
        </text:changed-region>
        <text:changed-region text:id="ct143409416">
          <text:insertion>
            <office:change-info>
              <dc:creator>Jeffrey Kesselman</dc:creator>
              <dc:date>2007-02-09T14:52:00</dc:date>
            </office:change-info>
          </text:insertion>
        </text:changed-region>
        <text:changed-region text:id="ct143416424">
          <text:insertion>
            <office:change-info>
              <dc:creator>Jeffrey Kesselman</dc:creator>
              <dc:date>2007-02-09T14:52:00</dc:date>
            </office:change-info>
          </text:insertion>
        </text:changed-region>
        <text:changed-region text:id="ct143021840">
          <text:insertion>
            <office:change-info>
              <dc:creator>Jeffrey Kesselman</dc:creator>
              <dc:date>2007-02-09T14:52:00</dc:date>
            </office:change-info>
          </text:insertion>
        </text:changed-region>
        <text:changed-region text:id="ct143523160">
          <text:insertion>
            <office:change-info>
              <dc:creator>Jeffrey Kesselman</dc:creator>
              <dc:date>2007-02-09T14:52:00</dc:date>
            </office:change-info>
          </text:insertion>
        </text:changed-region>
        <text:changed-region text:id="ct143014840">
          <text:insertion>
            <office:change-info>
              <dc:creator>Jeffrey Kesselman</dc:creator>
              <dc:date>2007-02-09T14:52:00</dc:date>
            </office:change-info>
          </text:insertion>
        </text:changed-region>
        <text:changed-region text:id="ct143510104">
          <text:deletion>
            <office:change-info>
              <dc:creator>Jane Loizeaux</dc:creator>
              <dc:date>2008-04-22T17:11:00</dc:date>
            </office:change-info>
            <text:p text:style-name="P2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29"><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22896">
          <text:insertion>
            <office:change-info>
              <dc:creator>Jane Loizeaux</dc:creator>
              <dc:date>2008-04-22T17:11:00</dc:date>
            </office:change-info>
          </text:insertion>
        </text:changed-region>
        <text:changed-region text:id="ct143489840">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43489744">
          <text:deletion>
            <office:change-info>
              <dc:creator>Jane Loizeaux</dc:creator>
              <dc:date>2008-04-22T16:35:00</dc:date>
            </office:change-info>
            <text:p text:style-name="P12">Be sure to follow the directions in the README files to complete installation.</text:p>
          </text:deletion>
        </text:changed-region>
        <text:changed-region text:id="ct143489648">
          <text:deletion>
            <office:change-info>
              <dc:creator>Owen Kellett</dc:creator>
              <dc:date>2008-11-24T09:36:00</dc:date>
            </office:change-info>
            <text:p text:style-name="P12"><text:s text:c="2"/></text:p>
          </text:deletion>
        </text:changed-region>
        <text:changed-region text:id="ct143027064">
          <text:insertion>
            <office:change-info>
              <dc:creator>Owen Kellett</dc:creator>
              <dc:date>2008-11-24T09:16:00</dc:date>
            </office:change-info>
          </text:insertion>
        </text:changed-region>
        <text:changed-region text:id="ct143489936">
          <text:deletion>
            <office:change-info>
              <dc:creator>Owen Kellett</dc:creator>
              <dc:date>2008-11-24T09:15:00</dc:date>
            </office:change-info>
            <text:p text:style-name="P4">5</text:p>
          </text:deletion>
        </text:changed-region>
        <text:changed-region text:id="ct143490032">
          <text:deletion>
            <office:change-info>
              <dc:creator>unknown</dc:creator>
              <dc:date>2008-04-24T09:26:00</dc:date>
            </office:change-info>
            <text:p text:style-name="P4">, version 1.5.0_11 or better</text:p>
          </text:deletion>
        </text:changed-region>
        <text:changed-region text:id="ct143027840">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531816">
          <text:insertion>
            <office:change-info>
              <dc:creator>Owen Kellett</dc:creator>
              <dc:date>2008-11-24T09:37:00</dc:date>
            </office:change-info>
          </text:insertion>
        </text:changed-region>
        <text:changed-region text:id="ct143025200">
          <text:insertion>
            <office:change-info>
              <dc:creator>Owen Kellett</dc:creator>
              <dc:date>2008-11-24T09:38:00</dc:date>
            </office:change-info>
          </text:insertion>
        </text:changed-region>
        <text:changed-region text:id="ct143532544">
          <text:insertion>
            <office:change-info>
              <dc:creator>Owen Kellett</dc:creator>
              <dc:date>2008-11-24T09:39:00</dc:date>
            </office:change-info>
          </text:insertion>
        </text:changed-region>
        <text:changed-region text:id="ct143532736">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533216">
          <text:insertion>
            <office:change-info>
              <dc:creator>Owen Kellett</dc:creator>
              <dc:date>2008-11-24T09:40:00</dc:date>
            </office:change-info>
          </text:insertion>
        </text:changed-region>
        <text:changed-region text:id="ct143532640">
          <text:insertion>
            <office:change-info>
              <dc:creator>unknown</dc:creator>
              <dc:date>2008-04-24T10:02:00</dc:date>
            </office:change-info>
          </text:insertion>
        </text:changed-region>
        <text:changed-region text:id="ct143491984">
          <text:deletion>
            <office:change-info>
              <dc:creator>Owen Kellett</dc:creator>
              <dc:date>2008-11-24T09:52:00</dc:date>
            </office:change-info>
            <text:p text:style-name="P21">tutorial example </text:p>
          </text:deletion>
        </text:changed-region>
        <text:changed-region text:id="ct143027160">
          <text:deletion>
            <office:change-info>
              <dc:creator>Owen Kellett</dc:creator>
              <dc:date>2008-11-24T10:05:00</dc:date>
            </office:change-info>
            <text:p text:style-name="P21">You run a </text:p>
          </text:deletion>
        </text:changed-region>
        <text:changed-region text:id="ct143472464">
          <text:deletion>
            <office:change-info>
              <dc:creator>unknown</dc:creator>
              <dc:date>2008-04-24T10:02:00</dc:date>
            </office:change-info>
            <text:p text:style-name="P21"/>
            <text:p text:style-name="P21"/>
          </text:deletion>
        </text:changed-region>
        <text:changed-region text:id="ct143491832">
          <text:insertion>
            <office:change-info>
              <dc:creator>Owen Kellett</dc:creator>
              <dc:date>2008-11-24T10:05:00</dc:date>
            </office:change-info>
          </text:insertion>
        </text:changed-region>
        <text:changed-region text:id="ct143012368">
          <text:insertion>
            <office:change-info>
              <dc:creator>Owen Kellett</dc:creator>
              <dc:date>2008-11-24T09:52:00</dc:date>
            </office:change-info>
          </text:insertion>
        </text:changed-region>
        <text:changed-region text:id="ct143028032">
          <text:insertion>
            <office:change-info>
              <dc:creator>Owen Kellett</dc:creator>
              <dc:date>2008-11-24T09:41:00</dc:date>
            </office:change-info>
          </text:insertion>
        </text:changed-region>
        <text:changed-region text:id="ct143531624">
          <text:deletion>
            <office:change-info>
              <dc:creator>Owen Kellett</dc:creator>
              <dc:date>2008-11-24T09:41:00</dc:date>
            </office:change-info>
            <text:p text:style-name="P21">script </text:p>
          </text:deletion>
        </text:changed-region>
        <text:changed-region text:id="ct143533000">
          <text:insertion>
            <office:change-info>
              <dc:creator>Owen Kellett</dc:creator>
              <dc:date>2008-11-24T09:41:00</dc:date>
            </office:change-info>
          </text:insertion>
        </text:changed-region>
        <text:changed-region text:id="ct143534120">
          <text:deletion>
            <office:change-info>
              <dc:creator>Owen Kellett</dc:creator>
              <dc:date>2008-11-24T09:41:00</dc:date>
            </office:change-info>
            <text:p text:style-name="P21"><text:s/>root</text:p>
          </text:deletion>
        </text:changed-region>
        <text:changed-region text:id="ct143534440">
          <text:insertion>
            <office:change-info>
              <dc:creator>Owen Kellett</dc:creator>
              <dc:date>2008-11-24T09:41:00</dc:date>
            </office:change-info>
          </text:insertion>
        </text:changed-region>
        <text:changed-region text:id="ct143528816">
          <text:deletion>
            <office:change-info>
              <dc:creator>Owen Kellett</dc:creator>
              <dc:date>2008-11-24T09:47:00</dc:date>
            </office:change-info>
            <text:p text:style-name="P21">has the following form:</text:p>
          </text:deletion>
        </text:changed-region>
        <text:changed-region text:id="ct143528912">
          <text:insertion>
            <office:change-info>
              <dc:creator>Owen Kellett</dc:creator>
              <dc:date>2008-11-24T09:47:00</dc:date>
            </office:change-info>
          </text:insertion>
        </text:changed-region>
        <text:changed-region text:id="ct142783048">
          <text:insertion>
            <office:change-info>
              <dc:creator>Owen Kellett</dc:creator>
              <dc:date>2008-11-24T09:48:00</dc:date>
            </office:change-info>
          </text:insertion>
        </text:changed-region>
        <text:changed-region text:id="ct143535152">
          <text:insertion>
            <office:change-info>
              <dc:creator>Owen Kellett</dc:creator>
              <dc:date>2008-11-24T09:49:00</dc:date>
            </office:change-info>
          </text:insertion>
        </text:changed-region>
        <text:changed-region text:id="ct143535592">
          <text:insertion>
            <office:change-info>
              <dc:creator>Owen Kellett</dc:creator>
              <dc:date>2008-11-24T09:50:00</dc:date>
            </office:change-info>
          </text:insertion>
        </text:changed-region>
        <text:changed-region text:id="ct143536344">
          <text:insertion>
            <office:change-info>
              <dc:creator>Owen Kellett</dc:creator>
              <dc:date>2008-11-24T09:54:00</dc:date>
            </office:change-info>
          </text:insertion>
        </text:changed-region>
        <text:changed-region text:id="ct143536440">
          <text:deletion>
            <office:change-info>
              <dc:creator>Owen Kellett</dc:creator>
              <dc:date>2008-11-24T09:54:00</dc:date>
            </office:change-info>
            <text:p text:style-name="P12"/>
            <text:list text:style-name="L3">
              <text:list-item>
                <text:p text:style-name="P30">For Unix:</text:p>
              </text:list-item>
            </text:list>
          </text:deletion>
        </text:changed-region>
        <text:changed-region text:id="ct143026968">
          <text:deletion>
            <office:change-info>
              <dc:creator>Owen Kellett</dc:creator>
              <dc:date>2008-11-24T09:55:00</dc:date>
            </office:change-info>
            <text:p text:style-name="P31">sgs.sh</text:p>
          </text:deletion>
        </text:changed-region>
        <text:changed-region text:id="ct143535432">
          <text:insertion>
            <office:change-info>
              <dc:creator>Owen Kellett</dc:creator>
              <dc:date>2008-11-24T09:55:00</dc:date>
            </office:change-info>
          </text:insertion>
        </text:changed-region>
        <text:changed-region text:id="ct143025104">
          <text:insertion>
            <office:change-info>
              <dc:creator>Owen Kellett</dc:creator>
              <dc:date>2008-11-24T09:55:00</dc:date>
            </office:change-info>
          </text:insertion>
        </text:changed-region>
        <text:changed-region text:id="ct143536184">
          <text:deletion>
            <office:change-info>
              <dc:creator>Owen Kellett</dc:creator>
              <dc:date>2008-11-24T09:55:00</dc:date>
            </office:change-info>
            <text:list text:style-name="L3">
              <text:list-item text:start-value="1">
                <text:p text:style-name="P32"/>
              </text:list-item>
              <text:list-item>
                <text:p text:style-name="P33"><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3027936">
          <text:deletion>
            <office:change-info>
              <dc:creator>Owen Kellett</dc:creator>
              <dc:date>2008-11-24T09:54:00</dc:date>
            </office:change-info>
            <text:list text:style-name="L3">
              <text:list-item text:start-value="1">
                <text:p text:style-name="P34"/>
              </text:list-item>
              <text:list-item>
                <text:p text:style-name="P35">For Windows:</text:p>
              </text:list-item>
            </text:list>
          </text:deletion>
        </text:changed-region>
        <text:changed-region text:id="ct142783208">
          <text:deletion>
            <office:change-info>
              <dc:creator>Owen Kellett</dc:creator>
              <dc:date>2008-11-24T09:55:00</dc:date>
            </office:change-info>
            <text:p text:style-name="P31"><text:span text:style-name="T17">app_classpath</text:span><text:span text:style-name="T5"> </text:span><text:span text:style-name="T17">app_config_file</text:span></text:p>
          </text:deletion>
        </text:changed-region>
        <text:changed-region text:id="ct143534216">
          <text:insertion>
            <office:change-info>
              <dc:creator>Owen Kellett</dc:creator>
              <dc:date>2008-11-24T10:50:00</dc:date>
            </office:change-info>
          </text:insertion>
        </text:changed-region>
        <text:changed-region text:id="ct142779848">
          <text:insertion>
            <office:change-info>
              <dc:creator>Owen Kellett</dc:creator>
              <dc:date>2008-11-24T09:55:00</dc:date>
            </office:change-info>
          </text:insertion>
        </text:changed-region>
        <text:changed-region text:id="ct143474400">
          <text:deletion>
            <office:change-info>
              <dc:creator>Owen Kellett</dc:creator>
              <dc:date>2008-11-24T09:55:00</dc:date>
            </office:change-info>
            <text:p text:style-name="P13">app_classpath</text:p>
          </text:deletion>
        </text:changed-region>
        <text:changed-region text:id="ct143535056">
          <text:insertion>
            <office:change-info>
              <dc:creator>Owen Kellett</dc:creator>
              <dc:date>2008-11-24T09:55:00</dc:date>
            </office:change-info>
          </text:insertion>
        </text:changed-region>
        <text:changed-region text:id="ct143536024">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42757560">
          <text:insertion>
            <office:change-info>
              <dc:creator>Owen Kellett</dc:creator>
              <dc:date>2008-11-24T09:55:00</dc:date>
            </office:change-info>
          </text:insertion>
        </text:changed-region>
        <text:changed-region text:id="ct143535688">
          <text:insertion>
            <office:change-info>
              <dc:creator>Owen Kellett</dc:creator>
              <dc:date>2008-11-24T09:56:00</dc:date>
            </office:change-info>
          </text:insertion>
        </text:changed-region>
        <text:changed-region text:id="ct143530136">
          <text:insertion>
            <office:change-info>
              <dc:creator>Owen Kellett</dc:creator>
              <dc:date>2008-11-24T09:57:00</dc:date>
            </office:change-info>
          </text:insertion>
        </text:changed-region>
        <text:changed-region text:id="ct143535248">
          <text:insertion>
            <office:change-info>
              <dc:creator>Owen Kellett</dc:creator>
              <dc:date>2008-11-24T09:58:00</dc:date>
            </office:change-info>
          </text:insertion>
        </text:changed-region>
        <text:changed-region text:id="ct143531720">
          <text:insertion>
            <office:change-info>
              <dc:creator>Owen Kellett</dc:creator>
              <dc:date>2008-11-24T09:59:00</dc:date>
            </office:change-info>
          </text:insertion>
        </text:changed-region>
        <text:changed-region text:id="ct143534344">
          <text:insertion>
            <office:change-info>
              <dc:creator>Owen Kellett</dc:creator>
              <dc:date>2008-11-24T10:00:00</dc:date>
            </office:change-info>
          </text:insertion>
        </text:changed-region>
        <text:changed-region text:id="ct143474216">
          <text:insertion>
            <office:change-info>
              <dc:creator>Owen Kellett</dc:creator>
              <dc:date>2008-11-24T10:01:00</dc:date>
            </office:change-info>
          </text:insertion>
        </text:changed-region>
        <text:changed-region text:id="ct142781120">
          <text:insertion>
            <office:change-info>
              <dc:creator>Owen Kellett</dc:creator>
              <dc:date>2008-11-24T10:05:00</dc:date>
            </office:change-info>
          </text:insertion>
        </text:changed-region>
        <text:changed-region text:id="ct142791904">
          <text:insertion>
            <office:change-info>
              <dc:creator>Owen Kellett</dc:creator>
              <dc:date>2008-11-24T10:06:00</dc:date>
            </office:change-info>
          </text:insertion>
        </text:changed-region>
        <text:changed-region text:id="ct142803576">
          <text:insertion>
            <office:change-info>
              <dc:creator>Owen Kellett</dc:creator>
              <dc:date>2008-11-24T10:07:00</dc:date>
            </office:change-info>
          </text:insertion>
        </text:changed-region>
        <text:changed-region text:id="ct142796184">
          <text:insertion>
            <office:change-info>
              <dc:creator>Owen Kellett</dc:creator>
              <dc:date>2008-11-24T10:08:00</dc:date>
            </office:change-info>
          </text:insertion>
        </text:changed-region>
        <text:changed-region text:id="ct142782840">
          <text:insertion>
            <office:change-info>
              <dc:creator>Owen Kellett</dc:creator>
              <dc:date>2008-11-24T10:09:00</dc:date>
            </office:change-info>
          </text:insertion>
        </text:changed-region>
        <text:changed-region text:id="ct142782392">
          <text:insertion>
            <office:change-info>
              <dc:creator>Owen Kellett</dc:creator>
              <dc:date>2008-11-24T10:12:00</dc:date>
            </office:change-info>
          </text:insertion>
        </text:changed-region>
        <text:changed-region text:id="ct143543392">
          <text:insertion>
            <office:change-info>
              <dc:creator>Owen Kellett</dc:creator>
              <dc:date>2008-11-24T10:13:00</dc:date>
            </office:change-info>
          </text:insertion>
        </text:changed-region>
        <text:changed-region text:id="ct142782184">
          <text:deletion>
            <office:change-info>
              <dc:creator>Owen Kellett</dc:creator>
              <dc:date>2008-11-24T10:16:00</dc:date>
            </office:change-info>
            <text:p text:style-name="P12">that use relative paths</text:p>
          </text:deletion>
        </text:changed-region>
        <text:changed-region text:id="ct143537336">
          <text:insertion>
            <office:change-info>
              <dc:creator>Owen Kellett</dc:creator>
              <dc:date>2008-11-24T10:16:00</dc:date>
            </office:change-info>
          </text:insertion>
        </text:changed-region>
        <text:changed-region text:id="ct143539264">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546528">
          <text:insertion>
            <office:change-info>
              <dc:creator>Owen Kellett</dc:creator>
              <dc:date>2008-11-24T10:16:00</dc:date>
            </office:change-info>
          </text:insertion>
        </text:changed-region>
        <text:changed-region text:id="ct142800696">
          <text:insertion>
            <office:change-info>
              <dc:creator>Owen Kellett</dc:creator>
              <dc:date>2008-11-24T10:16:00</dc:date>
            </office:change-info>
          </text:insertion>
        </text:changed-region>
        <text:changed-region text:id="ct143547816">
          <text:insertion>
            <office:change-info>
              <dc:creator>Owen Kellett</dc:creator>
              <dc:date>2008-11-24T10:17:00</dc:date>
            </office:change-info>
          </text:insertion>
        </text:changed-region>
        <text:changed-region text:id="ct143548008">
          <text:deletion>
            <office:change-info>
              <dc:creator>Owen Kellett</dc:creator>
              <dc:date>2008-11-24T10:17:00</dc:date>
            </office:change-info>
            <text:p text:style-name="P12">So,</text:p>
          </text:deletion>
        </text:changed-region>
        <text:changed-region text:id="ct143548944">
          <text:insertion>
            <office:change-info>
              <dc:creator>Owen Kellett</dc:creator>
              <dc:date>2008-11-24T10:17:00</dc:date>
            </office:change-info>
          </text:insertion>
        </text:changed-region>
        <text:changed-region text:id="ct143547912">
          <text:insertion>
            <office:change-info>
              <dc:creator>Owen Kellett</dc:creator>
              <dc:date>2008-11-24T10:17:00</dc:date>
            </office:change-info>
          </text:insertion>
        </text:changed-region>
        <text:changed-region text:id="ct143027560">
          <text:deletion>
            <office:change-info>
              <dc:creator>Owen Kellett</dc:creator>
              <dc:date>2008-11-24T10:17:00</dc:date>
            </office:change-info>
            <text:list text:style-name="L4">
              <text:list-item>
                <text:p text:style-name="P36">Add the environment variable SGSHOME to your environment and set it to the directory where you installed the Project Darkstar Server.</text:p>
              </text:list-item>
              <text:list-item>
                <text:p text:style-name="P36">Add SG<text:span text:style-name="T1">SHOME</text:span> to your execution path, where SG<text:span text:style-name="T1">SHOME</text:span> is your PDS install directory. </text:p>
              </text:list-item>
              <text:list-item>
                <text:p text:style-name="P36"/>
              </text:list-item>
            </text:list>
          </text:deletion>
        </text:changed-region>
        <text:changed-region text:id="ct142805896">
          <text:deletion>
            <office:change-info>
              <dc:creator>Owen Kellett</dc:creator>
              <dc:date>2008-11-24T10:18:00</dc:date>
            </office:change-info>
            <text:p text:style-name="Text_20_body">tutorial </text:p>
          </text:deletion>
        </text:changed-region>
        <text:changed-region text:id="ct142803216">
          <text:insertion>
            <office:change-info>
              <dc:creator>Owen Kellett</dc:creator>
              <dc:date>2008-11-24T10:18:00</dc:date>
            </office:change-info>
          </text:insertion>
        </text:changed-region>
        <text:changed-region text:id="ct143545208">
          <text:deletion>
            <office:change-info>
              <dc:creator>Owen Kellett</dc:creator>
              <dc:date>2008-11-24T10:18:00</dc:date>
            </office:change-info>
            <text:p text:style-name="P37">/tutorial</text:p>
          </text:deletion>
        </text:changed-region>
        <text:changed-region text:id="ct143549160">
          <text:insertion>
            <office:change-info>
              <dc:creator>Owen Kellett</dc:creator>
              <dc:date>2008-11-24T10:18:00</dc:date>
            </office:change-info>
          </text:insertion>
        </text:changed-region>
        <text:changed-region text:id="ct143548104">
          <text:insertion>
            <office:change-info>
              <dc:creator>Owen Kellett</dc:creator>
              <dc:date>2008-11-24T10:19:00</dc:date>
            </office:change-info>
          </text:insertion>
        </text:changed-region>
        <text:changed-region text:id="ct143549040">
          <text:deletion>
            <office:change-info>
              <dc:creator>Owen Kellett</dc:creator>
              <dc:date>2008-11-24T10:20:00</dc:date>
            </office:change-info>
            <text:list text:style-name="L5">
              <text:list-item>
                <text:p text:style-name="P38"/>
              </text:list-item>
            </text:list>
            <text:list text:style-name="L6">
              <text:list-item>
                <text:p text:style-name="P39">For Unix:</text:p>
              </text:list-item>
            </text:list>
          </text:deletion>
        </text:changed-region>
        <text:changed-region text:id="ct143537240">
          <text:deletion>
            <office:change-info>
              <dc:creator>Owen Kellett</dc:creator>
              <dc:date>2008-11-24T10:19:00</dc:date>
            </office:change-info>
            <text:p text:style-name="P31">sgs.sh</text:p>
          </text:deletion>
        </text:changed-region>
        <text:changed-region text:id="ct142808472">
          <text:insertion>
            <office:change-info>
              <dc:creator>Owen Kellett</dc:creator>
              <dc:date>2008-11-24T10:19:00</dc:date>
            </office:change-info>
          </text:insertion>
        </text:changed-region>
        <text:changed-region text:id="ct142805528">
          <text:insertion>
            <office:change-info>
              <dc:creator>Owen Kellett</dc:creator>
              <dc:date>2008-11-24T10:20:00</dc:date>
            </office:change-info>
          </text:insertion>
        </text:changed-region>
        <text:changed-region text:id="ct142755152">
          <text:deletion>
            <office:change-info>
              <dc:creator>Owen Kellett</dc:creator>
              <dc:date>2008-11-24T10:20:00</dc:date>
            </office:change-info>
            <text:list text:style-name="L6">
              <text:list-item text:start-value="1">
                <text:p text:style-name="P40"><text:s/>tutorial.jar HelloWorld.properties</text:p>
              </text:list-item>
            </text:list>
            <text:list text:style-name="L7">
              <text:list-item>
                <text:p text:style-name="P41">For Windows:</text:p>
              </text:list-item>
            </text:list>
            <text:list text:style-name="L4" text:continue-numbering="true">
              <text:list-item>
                <text:p text:style-name="P42">sgs tutorial.jar HelloWorld.properties</text:p>
              </text:list-item>
            </text:list>
          </text:deletion>
        </text:changed-region>
        <text:changed-region text:id="ct143546352">
          <text:deletion>
            <office:change-info>
              <dc:creator>Owen Kellett</dc:creator>
              <dc:date>2008-11-24T10:21:00</dc:date>
            </office:change-info>
            <text:p text:style-name="P43">script files <text:span text:style-name="T12">sgs.bat</text:span> and <text:span text:style-name="T12">sgs.sh</text:span> to see how to run PDS applications</text:p>
          </text:deletion>
        </text:changed-region>
        <text:changed-region text:id="ct142821728">
          <text:insertion>
            <office:change-info>
              <dc:creator>Owen Kellett</dc:creator>
              <dc:date>2008-11-24T10:21:00</dc:date>
            </office:change-info>
          </text:insertion>
        </text:changed-region>
        <text:changed-region text:id="ct142802272">
          <text:deletion>
            <office:change-info>
              <dc:creator>Owen Kellett</dc:creator>
              <dc:date>2008-11-24T10:21:00</dc:date>
            </office:change-info>
            <text:p text:style-name="P44">,</text:p>
          </text:deletion>
        </text:changed-region>
        <text:changed-region text:id="ct143546136">
          <text:insertion>
            <office:change-info>
              <dc:creator>Owen Kellett</dc:creator>
              <dc:date>2008-11-24T10:21:00</dc:date>
            </office:change-info>
          </text:insertion>
        </text:changed-region>
        <text:changed-region text:id="ct143543296">
          <text:insertion>
            <office:change-info>
              <dc:creator>Owen Kellett</dc:creator>
              <dc:date>2008-11-24T10:22:00</dc:date>
            </office:change-info>
          </text:insertion>
        </text:changed-region>
        <text:changed-region text:id="ct143547632">
          <text:insertion>
            <office:change-info>
              <dc:creator>Owen Kellett</dc:creator>
              <dc:date>2008-11-24T10:21:00</dc:date>
            </office:change-info>
          </text:insertion>
        </text:changed-region>
        <text:changed-region text:id="ct143552904">
          <text:insertion>
            <office:change-info>
              <dc:creator>Owen Kellett</dc:creator>
              <dc:date>2008-11-24T10:23:00</dc:date>
            </office:change-info>
          </text:insertion>
        </text:changed-region>
        <text:changed-region text:id="ct143554232">
          <text:insertion>
            <office:change-info>
              <dc:creator>Owen Kellett</dc:creator>
              <dc:date>2008-11-24T10:23:00</dc:date>
            </office:change-info>
          </text:insertion>
        </text:changed-region>
        <text:changed-region text:id="ct143552776">
          <text:insertion>
            <office:change-info>
              <dc:creator>Owen Kellett</dc:creator>
              <dc:date>2008-11-24T10:23:00</dc:date>
            </office:change-info>
          </text:insertion>
        </text:changed-region>
        <text:changed-region text:id="ct143542240">
          <text:deletion>
            <office:change-info>
              <dc:creator>Jane Loizeaux</dc:creator>
              <dc:date>2008-04-22T17:11:00</dc:date>
            </office:change-info>
            <text:p text:style-name="P45">/*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56592">
          <text:insertion>
            <office:change-info>
              <dc:creator>Jane Loizeaux</dc:creator>
              <dc:date>2008-04-22T17:11:00</dc:date>
            </office:change-info>
          </text:insertion>
        </text:changed-region>
        <text:changed-region text:id="ct143567864">
          <text:deletion>
            <office:change-info>
              <dc:creator>Jeffrey Kesselman</dc:creator>
              <dc:date>2007-02-09T15:00:00</dc:date>
            </office:change-info>
            <text:p text:style-name="P46">When we say that tasks execute in an “apparently monothreaded manner,” what we really mean is that they are deadlock-proof and race-condition proof.</text:p>
          </text:deletion>
        </text:changed-region>
        <text:changed-region text:id="ct143567744">
          <text:insertion>
            <office:change-info>
              <dc:creator>Jeffrey Kesselman</dc:creator>
              <dc:date>2007-02-09T15:00:00</dc:date>
            </office:change-info>
          </text:insertion>
        </text:changed-region>
        <text:changed-region text:id="ct143561704">
          <text:insertion>
            <office:change-info>
              <dc:creator>Jeffrey Kesselman</dc:creator>
              <dc:date>2007-02-09T15:00:00</dc:date>
            </office:change-info>
          </text:insertion>
        </text:changed-region>
        <text:changed-region text:id="ct143567984">
          <text:deletion>
            <office:change-info>
              <dc:creator>Jeffrey Kesselman</dc:creator>
              <dc:date>2007-02-09T15:00:00</dc:date>
            </office:change-info>
            <text:p text:style-name="P46">really executed them in a monothreaded manner</text:p>
          </text:deletion>
        </text:changed-region>
        <text:changed-region text:id="ct143566256">
          <text:insertion>
            <office:change-info>
              <dc:creator>Jeffrey Kesselman</dc:creator>
              <dc:date>2007-02-09T15:00:00</dc:date>
            </office:change-info>
          </text:insertion>
        </text:changed-region>
        <text:changed-region text:id="ct143568304">
          <text:deletion>
            <office:change-info>
              <dc:creator>Jeffrey Kesselman</dc:creator>
              <dc:date>2007-02-09T15:00:00</dc:date>
            </office:change-info>
            <text:p text:style-name="P46">,</text:p>
          </text:deletion>
        </text:changed-region>
        <text:changed-region text:id="ct143568400">
          <text:deletion>
            <office:change-info>
              <dc:creator>Jeffrey Kesselman</dc:creator>
              <dc:date>2007-02-09T15:00:00</dc:date>
            </office:change-info>
            <text:p text:style-name="P46">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6">Although a <text:span text:style-name="T19">SGS</text:span> <text:span text:style-name="T19">application</text:span> will never </text:p>
          </text:deletion>
        </text:changed-region>
        <text:changed-region text:id="ct143566512">
          <text:insertion>
            <office:change-info>
              <dc:creator>Jeffrey Kesselman</dc:creator>
              <dc:date>2007-02-09T15:00:00</dc:date>
            </office:change-info>
          </text:insertion>
        </text:changed-region>
        <text:changed-region text:id="ct143570880">
          <text:insertion>
            <office:change-info>
              <dc:creator>Jeffrey Kesselman</dc:creator>
              <dc:date>2007-02-09T15:01:00</dc:date>
            </office:change-info>
          </text:insertion>
        </text:changed-region>
        <text:changed-region text:id="ct143566736">
          <text:insertion>
            <office:change-info>
              <dc:creator>Jeffrey Kesselman</dc:creator>
              <dc:date>2007-02-09T15:01:00</dc:date>
            </office:change-info>
          </text:insertion>
        </text:changed-region>
        <text:changed-region text:id="ct143567208">
          <text:insertion>
            <office:change-info>
              <dc:creator>Jeffrey Kesselman</dc:creator>
              <dc:date>2007-02-09T15:01:00</dc:date>
            </office:change-info>
          </text:insertion>
        </text:changed-region>
        <text:changed-region text:id="ct143570976">
          <text:insertion>
            <office:change-info>
              <dc:creator>Jeffrey Kesselman</dc:creator>
              <dc:date>2007-02-09T15:02:00</dc:date>
            </office:change-info>
          </text:insertion>
        </text:changed-region>
        <text:changed-region text:id="ct143565240">
          <text:insertion>
            <office:change-info>
              <dc:creator>Jeffrey Kesselman</dc:creator>
              <dc:date>2007-02-09T15:02:00</dc:date>
            </office:change-info>
          </text:insertion>
        </text:changed-region>
        <text:changed-region text:id="ct142838912">
          <text:insertion>
            <office:change-info>
              <dc:creator>Jeffrey Kesselman</dc:creator>
              <dc:date>2007-02-09T15:02:00</dc:date>
            </office:change-info>
          </text:insertion>
        </text:changed-region>
        <text:changed-region text:id="ct142841912">
          <text:deletion>
            <office:change-info>
              <dc:creator>Jeffrey Kesselman</dc:creator>
              <dc:date>2007-02-09T15:03:00</dc:date>
            </office:change-info>
            <text:p text:style-name="P46"><text:span text:style-name="Emphasis">deadlock or race, <text:s/>there is a cost in both latency and processor usage in aborting a Task. </text:span></text:p>
          </text:deletion>
        </text:changed-region>
        <text:changed-region text:id="ct142841008">
          <text:deletion>
            <office:change-info>
              <dc:creator>Jeffrey Kesselman</dc:creator>
              <dc:date>2007-02-09T15:05:00</dc:date>
            </office:change-info>
            <text:p text:style-name="P46"><text:span text:style-name="Emphasis">For that reason, if you wish to achieve optimal performance, <text:s/>it is </text:span></text:p>
          </text:deletion>
        </text:changed-region>
        <text:changed-region text:id="ct142843552">
          <text:deletion>
            <office:change-info>
              <dc:creator>Jeffrey Kesselman</dc:creator>
              <dc:date>2007-02-09T15:03:00</dc:date>
            </office:change-info>
            <text:p text:style-name="P46"><text:span text:style-name="Emphasis">still </text:span></text:p>
          </text:deletion>
        </text:changed-region>
        <text:changed-region text:id="ct142837968">
          <text:deletion>
            <office:change-info>
              <dc:creator>Jeffrey Kesselman</dc:creator>
              <dc:date>2007-02-09T15:05:00</dc:date>
            </office:change-info>
            <text:p text:style-name="P46"><text:span text:style-name="Emphasis">important to design your data structures and game logic with as little potential object-contention as possible.</text:span></text:p>
          </text:deletion>
        </text:changed-region>
        <text:changed-region text:id="ct143566048">
          <text:insertion>
            <office:change-info>
              <dc:creator>Jeffrey Kesselman</dc:creator>
              <dc:date>2007-02-09T15:03:00</dc:date>
            </office:change-info>
          </text:insertion>
        </text:changed-region>
        <text:changed-region text:id="ct143574840">
          <text:insertion>
            <office:change-info>
              <dc:creator>Jeffrey Kesselman</dc:creator>
              <dc:date>2007-02-09T15:03:00</dc:date>
            </office:change-info>
          </text:insertion>
        </text:changed-region>
        <text:changed-region text:id="ct143577224">
          <text:insertion>
            <office:change-info>
              <dc:creator>Jeffrey Kesselman</dc:creator>
              <dc:date>2007-02-09T15:03:00</dc:date>
            </office:change-info>
          </text:insertion>
        </text:changed-region>
        <text:changed-region text:id="ct143579536">
          <text:insertion>
            <office:change-info>
              <dc:creator>Jeffrey Kesselman</dc:creator>
              <dc:date>2007-02-09T15:03:00</dc:date>
            </office:change-info>
          </text:insertion>
        </text:changed-region>
        <text:changed-region text:id="ct143581248">
          <text:insertion>
            <office:change-info>
              <dc:creator>Jeffrey Kesselman</dc:creator>
              <dc:date>2007-02-09T15:04:00</dc:date>
            </office:change-info>
          </text:insertion>
        </text:changed-region>
        <text:changed-region text:id="ct143584072">
          <text:insertion>
            <office:change-info>
              <dc:creator>Jeffrey Kesselman</dc:creator>
              <dc:date>2007-02-09T15:04:00</dc:date>
            </office:change-info>
          </text:insertion>
        </text:changed-region>
        <text:changed-region text:id="ct143586960">
          <text:insertion>
            <office:change-info>
              <dc:creator>Jeffrey Kesselman</dc:creator>
              <dc:date>2007-02-09T15:04:00</dc:date>
            </office:change-info>
          </text:insertion>
        </text:changed-region>
        <text:changed-region text:id="ct143564992">
          <text:insertion>
            <office:change-info>
              <dc:creator>Jeffrey Kesselman</dc:creator>
              <dc:date>2007-02-09T15:05:00</dc:date>
            </office:change-info>
          </text:insertion>
        </text:changed-region>
        <text:changed-region text:id="ct143570120">
          <text:insertion>
            <office:change-info>
              <dc:creator>Jeffrey Kesselman</dc:creator>
              <dc:date>2007-02-09T15:05:00</dc:date>
            </office:change-info>
          </text:insertion>
        </text:changed-region>
        <text:changed-region text:id="ct142838568">
          <text:insertion>
            <office:change-info>
              <dc:creator>Jeffrey Kesselman</dc:creator>
              <dc:date>2007-02-09T15:06:00</dc:date>
            </office:change-info>
          </text:insertion>
        </text:changed-region>
        <text:changed-region text:id="ct143578160">
          <text:insertion>
            <office:change-info>
              <dc:creator>Jeffrey Kesselman</dc:creator>
              <dc:date>2007-02-09T15:06:00</dc:date>
            </office:change-info>
          </text:insertion>
        </text:changed-region>
        <text:changed-region text:id="ct143581784">
          <text:insertion>
            <office:change-info>
              <dc:creator>Jeffrey Kesselman</dc:creator>
              <dc:date>2007-02-09T15:06:00</dc:date>
            </office:change-info>
          </text:insertion>
        </text:changed-region>
        <text:changed-region text:id="ct143590560">
          <text:deletion>
            <office:change-info>
              <dc:creator>Jane Loizeaux</dc:creator>
              <dc:date>2008-04-22T17:12: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585696">
          <text:insertion>
            <office:change-info>
              <dc:creator>Jane Loizeaux</dc:creator>
              <dc:date>2008-04-22T17:12:00</dc:date>
            </office:change-info>
          </text:insertion>
        </text:changed-region>
        <text:changed-region text:id="ct143609152">
          <text:deletion>
            <office:change-info>
              <dc:creator>Jane Loizeaux</dc:creator>
              <dc:date>2008-04-22T17:13: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608208">
          <text:insertion>
            <office:change-info>
              <dc:creator>Jane Loizeaux</dc:creator>
              <dc:date>2008-04-22T17:13:00</dc:date>
            </office:change-info>
          </text:insertion>
        </text:changed-region>
        <text:changed-region text:id="ct143633048">
          <text:deletion>
            <office:change-info>
              <dc:creator>Jane Loizeaux</dc:creator>
              <dc:date>2008-04-22T17:14: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629136">
          <text:insertion>
            <office:change-info>
              <dc:creator>Jane Loizeaux</dc:creator>
              <dc:date>2008-04-22T17:14:00</dc:date>
            </office:change-info>
          </text:insertion>
        </text:changed-region>
        <text:changed-region text:id="ct143644304">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644496">
          <text:insertion>
            <office:change-info>
              <dc:creator>Jane Loizeaux</dc:creator>
              <dc:date>2008-04-22T17:15:00</dc:date>
            </office:change-info>
          </text:insertion>
        </text:changed-region>
        <text:changed-region text:id="ct143653048">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652152">
          <text:insertion>
            <office:change-info>
              <dc:creator>Jane Loizeaux</dc:creator>
              <dc:date>2008-04-22T17:15:00</dc:date>
            </office:change-info>
          </text:insertion>
        </text:changed-region>
        <text:changed-region text:id="ct143458144">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455520">
          <text:deletion>
            <office:change-info>
              <dc:creator>Jeffrey Kesselman</dc:creator>
              <dc:date>2007-02-09T15:21:00</dc:date>
            </office:change-info>
            <text:p text:style-name="P4">o</text:p>
          </text:deletion>
        </text:changed-region>
        <text:changed-region text:id="ct143654568">
          <text:insertion>
            <office:change-info>
              <dc:creator>Jeffrey Kesselman</dc:creator>
              <dc:date>2007-02-09T15:21:00</dc:date>
            </office:change-info>
          </text:insertion>
        </text:changed-region>
        <text:changed-region text:id="ct142874536">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666648">
          <text:insertion>
            <office:change-info>
              <dc:creator>Jeffrey Kesselman</dc:creator>
              <dc:date>2007-02-09T15:21:00</dc:date>
            </office:change-info>
          </text:insertion>
        </text:changed-region>
        <text:changed-region text:id="ct143455616">
          <text:insertion>
            <office:change-info>
              <dc:creator>Jeffrey Kesselman</dc:creator>
              <dc:date>2007-02-09T15:22:00</dc:date>
            </office:change-info>
          </text:insertion>
        </text:changed-region>
        <text:changed-region text:id="ct143455416">
          <text:insertion>
            <office:change-info>
              <dc:creator>Jeffrey Kesselman</dc:creator>
              <dc:date>2007-02-09T15:22:00</dc:date>
            </office:change-info>
          </text:insertion>
        </text:changed-region>
        <text:changed-region text:id="ct143459400">
          <text:insertion>
            <office:change-info>
              <dc:creator>Jeffrey Kesselman</dc:creator>
              <dc:date>2007-02-09T15:23:00</dc:date>
            </office:change-info>
          </text:insertion>
        </text:changed-region>
        <text:changed-region text:id="ct143669728">
          <text:deletion>
            <office:change-info>
              <dc:creator>Jeffrey Kesselman</dc:creator>
              <dc:date>2007-02-09T15:23:00</dc:date>
            </office:change-info>
            <text:p text:style-name="Text_20_body">acknowledges</text:p>
          </text:deletion>
        </text:changed-region>
        <text:changed-region text:id="ct143464224">
          <text:insertion>
            <office:change-info>
              <dc:creator>Jeffrey Kesselman</dc:creator>
              <dc:date>2007-02-09T15:23:00</dc:date>
            </office:change-info>
          </text:insertion>
        </text:changed-region>
        <text:changed-region text:id="ct143454888">
          <text:deletion>
            <office:change-info>
              <dc:creator>Jane Loizeaux</dc:creator>
              <dc:date>2008-04-22T17:16: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3670464">
          <text:insertion>
            <office:change-info>
              <dc:creator>Jane Loizeaux</dc:creator>
              <dc:date>2008-04-22T17:16:00</dc:date>
            </office:change-info>
          </text:insertion>
        </text:changed-region>
        <text:changed-region text:id="ct142874824">
          <text:deletion>
            <office:change-info>
              <dc:creator>Jane Loizeaux</dc:creator>
              <dc:date>2008-04-22T17:17: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465320">
          <text:insertion>
            <office:change-info>
              <dc:creator>Jane Loizeaux</dc:creator>
              <dc:date>2008-04-22T17:17:00</dc:date>
            </office:change-info>
          </text:insertion>
        </text:changed-region>
        <text:changed-region text:id="ct143692264">
          <text:deletion>
            <office:change-info>
              <dc:creator>Jane Loizeaux</dc:creator>
              <dc:date>2008-04-22T17:17: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92144">
          <text:insertion>
            <office:change-info>
              <dc:creator>Jane Loizeaux</dc:creator>
              <dc:date>2008-04-22T17:17:00</dc:date>
            </office:change-info>
          </text:insertion>
        </text:changed-region>
        <text:changed-region text:id="ct143715544">
          <text:deletion>
            <office:change-info>
              <dc:creator>Jane Loizeaux</dc:creator>
              <dc:date>2008-04-22T17:18: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12936">
          <text:insertion>
            <office:change-info>
              <dc:creator>Jane Loizeaux</dc:creator>
              <dc:date>2008-04-22T17:18:00</dc:date>
            </office:change-info>
          </text:insertion>
        </text:changed-region>
        <text:changed-region text:id="ct143728440">
          <text:deletion>
            <office:change-info>
              <dc:creator>Jane Loizeaux</dc:creator>
              <dc:date>2008-04-22T17:18: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726456">
          <text:insertion>
            <office:change-info>
              <dc:creator>Jane Loizeaux</dc:creator>
              <dc:date>2008-04-22T17:19:00</dc:date>
            </office:change-info>
          </text:insertion>
        </text:changed-region>
        <text:changed-region text:id="ct143742392">
          <text:insertion>
            <office:change-info>
              <dc:creator>Jane Loizeaux</dc:creator>
              <dc:date>2008-04-22T16:37:00</dc:date>
            </office:change-info>
          </text:insertion>
        </text:changed-region>
        <text:changed-region text:id="ct143742488">
          <text:insertion>
            <office:change-info>
              <dc:creator>Jane Loizeaux</dc:creator>
              <dc:date>2008-04-22T16:38:00</dc:date>
            </office:change-info>
          </text:insertion>
        </text:changed-region>
        <text:changed-region text:id="ct14373956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53024">
          <text:insertion>
            <office:change-info>
              <dc:creator>Jane Loizeaux</dc:creator>
              <dc:date>2008-04-22T17:19:00</dc:date>
            </office:change-info>
          </text:insertion>
        </text:changed-region>
        <text:changed-region text:id="ct143754712">
          <text:deletion>
            <office:change-info>
              <dc:creator>Jane Loizeaux</dc:creator>
              <dc:date>2008-04-22T17:20: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3754904">
          <text:insertion>
            <office:change-info>
              <dc:creator>Jane Loizeaux</dc:creator>
              <dc:date>2008-04-22T17:20:00</dc:date>
            </office:change-info>
          </text:insertion>
        </text:changed-region>
        <text:changed-region text:id="ct143765008">
          <text:insertion>
            <office:change-info>
              <dc:creator>Jane Loizeaux</dc:creator>
              <dc:date>2008-04-22T16:39:00</dc:date>
            </office:change-info>
          </text:insertion>
        </text:changed-region>
        <text:changed-region text:id="ct143762664">
          <text:insertion>
            <office:change-info>
              <dc:creator>Jane Loizeaux</dc:creator>
              <dc:date>2008-04-22T17:51:14</dc:date>
            </office:change-info>
          </text:insertion>
        </text:changed-region>
        <text:changed-region text:id="ct143764176">
          <text:deletion>
            <office:change-info>
              <dc:creator>Jane Loizeaux</dc:creator>
              <dc:date>2008-04-22T16:39:00</dc:date>
            </office:change-info>
            <text:p text:style-name="Text_20_body">server stack</text:p>
          </text:deletion>
        </text:changed-region>
        <text:changed-region text:id="ct143765448">
          <text:insertion>
            <office:change-info>
              <dc:creator>Jane Loizeaux</dc:creator>
              <dc:date>2008-04-22T16:39:00</dc:date>
            </office:change-info>
          </text:insertion>
        </text:changed-region>
        <text:changed-region text:id="ct143765544">
          <text:insertion>
            <office:change-info>
              <dc:creator>Jane Loizeaux</dc:creator>
              <dc:date>2008-04-22T17:51:14</dc:date>
            </office:change-info>
          </text:insertion>
        </text:changed-region>
        <text:changed-region text:id="ct143762344">
          <text:deletion>
            <office:change-info>
              <dc:creator>Jane Loizeaux</dc:creator>
              <dc:date>2008-04-22T16:39:00</dc:date>
            </office:change-info>
            <text:p text:style-name="Text_20_body">stack</text:p>
          </text:deletion>
        </text:changed-region>
        <text:changed-region text:id="ct143762440">
          <text:insertion>
            <office:change-info>
              <dc:creator>Jane Loizeaux</dc:creator>
              <dc:date>2008-04-22T16:39:00</dc:date>
            </office:change-info>
          </text:insertion>
        </text:changed-region>
        <text:changed-region text:id="ct143788000">
          <text:deletion>
            <office:change-info>
              <dc:creator>Jane Loizeaux</dc:creator>
              <dc:date>2008-04-22T18:02:00</dc:date>
            </office:change-info>
            <text:p text:style-name="Text_20_body">.</text:p>
          </text:deletion>
        </text:changed-region>
        <text:changed-region text:id="ct143794488">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805320">
          <text:insertion>
            <office:change-info>
              <dc:creator>Jane Loizeaux</dc:creator>
              <dc:date>2008-04-22T17:21:00</dc:date>
            </office:change-info>
          </text:insertion>
        </text:changed-region>
        <text:changed-region text:id="ct143824800">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823648">
          <text:insertion>
            <office:change-info>
              <dc:creator>Jane Loizeaux</dc:creator>
              <dc:date>2008-04-22T17:22:00</dc:date>
            </office:change-info>
          </text:insertion>
        </text:changed-region>
        <text:changed-region text:id="ct143829408">
          <text:deletion>
            <office:change-info>
              <dc:creator>Jane Loizeaux</dc:creator>
              <dc:date>2008-04-22T17:22: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834096">
          <text:insertion>
            <office:change-info>
              <dc:creator>Jane Loizeaux</dc:creator>
              <dc:date>2008-04-22T17:22:00</dc:date>
            </office:change-info>
          </text:insertion>
        </text:changed-region>
        <text:changed-region text:id="ct14384856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856472">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6"/>
      <text:p text:style-name="P96"/>
      <text:p text:style-name="P96"/>
      <text:p text:style-name="P96"/>
      <text:p text:style-name="P96"/>
      <text:p text:style-name="P96"/>
      <text:p text:style-name="P97"/>
      <text:p text:style-name="P97"/>
      <text:p text:style-name="P97"/>
      <text:p text:style-name="P97"/>
      <text:p text:style-name="P98">Project Darkstar Server</text:p>
      <text:p text:style-name="P98">Application Tutorial</text:p>
      <text:p text:style-name="P1"/>
      <text:p text:style-name="Text_20_body">Copyright © 200<text:change-start text:change-id="ct142956504"/>8<text:change-end text:change-id="ct142956504"/><text:change text:change-id="ct142956760"/>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954864"/><text:change-start text:change-id="ct142954256"/>8<text:change-end text:change-id="ct14295425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text:soft-page-break/>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1">Introduction <text:s/>vi</text:p>
          <text:p text:style-name="P111">Coding Project Darkstar Server Applications <text:s/>1</text:p>
          <text:p text:style-name="P112">Goals and Philosophy <text:s/>1</text:p>
          <text:p text:style-name="P112">Approach to Execution <text:s/>1</text:p>
          <text:p text:style-name="P113">Tasks and Managers <text:s/>1</text:p>
          <text:p text:style-name="P113">Task Ordering <text:s/>2</text:p>
          <text:p text:style-name="P113">Task Lifetime <text:s/>2</text:p>
          <text:p text:style-name="P112">Managed Objects and Managed References <text:s/>3</text:p>
          <text:p text:style-name="P113">Accessing Managed Objects through Managed References <text:s/>3</text:p>
          <text:p text:style-name="P113">Designing Your Managed Objects <text:s/>4</text:p>
          <text:p text:style-name="P113">The Player Managed Object <text:s/>5</text:p>
          <text:p text:style-name="P113">The AppListener <text:s/>6</text:p>
          <text:p text:style-name="P112">Locating the Server API Classes <text:s/>9</text:p>
          <text:p text:style-name="P113">System Classes and Interfaces <text:s/>9</text:p>
          <text:p text:style-name="P113">Task Manager Classes and Interfaces <text:s/>10</text:p>
          <text:p text:style-name="P113">Data Manager Classes and Interfaces <text:s/>10</text:p>
          <text:p text:style-name="P113">Channel Manager Classes and Interfaces <text:s/>11</text:p>
          <text:p text:style-name="P111">Lesson One: Hello World! <text:s/>12</text:p>
          <text:p text:style-name="P112">Coding HelloWorld <text:s/>12</text:p>
          <text:p text:style-name="P113">HelloWorld <text:s/>12</text:p>
          <text:p text:style-name="P112">Running HelloWorld <text:s/>13</text:p>
          <text:p text:style-name="P113">Rerunning HelloWorld <text:s/>14</text:p>
          <text:p text:style-name="P111">Lesson Two: Hello Logger! <text:s/>17</text:p>
          <text:p text:style-name="P112">Coding HelloLogger <text:s/>17</text:p>
          <text:p text:style-name="P113">HelloLogger <text:s/>17</text:p>
          <text:p text:style-name="P112">The Logging Properties File <text:s/>18</text:p>
          <text:p text:style-name="P111">Lesson 3: Tasks, Managers, and Hello Timer! <text:s/>19</text:p>
          <text:p text:style-name="P112">Tasks <text:s/>19</text:p>
          <text:p text:style-name="P112"><text:soft-page-break/>Managers <text:s/>19</text:p>
          <text:p text:style-name="P112">Coding HelloTimer <text:s/>20</text:p>
          <text:p text:style-name="P113">HelloTimer <text:s/>20</text:p>
          <text:p text:style-name="P111">Lesson 4: Hello Persistence! <text:s/>23</text:p>
          <text:p text:style-name="P112">Coding HelloPersistence <text:s/>23</text:p>
          <text:p text:style-name="P113">HelloPersistence <text:s/>23</text:p>
          <text:p text:style-name="P112">Coding HelloPersistence2 <text:s/>25</text:p>
          <text:p text:style-name="P113">HelloPersistence2 <text:s/>26</text:p>
          <text:p text:style-name="P113">TrivialTimedTask <text:s/>27</text:p>
          <text:p text:style-name="P112">Coding HelloPersistence3 <text:s/>28</text:p>
          <text:p text:style-name="P113">HelloPersistence3 <text:s/>29</text:p>
          <text:p text:style-name="P111">Lesson 5: Hello User! <text:s/>32</text:p>
          <text:p text:style-name="P112">Knowing When a User Logs In <text:s/>32</text:p>
          <text:p text:style-name="P113">HelloUser <text:s/>32</text:p>
          <text:p text:style-name="P112">Direct Communication <text:s/>33</text:p>
          <text:p text:style-name="P113">HelloUser2 <text:s/>33</text:p>
          <text:p text:style-name="P113">HelloUserSessionListener <text:s/>34</text:p>
          <text:p text:style-name="P113">HelloEchoSessionListener <text:s/>36</text:p>
          <text:p text:style-name="P112">Running the Examples <text:s/>38</text:p>
          <text:p text:style-name="P111">Lesson 6: Hello Channels! <text:s/>39</text:p>
          <text:p text:style-name="P112">Coding HelloChannels <text:s/>39</text:p>
          <text:p text:style-name="P113">HelloChannels <text:s/>39</text:p>
          <text:p text:style-name="P113">HelloChannelsSessionListener <text:s/>41</text:p>
          <text:p text:style-name="P113">HelloChannelsChannelListener <text:s/>43</text:p>
          <text:p text:style-name="P112">Running HelloChannels <text:s/>44</text:p>
          <text:p text:style-name="P111">Conclusion <text:s/>45</text:p>
          <text:p text:style-name="P112">Best Practices <text:s/>45</text:p>
          <text:p text:style-name="P112">Things Not Covered in This Tutorial <text:s/>47</text:p>
          <text:p text:style-name="P111">Appendix A: SwordWorld Example Code <text:s/>49</text:p>
          <text:p text:style-name="P113">Sword World <text:s/>49</text:p>
          <text:p text:style-name="P113"><text:soft-page-break/>SwordWorldObject <text:s/>52</text:p>
          <text:p text:style-name="P113">SwordWorldRoom <text:s/>54</text:p>
          <text:p text:style-name="P113">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3003792"/></text:p>
      <text:h text:style-name="P161" text:outline-level="1"><text:change text:change-id="ct143004624"/><text:change text:change-id="ct143006144"/><text:change text:change-id="ct139886144"/><text:change text:change-id="ct143003104"/><text:change text:change-id="ct143004800"/><text:change text:change-id="ct139886000"/><text:change text:change-id="ct143002984"/>Coding <text:change text:change-id="ct143003368"/>Project Darkstar Server<text:change-start text:change-id="ct143005856"/> Applications<text:change-end text:change-id="ct143005856"/></text:h>
      <text:p text:style-name="Text_20_body">This chapter presents the fundamental concepts of how to code <text:change text:change-id="ct143001256"/><text:change-start text:change-id="ct143006288"/>game server applications in the <text:change-end text:change-id="ct143006288"/>Project Darkstar Server (PDS)<text:change-start text:change-id="ct143004168"/> environment<text:change-end text:change-id="ct143004168"/>.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3006760"/>Server (<text:change-end text:change-id="ct143006760"/>PDS<text:change-start text:change-id="ct143007776"/>)<text:change-end text:change-id="ct143007776"/> coding model, it is useful to understand the system's goals. The fundamental goals are as follows:</text:p>
      <text:list text:style-name="L8">
        <text:list-item>
          <text:p text:style-name="P134">Make server-side game code reliable, scalable, persistent, and fault-tolerant in a manner that is transparent to the game developer.</text:p>
        </text:list-item>
        <text:list-item>
          <text:p text:style-name="P134">Present a simple single-threaded event-driven programming model to the developer. The developer should never have his or her code fail due to interactions between code handling different events.<text:change-start text:change-id="ct143010992"/></text:p>
        </text:list-item>
      </text:list>
      <text:p text:style-name="P69"><text:change-end text:change-id="ct143010992"/><text:change-start text:change-id="ct143010296"/>Applications coded to run in the <text:change-end text:change-id="ct143010296"/>PDS<text:change-start text:change-id="ct143004392"/> environment are called <text:change-end text:change-id="ct143004392"/><text:span text:style-name="T1">PDS</text:span><text:change-start text:change-id="ct143008584"/><text:span text:style-name="T1"> </text:span><text:change-end text:change-id="ct143008584"/><text:change text:change-id="ct143041048"/><text:change-start text:change-id="ct143041464"/><text:span text:style-name="T1">a</text:span><text:change-end text:change-id="ct143041464"/><text:change-start text:change-id="ct143042056"/><text:span text:style-name="T1">pplications</text:span>.<text:change-end text:change-id="ct143042056"/></text:p>
      <text:h text:style-name="Heading_20_2" text:outline-level="2">Approach to Execution</text:h>
      <text:h text:style-name="Heading_20_3" text:outline-level="3"><text:change text:change-id="ct143011088"/><text:change-start text:change-id="ct143010800"/>Tasks and Managers<text:change-end text:change-id="ct143010800"/><text:change-start text:change-id="ct142514200"/></text:h>
      <text:p text:style-name="P12"><text:change-end text:change-id="ct142514200"/>From the point of view of the PDS application programmer, PDS<text:change-start text:change-id="ct143009200"/> applications execute in a<text:change-end text:change-id="ct143009200"/>n apparently<text:change-start text:change-id="ct142517872"/> m<text:change-end text:change-id="ct142517872"/><text:change-start text:change-id="ct142954960"/>onothreaded, event-driven model.<text:change-end text:change-id="ct142954960"/><text:change text:change-id="ct143041832"/><text:change-start text:change-id="ct142422824"/> <text:change-end text:change-id="ct142422824"/>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2519656"/><text:change-start text:change-id="ct142519368"/>one<text:change-end text:change-id="ct142519368"/><text:change-start text:change-id="ct142516648"/> task is aborted and scheduled for retry at a later date so that the <text:change-end text:change-id="ct142516648"/><text:change text:change-id="ct142522976"/><text:change-start text:change-id="ct142524744"/>other<text:change-end text:change-id="ct142524744"/><text:change-start text:change-id="ct142516744"/> task can complete and get out of the way.<text:change-end text:change-id="ct142516744"/><text:change text:change-id="ct142524944"/></text:p>
      <text:p text:style-name="P12">T<text:change-start text:change-id="ct142525040"/>asks are created by <text:change-end text:change-id="ct142525040"/>PDS<text:change-start text:change-id="ct143008360"/> <text:span text:style-name="T1">managers</text:span><text:change-end text:change-id="ct143008360"/><text:change text:change-id="ct143008680"/><text:change-start text:change-id="ct143011744"/><text:span text:style-name="T1">.</text:span><text:change-end text:change-id="ct143011744"/><text:change-start text:change-id="ct143042312"/><text:span text:style-name="T1"> </text:span><text:change-end text:change-id="ct143042312"/>a PDS<text:change-start text:change-id="ct143008776"/> application uses these managers to effect actions in the <text:change-end text:change-id="ct143008776"/>PDS<text:change-start text:change-id="ct142524536"/> environment and the outside world.</text:p>
      <text:p text:style-name="P12">There are three sta<text:change-end text:change-id="ct142524536"/><text:change-start text:change-id="ct143011616"/>ndard managers in the system.<text:change-end text:change-id="ct143011616"/><text:change text:change-id="ct142520136"/><text:change-start text:change-id="ct142525280"/> In addition, arbitrary managers may be coded and added to the <text:change-end text:change-id="ct142525280"/>PDS<text:change-start text:change-id="ct142517056"/> environment.<text:change-end text:change-id="ct142517056"/><text:change text:change-id="ct143042152"/><text:change-start text:change-id="ct143009296"/> The standar<text:change-end text:change-id="ct143009296"/><text:change-start text:change-id="ct142523864"/>d managers are:<text:change-end text:change-id="ct142523864"/> <text:change-start text:change-id="ct143046520"/></text:p>
      <text:list text:style-name="L9">
        <text:list-item>
          <text:p text:style-name="P116">Task Manager<text:line-break/><text:change-end text:change-id="ct143046520"/><text:span text:style-name="T42">A PDS</text:span><text:change-start text:change-id="ct143048176"/><text:span text:style-name="T42"> application can use the </text:span><text:span text:style-name="T33">Task Manager</text:span><text:span text:style-name="T42"> to queue tasks of its own. </text:span><text:change-end text:change-id="ct143048176"/><text:change text:change-id="ct143048272"/><text:change-start text:change-id="ct143048944"/><text:span text:style-name="T42">Tasks can be queued for immediate ex</text:span><text:change-end text:change-id="ct143048944"/><text:change-start text:change-id="ct143049648"/><text:span text:style-name="T42">ecution, delayed execution, or periodic execution. </text:span><text:change-end text:change-id="ct143049648"/><text:change text:change-id="ct143049744"/><text:change-start text:change-id="ct143050424"/><text:span text:style-name="T42">T</text:span><text:change-end text:change-id="ct143050424"/><text:change text:change-id="ct143050648"/><text:change-start text:change-id="ct143051264"/><text:span text:style-name="T42">a</text:span><text:change-end text:change-id="ct143051264"/><text:change-start text:change-id="ct143052616"/><text:span text:style-name="T42">sks created from within other tasks are called </text:span><text:span text:style-name="T33">child tasks.</text:span><text:change-end text:change-id="ct143052616"/><text:change text:change-id="ct143052808"/><text:change-start text:change-id="ct143049040"/><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1"><text:soft-page-break/>Data Manager<text:span text:style-name="T2"><text:line-break/></text:span><text:change-end text:change-id="ct143049040"/><text:span text:style-name="T2">A PDS</text:span><text:change-start text:change-id="ct143054032"/><text:span text:style-name="T2"> application can use the </text:span><text:span text:style-name="T10">Data Manager</text:span><text:change-end text:change-id="ct143054032"/><text:change text:change-id="ct143054368"/><text:change-start text:change-id="ct143052904"/><text:span text:style-name="T2"> </text:span><text:change-end text:change-id="ct143052904"/><text:change-start text:change-id="ct143052416"/><text:span text:style-name="T2">to create and access persist</text:span><text:change-end text:change-id="ct143052416"/><text:change text:change-id="ct143051768"/><text:change-start text:change-id="ct143041296"/><text:span text:style-name="T2">e</text:span><text:change-end text:change-id="ct143041296"/><text:change-start text:change-id="ct143046072"/><text:span text:style-name="T2">nt, distributed Java objects called </text:span><text:change-end text:change-id="ct143046072"/><text:span text:style-name="T10">M</text:span><text:change-start text:change-id="ct143046712"/><text:span text:style-name="T10">anaged </text:span><text:change-end text:change-id="ct143046712"/><text:span text:style-name="T10">O</text:span><text:change-start text:change-id="ct143050152"/><text:span text:style-name="T10">bjects</text:span><text:change-end text:change-id="ct143050152"/><text:change-start text:change-id="ct143058176"/><text:span text:style-name="T10">.</text:span><text:span text:style-name="T2"> The </text:span><text:change-end text:change-id="ct143058176"/><text:span text:style-name="T2">PDS</text:span><text:change-start text:change-id="ct143059184"/><text:span text:style-name="T2"> application is itself composed of </text:span><text:change-end text:change-id="ct143059184"/><text:span text:style-name="T2">M</text:span><text:change-start text:change-id="ct143060376"/><text:span text:style-name="T2">anaged </text:span><text:change-end text:change-id="ct143060376"/><text:span text:style-name="T2">O</text:span><text:change-start text:change-id="ct143053024"/><text:span text:style-name="T2">bjects.</text:span></text:p>
        </text:list-item>
        <text:list-item>
          <text:p text:style-name="P121">Channel Manager<text:span text:style-name="T2"><text:line-break/></text:span><text:change-end text:change-id="ct143053024"/><text:span text:style-name="T2">A PDS</text:span><text:change-start text:change-id="ct143058840"/><text:span text:style-name="T2"> application can use the </text:span><text:span text:style-name="T10">Channel Manager </text:span><text:span text:style-name="T2">to </text:span><text:change-end text:change-id="ct143058840"/><text:change-start text:change-id="ct143010896"/><text:span text:style-name="T2">create and control publish/subscribe data channels. </text:span><text:change-end text:change-id="ct143010896"/><text:change text:change-id="ct142532552"/><text:change-start text:change-id="ct142535848"/><text:span text:style-name="T2">These data channels are used to communicate between </text:span><text:change-end text:change-id="ct142535848"/><text:change text:change-id="ct142532680"/><text:change-start text:change-id="ct142527056"/><text:span text:style-name="T2">groups of</text:span><text:change-end text:change-id="ct142527056"/><text:change-start text:change-id="ct143059664"/><text:span text:style-name="T2"> clients and the server.</text:span><text:change-end text:change-id="ct143059664"/></text:p>
        </text:list-item>
      </text:list>
      <text:p text:style-name="P14">A PDS application gets access to core PDS functionality through the <text:span text:style-name="T12">AppContext</text:span> class, which provides methods to obtain references to the various managers.<text:change-start text:change-id="ct143050312"/></text:p>
      <text:h text:style-name="Heading_20_3" text:outline-level="3"><text:change-end text:change-id="ct143050312"/><text:change-start text:change-id="ct143051512"/>Task <text:change-end text:change-id="ct143051512"/><text:change text:change-id="ct142527896"/><text:change-start text:change-id="ct142532936"/>O<text:change-end text:change-id="ct142532936"/><text:change-start text:change-id="ct143009904"/>rdering</text:h>
      <text:p text:style-name="Text_20_body">Tasks that handle events created by <text:change-end text:change-id="ct143009904"/>a client<text:change-start text:change-id="ct143052712"/> are guaranteed to execute in<text:change-end text:change-id="ct143052712"/> <text:change-start text:change-id="ct142536912"/>order. <text:change-end text:change-id="ct142536912"/><text:change text:change-id="ct142537824"/><text:change-start text:change-id="ct142540640"/>A task to handle a<text:change-end text:change-id="ct142540640"/><text:change text:change-id="ct142526688"/><text:change-start text:change-id="ct142539328"/> client<text:change-end text:change-id="ct142539328"/><text:change-start text:change-id="ct142540816"/> event that occurred later in time will not start executing until the tasks to handle all earlier events<text:change-end text:change-id="ct142540816"/><text:change-start text:change-id="ct142534744"/> generated by the same client<text:change-end text:change-id="ct142534744"/><text:change-start text:change-id="ct142540176"/> have finished.<text:change-end text:change-id="ct142540176"/><text:change text:change-id="ct142543336"/><text:change-start text:change-id="ct142543184"/> <text:change-end text:change-id="ct142543184"/><text:change text:change-id="ct142539832"/><text:change-start text:change-id="ct142534584"/>A c<text:change-end text:change-id="ct142534584"/><text:change-start text:change-id="ct142538624"/>hild task<text:change-end text:change-id="ct142538624"/><text:change text:change-id="ct142537120"/><text:change text:change-id="ct142541392"/> is<text:change-start text:change-id="ct142544944"/> ordered with regard to <text:change-end text:change-id="ct142544944"/>its<text:change-start text:change-id="ct142544792"/> parent task, but not with regard to its siblings.<text:change-end text:change-id="ct142544792"/><text:change-start text:change-id="ct142545104"/> <text:span text:style-name="T19">This</text:span> means that <text:change-end text:change-id="ct142545104"/>execution of <text:change-start text:change-id="ct142546024"/>a <text:change-end text:change-id="ct142546024"/>c<text:change-start text:change-id="ct143053920"/>hild task <text:change-end text:change-id="ct143053920"/>will not begin until<text:change-start text:change-id="ct142546672"/> executi<text:change-end text:change-id="ct142546672"/>on of<text:change-start text:change-id="ct142546832"/> the parent has completed<text:change-end text:change-id="ct142546832"/>.<text:change-start text:change-id="ct142547040"/> <text:change-end text:change-id="ct142547040"/>T<text:change-start text:change-id="ct143052280"/>here are<text:change-end text:change-id="ct143052280"/>, however,<text:change-start text:change-id="ct142542448"/> no guarantees among <text:change-end text:change-id="ct142542448"/>sibling tasks<text:change-start text:change-id="ct142545408"/> as to order of execution<text:change-end text:change-id="ct142545408"/>.<text:change-start text:change-id="ct143046616"/></text:p>
      <text:p text:style-name="P27"><text:change-end text:change-id="ct143046616"/><text:change-start text:change-id="ct142544392"/>Important: There are no other order guarantees <text:change-end text:change-id="ct142544392"/><text:s/><text:change-start text:change-id="ct142533072"/>in the system. In particular<text:change-end text:change-id="ct142533072"/>,<text:change-start text:change-id="ct142536728"/> execution of tasks to handle events of different users are not guaranteed to start executing relative to each other in the order they arrived at the server.<text:change-end text:change-id="ct142536728"/><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3001792"/></text:p>
      <text:h text:style-name="Heading_20_3" text:outline-level="3">Task Lifetime</text:h>
      <text:p text:style-name="Text_20_body">Tasks <text:change-end text:change-id="ct143001792"/><text:change text:change-id="ct142545840"/><text:change-start text:change-id="ct143051608"/>must<text:change-end text:change-id="ct143051608"/><text:change-start text:change-id="ct142548728"/> be short<text:change-end text:change-id="ct142548728"/><text:change-start text:change-id="ct142548240"/>-<text:change-end text:change-id="ct142548240"/><text:change-start text:change-id="ct142530496"/>lived so that they do not block<text:change-end text:change-id="ct142530496"/><text:change-start text:change-id="ct143054128"/> access for an inordinate amount of time to resources that might be needed by other tasks<text:change-end text:change-id="ct143054128"/><text:change-start text:change-id="ct142543688"/>. The <text:change-end text:change-id="ct142543688"/><text:change-start text:change-id="ct142546192"/>PDS<text:change-end text:change-id="ct142546192"/><text:change-start text:change-id="ct142542944"/> is configured by its operator with a maximum task execution time<text:change-end text:change-id="ct142542944"/><text:change-start text:change-id="ct143047912"/> (<text:change-end text:change-id="ct143047912"/><text:change-start text:change-id="ct142534960"/>the default is <text:change-end text:change-id="ct142534960"/><text:change text:change-id="ct142535640"/><text:change-start text:change-id="ct142550640"/>100 milliseconds<text:change-end text:change-id="ct142550640"/>).<text:change-start text:change-id="ct142540064"/> Any task that <text:change-end text:change-id="ct142540064"/><text:change-start text:change-id="ct142551728"/>does not <text:change-end text:change-id="ct142551728"/>finish<text:change-start text:change-id="ct142552200"/> within that time will be <text:change-end text:change-id="ct142552200"/>forcibly<text:change-start text:change-id="ct142550384"/> terminated by the system.</text:p>
      <text:p text:style-name="Text_20_body">If you have a task that runs to<text:change-end text:change-id="ct142550384"/><text:change-start text:change-id="ct143051360"/>o long<text:change-end text:change-id="ct143051360"/>,<text:change-start text:change-id="ct142549912"/> there are two approaches to <text:change-end text:change-id="ct142549912"/>reducing <text:change-start text:change-id="ct142549416"/>its execution<text:change-end text:change-id="ct142549416"/> time:<text:change-start text:change-id="ct143057600"/></text:p>
      <text:list text:style-name="L10">
        <text:list-item>
          <text:p text:style-name="P135">Split it up into a chain of child<text:change-end text:change-id="ct143057600"/> <text:change-start text:change-id="ct142551152"/>tasks, each of which handles one discrete portion of the problem<text:change-end text:change-id="ct142551152"/>, and then queues the next task in sequence<text:change-start text:change-id="ct142542072"/>.<text:change-end text:change-id="ct142542072"/> This is known as <text:span text:style-name="T1">continuation-passing</text:span> style.<text:change-start text:change-id="ct142547784"/></text:p>
        </text:list-item>
        <text:list-item>
          <text:p text:style-name="P135">Move the time-consuming calculations into a custom manage<text:change-end text:change-id="ct142547784"/><text:change-start text:change-id="ct142548024"/>r<text:change-end text:change-id="ct142548024"/><text:change-start text:change-id="ct142536512"/> that <text:change-end text:change-id="ct142536512"/><text:change text:change-id="ct143058936"/><text:change-start text:change-id="ct142536168"/>queues<text:change-end text:change-id="ct142536168"/><text:change-start text:change-id="ct143060232"/> a result-task when the calculations are complete.</text:p>
        </text:list-item>
      </text:list>
      <text:p text:style-name="Text_20_body"><text:change-end text:change-id="ct143060232"/><text:change-start text:change-id="ct143059032"/>Each approach has its advantages and disadvantages. The first is easier for simple problems that lend themselves to serial decomposition<text:change-end text:change-id="ct143059032"/>.<text:change-start text:change-id="ct142536008"/> <text:change-end text:change-id="ct142536008"/>C<text:change-start text:change-id="ct142548896"/>are must be taken that each task ends with the data<text:change-end text:change-id="ct142548896"/><text:change-start text:change-id="ct142548992"/> in a sensible and usable state<text:change-end text:change-id="ct142548992"/>,<text:change-start text:change-id="ct142538888"/> because there is no guarantee <text:change-end text:change-id="ct142538888"/>as to exactly <text:change-start text:change-id="ct142553456"/>when the next step will <text:change-end text:change-id="ct142553456"/>be<text:change-start text:change-id="ct142541976"/> executed.</text:p>
      <text:p text:style-name="Text_20_body"><text:change-end text:change-id="ct14254197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556360"/><text:change-start text:change-id="ct142553232"/>.<text:change-end text:change-id="ct142553232"/></text:p>
      <text:p text:style-name="Text_20_body"><text:change-start text:change-id="ct142536416"/><text:soft-page-break/>The second<text:change-end text:change-id="ct142536416"/> approach<text:change-start text:change-id="ct142552976"/> is easier for problems that don't dec<text:change-end text:change-id="ct142552976"/><text:change-start text:change-id="ct142552664"/>ompose well into small, discrete components<text:change-end text:change-id="ct142552664"/>; however,<text:change-start text:change-id="ct142555736"/> <text:change-end text:change-id="ct142555736"/>it<text:change-start text:change-id="ct142554776"/> requires the writing and installation of a custom <text:change-end text:change-id="ct142554776"/>PDS<text:change-start text:change-id="ct142555968"/> manager.<text:change-end text:change-id="ct142555968"/><text:change-start text:change-id="ct142555496"/> <text:change-end text:change-id="ct142555496"/>(Writing custom PDS managers<text:change-start text:change-id="ct143061040"/> will be covered by a separate document explaining how to extend the <text:change-end text:change-id="ct143061040"/>PDS<text:change-start text:change-id="ct142559624"/> environment.<text:change-end text:change-id="ct142559624"/>)<text:change-start text:change-id="ct142556512"/></text:p>
      <text:p text:style-name="Text_20_body">A particular<text:change-end text:change-id="ct142556512"/><text:change-start text:change-id="ct142559208"/>ly important<text:change-end text:change-id="ct142559208"/><text:change-start text:change-id="ct142553600"/> case is code that has to go into system calls that <text:span text:style-name="T19">can</text:span> block for more then the t<text:change-end text:change-id="ct142553600"/><text:change-start text:change-id="ct142560664"/>ask execution lifetime. These <text:span text:style-name="T10">must</text:span><text:span text:style-name="T2"> be implemented through a custom manager in order to produce a robust </text:span><text:change-end text:change-id="ct142560664"/><text:span text:style-name="T2">PDS</text:span><text:change-start text:change-id="ct142538152"/><text:span text:style-name="T2"> application.</text:span><text:change-end text:change-id="ct142538152"/><text:change text:change-id="ct143057080"/><text:change text:change-id="ct143056984"/></text:p>
      <text:h text:style-name="Heading_20_2" text:outline-level="2">Managed Objects<text:change-start text:change-id="ct142558168"/> and Managed References<text:change-end text:change-id="ct142558168"/></text:h>
      <text:p text:style-name="Text_20_body">The Data Manager maintains a persistent set of Managed Objects<text:change-start text:change-id="ct142560424"/> stored <text:change-end text:change-id="ct142560424"/><text:s/><text:change-start text:change-id="ct142560256"/>in a pool of objects called the <text:change-end text:change-id="ct142560256"/>O<text:change-start text:change-id="ct142533704"/><text:span text:style-name="T1">bject </text:span><text:change-end text:change-id="ct142533704"/><text:span text:style-name="T1">S</text:span><text:change-start text:change-id="ct143058080"/><text:span text:style-name="T1">tore</text:span>. <text:change-end text:change-id="ct143058080"/><text:change text:change-id="ct142555040"/>Like a normal Java object, each Managed Object <text:change text:change-id="ct142558024"/>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3055128"/><text:span text:style-name="T60"> A </text:span><text:change-end text:change-id="ct143055128"/><text:span text:style-name="T60">M</text:span><text:change-start text:change-id="ct142562408"/><text:span text:style-name="T60">anaged </text:span><text:change-end text:change-id="ct142562408"/><text:span text:style-name="T60">O</text:span><text:change-start text:change-id="ct143060760"/><text:span text:style-name="T60">bject does not become part of the </text:span><text:change-end text:change-id="ct143060760"/><text:span text:style-name="T60">Object Store's </text:span><text:change-start text:change-id="ct143070896"/><text:span text:style-name="T60">pool </text:span><text:change-end text:change-id="ct143070896"/><text:change-start text:change-id="ct143072336"/><text:span text:style-name="T60">until the pool is made aware of the object</text:span><text:change-end text:change-id="ct143072336"/><text:span text:style-name="T60">. T</text:span><text:change-start text:change-id="ct143072592"/><text:span text:style-name="T60">his is done by using the Data Manager </text:span><text:change-end text:change-id="ct143072592"/><text:span text:style-name="T60">either </text:span><text:change-start text:change-id="ct143073832"/><text:span text:style-name="T60">to request a </text:span><text:change-end text:change-id="ct143073832"/><text:span text:style-name="T62">M</text:span><text:change-start text:change-id="ct143076344"/><text:span text:style-name="T62">anaged </text:span><text:change-end text:change-id="ct143076344"/><text:span text:style-name="T62">R</text:span><text:change-start text:change-id="ct143077200"/><text:span text:style-name="T62">eference</text:span><text:span text:style-name="T60"> to the object</text:span><text:change-end text:change-id="ct143077200"/><text:span text:style-name="T60"> or to bind a name to the object.</text:span><text:span text:style-name="T60"><text:note text:id="ftn3" text:note-class="footnote"><text:note-citation>3</text:note-citation><text:note-body><text:list text:style-name="L11"><text:list-item><text:p text:style-name="P167">Be aware that this may happen in library code or in the PDS APIs themselves. See the best practices section at the end of this document for more information.</text:p></text:list-item></text:list></text:note-body></text:note></text:span><text:change-start text:change-id="ct142560760"/></text:p>
      <text:p text:style-name="P58">A <text:change-end text:change-id="ct142560760"/><text:span text:style-name="T8">M</text:span><text:change-start text:change-id="ct142563096"/><text:span text:style-name="T8">anaged </text:span><text:change-end text:change-id="ct142563096"/><text:span text:style-name="T8">R</text:span><text:change-start text:change-id="ct143073672"/><text:span text:style-name="T8">eference is a reference object that looks much like the J2SE</text:span><text:change-end text:change-id="ct143073672"/><text:span text:style-name="T8">(tm)</text:span><text:change-start text:change-id="ct143080968"/><text:span text:style-name="T8"> reference objects (</text:span><text:change-end text:change-id="ct143080968"/><text:span text:style-name="T8">for example,</text:span><text:change-start text:change-id="ct143075856"/><text:span text:style-name="T8"> </text:span><text:span text:style-name="T3">SoftReference</text:span><text:span text:style-name="T8">, </text:span><text:span text:style-name="T3">WeakReference</text:span><text:span text:style-name="T8">). Managed </text:span><text:change-end text:change-id="ct143075856"/><text:span text:style-name="T8">O</text:span><text:change-start text:change-id="ct142563616"/><text:span text:style-name="T8">bject</text:span><text:change-end text:change-id="ct142563616"/><text:span text:style-name="T8">s</text:span><text:change-start text:change-id="ct142560928"/><text:span text:style-name="T8"> must refer to other </text:span><text:change-end text:change-id="ct142560928"/><text:span text:style-name="T8">M</text:span><text:change-start text:change-id="ct142562800"/><text:span text:style-name="T8">anaged </text:span><text:change-end text:change-id="ct142562800"/><text:span text:style-name="T8">O</text:span><text:change-start text:change-id="ct143051152"/><text:span text:style-name="T8">bjects through </text:span><text:change-end text:change-id="ct143051152"/><text:span text:style-name="T8">M</text:span><text:change-start text:change-id="ct143054872"/><text:span text:style-name="T8">anaged </text:span><text:change-end text:change-id="ct143054872"/><text:span text:style-name="T8">R</text:span><text:change-start text:change-id="ct143068496"/><text:span text:style-name="T8">eferences. This is how the Data Manager can tell the difference between a reference to a component object of the </text:span><text:change-end text:change-id="ct143068496"/><text:span text:style-name="T8">M</text:span><text:change-start text:change-id="ct143075104"/><text:span text:style-name="T8">an</text:span><text:change-end text:change-id="ct143075104"/><text:span text:style-name="T8">a</text:span><text:change-start text:change-id="ct143084760"/><text:span text:style-name="T8">ged </text:span><text:change-end text:change-id="ct143084760"/><text:span text:style-name="T8">O</text:span><text:change-start text:change-id="ct143086080"/><text:span text:style-name="T8">bject </text:span><text:change-end text:change-id="ct143086080"/><text:span text:style-name="T8">(</text:span><text:change-start text:change-id="ct143087480"/><text:span text:style-name="T8">for instance</text:span><text:change-end text:change-id="ct143087480"/><text:span text:style-name="T8">,</text:span><text:change-start text:change-id="ct143089104"/><text:span text:style-name="T8"> a </text:span><text:change-end text:change-id="ct143089104"/><text:span text:style-name="T8">l</text:span><text:change-start text:change-id="ct143090664"/><text:span text:style-name="T8">ist</text:span><text:change-end text:change-id="ct143090664"/><text:span text:style-name="T8">)</text:span><text:change-start text:change-id="ct143091104"/><text:span text:style-name="T8"> that is part of that </text:span><text:change-end text:change-id="ct143091104"/><text:span text:style-name="T8">M</text:span><text:change-start text:change-id="ct143092792"/><text:span text:style-name="T8">anaged </text:span><text:change-end text:change-id="ct143092792"/><text:span text:style-name="T8">O</text:span><text:change-start text:change-id="ct143094256"/><text:span text:style-name="T8">bject's state</text:span><text:change-end text:change-id="ct143094256"/><text:span text:style-name="T8">,</text:span><text:change-start text:change-id="ct143095008"/><text:span text:style-name="T8"> and a reference to a separate </text:span><text:change-end text:change-id="ct143095008"/><text:span text:style-name="T8">M</text:span><text:change-start text:change-id="ct143096200"/><text:span text:style-name="T8">anaged </text:span><text:change-end text:change-id="ct143096200"/><text:span text:style-name="T8">O</text:span><text:change-start text:change-id="ct143098024"/><text:span text:style-name="T8">bject with</text:span><text:change-end text:change-id="ct143098024"/><text:span text:style-name="T8"> a </text:span><text:change-start text:change-id="ct143098592"/><text:span text:style-name="T8">state</text:span><text:change-end text:change-id="ct143098592"/><text:span text:style-name="T8"> of its own.</text:span></text:p>
      <text:p text:style-name="P59">A name binding associates a string with the Managed Object such that the object may be retrieved from the Object Store by other tasks using the <text:span text:style-name="T12">getBinding</text:span><text:span text:style-name="T2"> call on the Data Manager. </text:span><text:change-start text:change-id="ct14308421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3084216"/> between the two methods <text:change-start text:change-id="ct143059488"/>is<text:change-end text:change-id="ct143059488"/>:<text:change-start text:change-id="ct143070992"/> </text:p>
      <text:list text:style-name="L12">
        <text:list-item>
          <text:p text:style-name="P136"><text:span text:style-name="T12">getForUpdate</text:span><text:span text:style-name="T2"> informs the system that you intend to modify the state of the Managed Object</text:span><text:change-end text:change-id="ct143070992"/><text:span text:style-name="T2">.</text:span><text:change-start text:change-id="ct143076248"/></text:p>
        </text:list-item>
        <text:list-item>
          <text:p text:style-name="P136"><text:span text:style-name="T12">get</text:span><text:span text:style-name="T2"> says you intend only to read the state but not write it</text:span><text:change-end text:change-id="ct143076248"/><text:span text:style-name="T2">.</text:span><text:change-start text:change-id="ct143084856"/></text:p>
        </text:list-item>
      </text:list>
      <text:p text:style-name="P21"><text:span text:style-name="T2">Although all changes to any Managed Object are persistent</text:span><text:change-end text:change-id="ct143084856"/><text:span text:style-name="T2"> (even those accessed via </text:span><text:span text:style-name="T12">get</text:span><text:span text:style-name="T2">)</text:span><text:change-start text:change-id="ct142562704"/><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562704"/><text:span text:style-name="T2">,</text:span><text:change-start text:change-id="ct143075272"/><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3075272"/><text:span text:style-name="T2"> you reach a point</text:span><text:change-start text:change-id="ct143057880"/><text:span text:style-name="T2"> later in the execution </text:span><text:change-end text:change-id="ct143057880"/><text:span text:style-name="T2">where </text:span><text:change-start text:change-id="ct142556136"/><text:span text:style-name="T2">you </text:span><text:change-end text:change-id="ct142556136"/><text:span text:style-name="T2">know you </text:span><text:change-start text:change-id="ct143091328"/><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3091328"/><text:span text:style-name="T12"> <text:s/>(</text:span><text:span text:style-name="T2">Multiple calls to mark the same Managed Object for update are harmless.)</text:span><text:change-start text:change-id="ct143056888"/></text:p>
      <text:p text:style-name="P59"><text:change-end text:change-id="ct143056888"/><text:change text:change-id="ct142561216"/><text:change text:change-id="ct142554256"/><text:change-start text:change-id="ct143076440"/><text:span text:style-name="T2">Subsequent calls to </text:span><text:span text:style-name="T12">get</text:span><text:span text:style-name="T2"> or </text:span><text:span text:style-name="T12">getForUpdate</text:span><text:span text:style-name="T2"> on equivalent Managed References </text:span><text:change-end text:change-id="ct143076440"/><text:span text:style-name="T2">in the same task </text:span><text:change-start text:change-id="ct143091952"/><text:span text:style-name="T2">will return the same task-local copy.</text:span><text:change-end text:change-id="ct143091952"/></text:p>
      <text:p text:style-name="P15"><text:soft-page-break/>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554944"/></text:p>
      <text:p text:style-name="P19"><text:span text:style-name="T10">Managed Objects </text:span><text:change-end text:change-id="ct142554944"/><text:change-start text:change-id="ct143051056"/><text:span text:style-name="T10">in the </text:span><text:change-end text:change-id="ct143051056"/><text:span text:style-name="T10">O</text:span><text:change-start text:change-id="ct142570304"/><text:span text:style-name="T10">bject </text:span><text:change-end text:change-id="ct142570304"/><text:span text:style-name="T10">S</text:span><text:change-start text:change-id="ct142574256"/><text:span text:style-name="T10">tore </text:span><text:change-end text:change-id="ct142574256"/><text:change-start text:change-id="ct142579312"/><text:span text:style-name="T10">are not garbage</text:span><text:change-end text:change-id="ct142579312"/><text:span text:style-name="T10">-</text:span><text:change-start text:change-id="ct142565208"/><text:span text:style-name="T10">collected. </text:span><text:change-end text:change-id="ct142565208"/><text:change-start text:change-id="ct143068720"/><text:span text:style-name="T2">Once the store is made aware of a </text:span><text:change-end text:change-id="ct143068720"/><text:change-start text:change-id="ct142582480"/><text:span text:style-name="T2">Managed Object, it keeps the state of that object until it is explicitly removed from the object store with a call to the </text:span>removeObject<text:span text:style-name="T2"> call on the Data Manager. </text:span><text:change-end text:change-id="ct142582480"/><text:change-start text:change-id="ct142577888"/><text:span text:style-name="T2">It is up to the application to manage the </text:span><text:change-end text:change-id="ct142577888"/><text:span text:style-name="T2">life cycle</text:span><text:change-start text:change-id="ct143054968"/><text:span text:style-name="T2"> of Managed Objects and to </text:span><text:change-end text:change-id="ct143054968"/><text:change text:change-id="ct142581952"/><text:change text:change-id="ct142582192"/><text:change text:change-id="ct142580272"/><text:change-start text:change-id="ct142587440"/><text:span text:style-name="T2">remove them from the </text:span><text:change-end text:change-id="ct142587440"/><text:span text:style-name="T2">O</text:span><text:change-start text:change-id="ct143094352"/><text:span text:style-name="T2">bject </text:span><text:change-end text:change-id="ct143094352"/><text:span text:style-name="T2">S</text:span><text:change-start text:change-id="ct143095512"/><text:span text:style-name="T2">tore when they are no longer </text:span><text:change-end text:change-id="ct143095512"/><text:change-start text:change-id="ct143079160"/><text:span text:style-name="T2">needed. Failure to do so may result in garbage building up in your Object Store and impacting its performance.</text:span><text:change-end text:change-id="ct143079160"/><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42579048"/></text:h>
      <text:p text:style-name="Text_20_body">Managed Objects typically fall into three general types of entity: </text:p>
      <text:list text:style-name="L13">
        <text:list-item>
          <text:p text:style-name="P137">Actual objects in your game's simulated environment, such as a sword, a monster, or a <text:change-end text:change-id="ct142579048"/>play-space<text:change-start text:change-id="ct142537528"/> <text:change-end text:change-id="ct142537528"/>(<text:change-start text:change-id="ct142579768"/>such as a room<text:change-end text:change-id="ct142579768"/>)<text:change-start text:change-id="ct143087352"/>.</text:p>
        </text:list-item>
        <text:list-item>
          <text:p text:style-name="P137">Purely logical or data constructs such as a quad-tree for determining player-proximity or a walk-mesh to determine movement paths.</text:p>
        </text:list-item>
        <text:list-item>
          <text:p text:style-name="P137">Proxies for human players in <text:change-end text:change-id="ct143087352"/>the<text:change-start text:change-id="ct142538384"/> world of Managed Objects.</text:p>
        </text:list-item>
      </text:list>
      <text:p text:style-name="P17">Figure 1 below illustrates a very basic world consisting of a single room <text:change-end text:change-id="ct142538384"/>that contains<text:change-start text:change-id="ct142552816"/> two players and a sword.</text:p>
      <text:p text:style-name="Figure"/>
      <text:p text:style-name="P99"><draw:rect text:anchor-type="paragraph" draw:z-index="31" draw:style-name="gr17" draw:text-style-name="P174" svg:width="3.5295in" svg:height="3.3795in" svg:x="1.4783in" svg:y="-0.0965in"><text:p/></draw:rect><draw:line text:anchor-type="paragraph" draw:z-index="30" draw:style-name="gr16" draw:text-style-name="P174" svg:x1="2.8563in" svg:y1="0.528in" svg:x2="3.6736in" svg:y2="0.528in"><text:p/></draw:line><draw:line text:anchor-type="paragraph" draw:z-index="29" draw:style-name="gr16" draw:text-style-name="P174" svg:x1="3.7827in" svg:y1="1.8193in" svg:x2="2.5638in" svg:y2="0.8437in"><text:p/></draw:line><draw:line text:anchor-type="paragraph" draw:z-index="28" draw:style-name="gr16" draw:text-style-name="P174" svg:x1="2.6492in" svg:y1="1.0846in" svg:x2="3.3992in" svg:y2="2.0638in"><text:p/></draw:line><draw:line text:anchor-type="paragraph" draw:z-index="27" draw:style-name="gr16" draw:text-style-name="P174" svg:x1="2.4909in" svg:y1="1.0866in" svg:x2="2.3555in" svg:y2="1.8783in"><text:p/></draw:line><draw:line text:anchor-type="paragraph" draw:z-index="26" draw:style-name="gr16" draw:text-style-name="P174" svg:x1="2.0638in" svg:y1="1.9512in" svg:x2="2.0638in" svg:y2="1.0866in"><text:p/></draw:line><draw:frame text:anchor-type="paragraph" draw:z-index="25" draw:style-name="gr15" draw:text-style-name="P178" svg:width="2.6886in" svg:height="0.2996in" svg:x="1.9429in" svg:y="2.9138in"><draw:text-box><text:p text:style-name="P175"><text:span text:style-name="T73">Arrows denote ManagedReferences</text:span></text:p></draw:text-box></draw:frame><draw:g text:anchor-type="paragraph" draw:z-index="24" draw:style-name="gr10"><draw:ellipse draw:style-name="gr4" draw:text-style-name="P174" svg:width="1.3232in" svg:height="1.0476in" svg:x="3.252in" svg:y="1.7646in"><text:p/></draw:ellipse><draw:frame draw:style-name="gr11" draw:text-style-name="P176" svg:width="1.1717in" svg:height="0.4331in" svg:x="3.3992in" svg:y="2.0638in"><draw:text-box><text:p text:style-name="P175"><text:span text:style-name="T72">Player 2</text:span></text:p><text:p text:style-name="P175"><text:span text:style-name="T72">ManagedObject</text:span></text:p></draw:text-box></draw:frame></draw:g><draw:g text:anchor-type="paragraph" draw:z-index="23" draw:style-name="gr10"><draw:ellipse draw:style-name="gr4" draw:text-style-name="P174" svg:width="1.324in" svg:height="1.0476in" svg:x="1.6681in" svg:y="0.1146in"><text:p/></draw:ellipse><draw:frame draw:style-name="gr5" draw:text-style-name="P176" svg:width="1.1717in" svg:height="0.4331in" svg:x="1.8744in" svg:y="0.4319in"><draw:text-box><text:p text:style-name="P175"><text:span text:style-name="T72">Room</text:span></text:p><text:p text:style-name="P175"><text:span text:style-name="T72">ManagedObject</text:span></text:p></draw:text-box></draw:frame></draw:g><draw:g text:anchor-type="paragraph" draw:z-index="22" draw:style-name="gr10"><draw:ellipse draw:style-name="gr4" draw:text-style-name="P174" svg:width="1.324in" svg:height="1.0476in" svg:x="1.6028in" svg:y="1.8193in"><text:p/></draw:ellipse><draw:frame draw:style-name="gr11" draw:text-style-name="P176" svg:width="1.1717in" svg:height="0.4331in" svg:x="1.7547in" svg:y="2.0693in"><draw:text-box><text:p text:style-name="P175"><text:span text:style-name="T72">Player 1</text:span></text:p><text:p text:style-name="P175"><text:span text:style-name="T72">ManagedObject</text:span></text:p></draw:text-box></draw:frame></draw:g><draw:g text:anchor-type="paragraph" draw:z-index="21" draw:style-name="gr10"><draw:ellipse draw:style-name="gr4" draw:text-style-name="P174" svg:width="1.324in" svg:height="1.0476in" svg:x="3.5264in" svg:y="-0.0453in"><text:p/></draw:ellipse><draw:frame draw:style-name="gr5" draw:text-style-name="P176" svg:width="1.1717in" svg:height="0.4331in" svg:x="3.6736in" svg:y="0.2567in"><draw:text-box><text:p text:style-name="P175"><text:span text:style-name="T72">Sword</text:span></text:p><text:p text:style-name="P175"><text:span text:style-name="T72">ManagedObject</text:span></text:p></draw:text-box></draw:frame></draw:g></text:p>
      <text:p text:style-name="P100"><text:change-end text:change-id="ct142552816"/>Figure 1: Example of a s<text:span text:style-name="T52">imple</text:span> ManagedObject world</text:p>
      <text:p text:style-name="Text_20_body">When deciding where to break data up into multiple Managed Objects, consider these questions:</text:p>
      <text:list text:style-name="L14">
        <text:list-item>
          <text:p text:style-name="P138"><text:soft-page-break/><text:span text:style-name="T1">How big is the data?</text:span> The more data a single Managed Object encompasses in its state, the more time it takes to load and save.</text:p>
        </text:list-item>
        <text:list-item>
          <text:p text:style-name="P138"><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0"><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1">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2578592"/> few<text:change-end text:change-id="ct142578592"/> bottleneck Managed Objects as possible.</text:p>
      <text:p text:style-name="P27">Of all these considerations, the third is the most critical to a well-running PDS application.<text:change text:change-id="ct143156248"/></text:p>
      <text:h text:style-name="Heading_20_3" text:outline-level="3"><text:change text:change-id="ct143087672"/><text:change text:change-id="ct142577152"/>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3172704"/><text:change-start text:change-id="ct143174176"/>player.<text:change-end text:change-id="ct143174176"/></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2557720"/><text:change-start text:change-id="ct142567632"/>should parse<text:change-end text:change-id="ct142567632"/> the packet to find out what it is supposed to do, and then act<text:change text:change-id="ct142537992"/> on itself and other Managed Objects in order to accomplish the requested task.</text:p>
      <text:p text:style-name="P99">Figure 2 shows our simple Managed Object world, with two players connected to the PDS as clients. <text:change-start text:change-id="ct142574736"/><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2574736"/></text:p>
      <text:p text:style-name="Figure"><draw:frame text:anchor-type="paragraph" draw:z-index="36" draw:style-name="gr19" draw:text-style-name="P176" svg:width="1.1717in" svg:height="0.4331in" svg:x="3.3in" svg:y="2.5043in"><draw:text-box><text:p text:style-name="P175"><text:span text:style-name="T72">Player 2</text:span></text:p><text:p text:style-name="P175"><text:span text:style-name="T72">ManagedObject</text:span></text:p></draw:text-box></draw:frame><draw:ellipse text:anchor-type="paragraph" draw:z-index="35" draw:style-name="gr9" draw:text-style-name="P174" svg:width="1.3232in" svg:height="0.9512in" svg:x="3.1484in" svg:y="2.2126in"><text:p/></draw:ellipse><draw:custom-shape text:anchor-type="paragraph" draw:z-index="71" draw:style-name="gr8" draw:text-style-name="P177"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74" svg:x1="3.5374in" svg:y1="2.1965in" svg:x2="3.0055in" svg:y2="1.6681in"><text:p/></draw:line><draw:line text:anchor-type="paragraph" draw:z-index="38" draw:style-name="gr6" draw:text-style-name="P174" svg:x1="2.4744in" svg:y1="1.889in" svg:x2="2.3417in" svg:y2="2.3492in"><text:p/></draw:line><draw:g text:anchor-type="paragraph" draw:z-index="34" draw:style-name="gr3"><draw:ellipse draw:style-name="gr4" draw:text-style-name="P174" svg:width="1.324in" svg:height="1.0476in" svg:x="1.7728in" svg:y="0.8417in"><text:p/></draw:ellipse><draw:frame draw:style-name="gr5" draw:text-style-name="P176" svg:width="1.1717in" svg:height="0.4331in" svg:x="1.9791in" svg:y="1.1591in"><draw:text-box><text:p text:style-name="P175"><text:span text:style-name="T72">Room</text:span></text:p><text:p text:style-name="P175"><text:span text:style-name="T72">ManagedObject</text:span></text:p></draw:text-box></draw:frame></draw:g><draw:g text:anchor-type="paragraph" draw:z-index="33" draw:style-name="gr10"><draw:ellipse draw:style-name="gr4" draw:text-style-name="P174" svg:width="1.324in" svg:height="0.8858in" svg:x="1.7807in" svg:y="2.278in"><text:p/></draw:ellipse><draw:frame draw:style-name="gr18" draw:text-style-name="P176" svg:width="1.1717in" svg:height="0.4331in" svg:x="1.9327in" svg:y="2.4898in"><draw:text-box><text:p text:style-name="P175"><text:span text:style-name="T72">Player 1</text:span></text:p><text:p text:style-name="P175"><text:span text:style-name="T72">ManagedObject</text:span></text:p></draw:text-box></draw:frame></draw:g><draw:g text:anchor-type="paragraph" draw:z-index="32" draw:style-name="gr3"><draw:ellipse draw:style-name="gr4" draw:text-style-name="P174" svg:width="1.324in" svg:height="1.0476in" svg:x="3.5374in" svg:y="0.3925in"><text:p/></draw:ellipse><draw:frame draw:style-name="gr5" draw:text-style-name="P176" svg:width="1.1717in" svg:height="0.4331in" svg:x="3.6846in" svg:y="0.6945in"><draw:text-box><text:p text:style-name="P175"><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soft-page-break/></text:p>
      <text:p text:style-name="P22"><draw:frame text:anchor-type="paragraph" draw:z-index="46" draw:style-name="gr7" draw:text-style-name="P176" svg:width="0.6362in" svg:height="0.4331in" svg:x="3.4693in" svg:y="3.0457in"><draw:text-box><text:p text:style-name="P175"><text:span text:style-name="T72">Game </text:span></text:p><text:p text:style-name="P175"><text:span text:style-name="T72">Client 2</text:span></text:p></draw:text-box></draw:frame><draw:rect text:anchor-type="paragraph" draw:z-index="44" draw:style-name="gr9" draw:text-style-name="P174" svg:width="1.0004in" svg:height="0.4669in" svg:x="3.3543in" svg:y="2.9835in"><text:p/></draw:rect><draw:custom-shape text:anchor-type="paragraph" draw:z-index="47" draw:style-name="gr8" draw:text-style-name="P177"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74" svg:x1="2.1516in" svg:y1="1.95in" svg:x2="2.3417in" svg:y2="1.561in"><text:p/></draw:line><draw:line text:anchor-type="paragraph" draw:z-index="39" draw:style-name="gr6" draw:text-style-name="P174" svg:x1="2.8028in" svg:y1="1.411in" svg:x2="3.3598in" svg:y2="2.0402in"><text:p/></draw:line><draw:line text:anchor-type="paragraph" draw:z-index="41" draw:style-name="gr6" draw:text-style-name="P174" svg:x1="3.0161in" svg:y1="0.8843in" svg:x2="3.5378in" svg:y2="0.6634in"><text:p/></draw:line><draw:rect text:anchor-type="paragraph" draw:z-index="42" draw:style-name="gr2" draw:text-style-name="P174" svg:width="3.5295in" svg:height="2.8752in" svg:x="1.45in" svg:y="0.0091in"><text:p/></draw:rect><draw:frame text:anchor-type="paragraph" draw:z-index="45" draw:style-name="gr7" draw:text-style-name="P176" svg:width="0.6362in" svg:height="0.4331in" svg:x="2.1673in" svg:y="3.0382in"><draw:text-box><text:p text:style-name="P175"><text:span text:style-name="T72">Game </text:span></text:p><text:p text:style-name="P175"><text:span text:style-name="T72">Client 1</text:span></text:p></draw:text-box></draw:frame><draw:frame text:anchor-type="paragraph" draw:z-index="48" draw:style-name="gr7" draw:text-style-name="P176" svg:width="2.1157in" svg:height="0.2661in" svg:x="2.1807in" svg:y="3.45in"><draw:text-box><text:p text:style-name="P175"><text:span text:style-name="T72">Big arrows denote PDS Client API</text:span></text:p></draw:text-box></draw:frame><draw:rect text:anchor-type="paragraph" draw:z-index="43" draw:style-name="gr9" draw:text-style-name="P174" svg:width="1.0004in" svg:height="0.485in" svg:x="1.9689in" svg:y="2.9654in"><text:p/></draw:rect><text:change text:change-id="ct143339848"/>Figure 2: Client <text:span text:style-name="T52">connections</text:span> to the simple ManagedObject world</text:p>
      <text:p text:style-name="Text_20_body"><text:change text:change-id="ct143309848"/></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72"><draw:text-box><text:p text:style-name="Figure"><draw:rect text:anchor-type="paragraph" draw:z-index="73" draw:style-name="gr9" draw:text-style-name="P174" svg:width="2.6362in" svg:height="1.9862in" svg:x="0.0626in" svg:y="0.0693in"><text:p/></draw:rect></text:p></draw:text-box></draw:frame>Figure 3: World of ManagedObjects at first-time start of game</text:p>
      <text:p text:style-name="Text_20_body">Which is to say, it is empty.</text:p>
      <text:p text:style-name="Text_20_body"><text:soft-page-break/>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39">It implements the <text:span text:style-name="T12">AppListener</text:span> interface. This interface defines two methods: <text:s/></text:p>
        </text:list-item>
      </text:list>
      <text:list text:style-name="L16">
        <text:list-item>
          <text:p text:style-name="P154">initialize</text:p>
        </text:list-item>
        <text:list-item>
          <text:p text:style-name="P154">loggedIn</text:p>
        </text:list-item>
        <text:list-item>
          <text:p text:style-name="P140">It has been specified as the <text:span text:style-name="T12">AppListener</text:span> class for this application.</text:p>
        </text:list-item>
      </text:list>
      <text:p text:style-name="Text_20_body">These two properties combine in the following way:</text:p>
      <text:list text:style-name="L17">
        <text:list-item>
          <text:p text:style-name="P148">Upon the boot of the PDS (or the installation of a new application into the PDS), the PDS attempts to locate the <text:span text:style-name="T12">AppListener</text:span> for that application in the Object Store. <text:s/></text:p>
        </text:list-item>
        <text:list-item>
          <text:p text:style-name="P148">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48">If, on the other hand, the application has been booted at least once, the Object Store will contain the <text:change text:change-id="ct143321904"/><text:change-start text:change-id="ct143316168"/><text:span text:style-name="T12">AppListener</text:span><text:change-end text:change-id="ct143316168"/> Managed Object<text:change-start text:change-id="ct143307176"/> already<text:change-end text:change-id="ct143307176"/>.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78">initialize {<text:line-break/><text:tab/>CREATE ROOM MANAGED OBJECT<text:line-break/><text:tab/>CREATE SWORD MANAGED OBJECT<text:line-break/><text:tab/>ADD REF TO SWORD MANAGED OBJECT TO ROOM'S INVENTORY<text:line-break/><text:tab/>SAVE A MANAGED OBJECT REF TO ROOM FOR LATER<text:line-break/>}</text:p>
      <text:p text:style-name="P102"/>
      <text:p text:style-name="Text_20_body">In general, it is the responsibility of the <text:span text:style-name="T12">AppListener</text:span> to create the initial world of Managed Objects during the first startup.<text:change-start text:change-id="ct143321808"/></text:p>
      <text:p text:style-name="Text_20_body"><text:change-end text:change-id="ct143321808"/><text:change-start text:change-id="ct143332184"/></text:p>
      <text:p text:style-name="Text_20_body"/>
      <text:p text:style-name="Text_20_body"/>
      <text:p text:style-name="Text_20_body"><text:change-end text:change-id="ct143332184"/></text:p>
      <text:p text:style-name="Figure"><draw:g text:anchor-type="paragraph" draw:z-index="14" draw:style-name="gr3"><draw:ellipse draw:style-name="gr4" draw:text-style-name="P174" svg:width="1.324in" svg:height="1.0476in" svg:x="3.7173in" svg:y="0.2327in"><text:p/></draw:ellipse><draw:frame draw:style-name="gr5" draw:text-style-name="P178" svg:width="1.1717in" svg:height="0.4331in" svg:x="3.8646in" svg:y="0.5346in"><draw:text-box><text:p text:style-name="P175"><text:span text:style-name="T72">Sword ManagedObject</text:span></text:p></draw:text-box></draw:frame></draw:g><draw:g text:anchor-type="paragraph" draw:z-index="15" draw:style-name="gr3"><draw:ellipse draw:style-name="gr4" draw:text-style-name="P174" svg:width="1.324in" svg:height="1.0476in" svg:x="1.9528in" svg:y="0.6819in"><text:p/></draw:ellipse><draw:frame draw:style-name="gr5" draw:text-style-name="P176" svg:width="1.1717in" svg:height="0.4331in" svg:x="2.1591in" svg:y="0.9992in"><draw:text-box><text:p text:style-name="P175"><text:span text:style-name="T72">Room</text:span></text:p><text:p text:style-name="P175"><text:span text:style-name="T72">ManagedObject</text:span></text:p></draw:text-box></draw:frame></draw:g><draw:frame text:anchor-type="paragraph" draw:z-index="16" draw:style-name="gr12" draw:text-style-name="P178" svg:width="2.7504in" svg:height="0.2996in" svg:x="2.3571in" svg:y="3.3327in"><draw:text-box><text:p text:style-name="P175"><text:span text:style-name="T73">Arrows denote ManagedReferences</text:span></text:p></draw:text-box></draw:frame><draw:line text:anchor-type="paragraph" draw:z-index="17" draw:style-name="gr6" draw:text-style-name="P174" svg:x1="2.4283in" svg:y1="2.2409in" svg:x2="2.6591in" svg:y2="1.6319in"><text:p/></draw:line><draw:line text:anchor-type="paragraph" draw:z-index="18" draw:style-name="gr6" draw:text-style-name="P174" svg:x1="3.2764in" svg:y1="0.9811in" svg:x2="3.7173in" svg:y2="0.8311in"><text:p/></draw:line><draw:rect text:anchor-type="paragraph" draw:z-index="19" draw:style-name="gr9" draw:text-style-name="P174" svg:width="3.5295in" svg:height="3.5488in" svg:x="1.6591in" svg:y="0.0835in"><text:p/></draw:rect><draw:g text:anchor-type="paragraph" draw:z-index="20" draw:style-name="gr3"><draw:custom-shape draw:style-name="gr13" draw:text-style-name="P177"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76" svg:width="1.1051in" svg:height="0.4331in" svg:x="2.0646in" svg:y="2.4756in"><draw:text-box><text:p text:style-name="P175"><text:span text:style-name="T72">AppListener </text:span></text:p><text:p text:style-name="P175"><text:span text:style-name="T72">ManagedObject</text:span></text:p></draw:text-box></draw:frame></draw:g><draw:frame draw:style-name="fr4" draw:name="Frame4" text:anchor-type="paragraph" svg:width="4.0862in" draw:z-index="0"><draw:text-box fo:min-height="3.7291in"><text:p text:style-name="Text_20_body"/></draw:text-box></draw:frame><text:change text:change-id="ct143380760"/><text:soft-page-break/>Figure 4: <text:change text:change-id="ct143380256"/><text:change-start text:change-id="ct143372608"/>AppListener<text:change-end text:change-id="ct143372608"/>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358904"/><text:change-start text:change-id="ct143335600"/> code, presented as pse<text:change-end text:change-id="ct143335600"/>u<text:change-start text:change-id="ct143345224"/>do-code. <text:change-end text:change-id="ct143345224"/><text:change text:change-id="ct143293064"/><text:change-start text:change-id="ct143343568"/><text:s text:c="2"/><text:change-end text:change-id="ct143343568"/></text:p>
      <text:p text:style-name="P105">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4"><text:tab/><text:tab/>TO SAVED MANAGED OBJECT REF TO ROOM<text:line-break/><text:tab/>GET ROOM MANAGED OBJECT <text:line-break/><text:tab/>ADD PLAYER REF TO ROOM MANAGED OBJECT'S PLAYERS LIST<text:line-break/><text:tab/>REGISTER PLAYER MANAGED OBJECT AS SessionListener(SESSION);</text:p>
      <text:p text:style-name="P104">}</text:p>
      <text:p text:style-name="P103"/>
      <text:p text:style-name="Text_20_body"><text:change-start text:change-id="ct143346200"/><text:soft-page-break/><text:span text:style-name="T12">Client</text:span><text:change-end text:change-id="ct143346200"/><text:span text:style-name="T12">SessionListener</text:span> is another event interface. It defines methods that get called on <text:change text:change-id="ct142608080"/><text:change-start text:change-id="ct143369536"/>tasks <text:change-end text:change-id="ct143369536"/>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74" svg:width="1.324in" svg:height="1.0476in" svg:x="3.1in" svg:y="0.3244in"><text:p/></draw:ellipse><draw:frame draw:style-name="gr5" draw:text-style-name="P176" svg:width="1.1717in" svg:height="0.4331in" svg:x="3.2472in" svg:y="0.6264in"><draw:text-box><text:p text:style-name="P175"><text:span text:style-name="T72">Sword ManagedObject</text:span></text:p></draw:text-box></draw:frame></draw:g><draw:g text:anchor-type="paragraph" draw:z-index="13" draw:style-name="gr10"><draw:ellipse draw:style-name="gr4" draw:text-style-name="P174" svg:width="1.324in" svg:height="1.0476in" svg:x="1.5319in" svg:y="2.1165in"><text:p/></draw:ellipse><draw:frame draw:style-name="gr11" draw:text-style-name="P176" svg:width="1.1717in" svg:height="0.4331in" svg:x="1.6839in" svg:y="2.3665in"><draw:text-box><text:p text:style-name="P175"><text:span text:style-name="T72">Player 1</text:span></text:p><text:p text:style-name="P175"><text:span text:style-name="T72">ManagedObject</text:span></text:p></draw:text-box></draw:frame></draw:g><draw:g text:anchor-type="paragraph" draw:z-index="10" draw:style-name="gr3"><draw:ellipse draw:style-name="gr4" draw:text-style-name="P174" svg:width="1.324in" svg:height="1.0476in" svg:x="1.3354in" svg:y="0.4862in"><text:p/></draw:ellipse><draw:frame draw:style-name="gr5" draw:text-style-name="P176" svg:width="1.1717in" svg:height="0.4331in" svg:x="1.5417in" svg:y="0.8035in"><draw:text-box><text:p text:style-name="P175"><text:span text:style-name="T72">Room</text:span></text:p><text:p text:style-name="P175"><text:span text:style-name="T72">ManagedObject</text:span></text:p></draw:text-box></draw:frame></draw:g><draw:line text:anchor-type="paragraph" draw:z-index="12" draw:style-name="gr6" draw:text-style-name="P174" svg:x1="2.2181in" svg:y1="1.5335in" svg:x2="2.3437in" svg:y2="2.0126in"><text:p/></draw:line><draw:line text:anchor-type="paragraph" draw:z-index="11" draw:style-name="gr6" draw:text-style-name="P174" svg:x1="2.7134in" svg:y1="0.9535in" svg:x2="3.1543in" svg:y2="0.8035in"><text:p/></draw:line><draw:rect text:anchor-type="paragraph" draw:z-index="9" draw:style-name="gr9" draw:text-style-name="P174" svg:width="1.0004in" svg:height="0.7504in" svg:x="1.8126in" svg:y="3.5362in"><text:p/></draw:rect><draw:frame text:anchor-type="paragraph" draw:z-index="8" draw:style-name="gr7" draw:text-style-name="P176" svg:width="0.6362in" svg:height="0.4331in" svg:x="2in" svg:y="3.702in"><draw:text-box><text:p text:style-name="P175"><text:span text:style-name="T72">Game </text:span></text:p><text:p text:style-name="P175"><text:span text:style-name="T72">Client 1</text:span></text:p></draw:text-box></draw:frame><draw:custom-shape text:anchor-type="paragraph" draw:z-index="7" draw:style-name="gr8" draw:text-style-name="P177"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76" svg:width="2.1157in" svg:height="0.2661in" svg:x="1.3783in" svg:y="4.3508in"><draw:text-box><text:p text:style-name="P175"><text:span text:style-name="T72">Big arrows denote PDS Client API</text:span></text:p></draw:text-box></draw:frame><draw:line text:anchor-type="paragraph" draw:z-index="5" draw:style-name="gr6" draw:text-style-name="P174" svg:x1="2.1146in" svg:y1="2.0646in" svg:x2="1.9957in" svg:y2="1.5335in"><text:p/></draw:line><draw:rect text:anchor-type="paragraph" draw:z-index="3" draw:style-name="gr2" draw:text-style-name="P174" svg:width="4.8386in" svg:height="3.2988in" svg:x="0.0516in" svg:y="0.1701in"><text:p/></draw:rect></text:p></draw:text-box></draw:frame><draw:line text:anchor-type="paragraph" draw:z-index="68" draw:style-name="gr6" draw:text-style-name="P174" svg:x1="1.5429in" svg:y1="2.2598in" svg:x2="2.0012in" svg:y2="1.489in"><text:p/></draw:line><draw:g text:anchor-type="paragraph" draw:z-index="67" draw:style-name="gr3"><draw:custom-shape draw:style-name="gr13" draw:text-style-name="P177"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76" svg:width="1.1051in" svg:height="0.4331in" svg:x="0.7618in" svg:y="2.4945in"><draw:text-box><text:p text:style-name="P175"><text:span text:style-name="T72">AppListener </text:span></text:p><text:p text:style-name="P175"><text:span text:style-name="T72">ManagedObject</text:span></text:p></draw:text-box></draw:frame></draw:g>Figure 5 illustrates that our Managed Object world is starting to look the way we want it to.<text:change text:change-id="ct143380856"/><text:span text:style-name="T52">Figure</text:span> 5: Client sends data to server</text:p>
      <text:p text:style-name="P80">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74" svg:width="4.6232in" svg:height="3.0551in" svg:x="0.1252in" svg:y="0.3201in"><text:p/></draw:rect><draw:g text:anchor-type="paragraph" draw:z-index="51" draw:style-name="gr10"><draw:ellipse draw:style-name="gr4" draw:text-style-name="P174" svg:width="1.324in" svg:height="1.0476in" svg:x="1.75in" svg:y="2.2083in"><text:p/></draw:ellipse><draw:frame draw:style-name="gr11" draw:text-style-name="P176" svg:width="1.1717in" svg:height="0.4331in" svg:x="1.902in" svg:y="2.4583in"><draw:text-box><text:p text:style-name="P175"><text:span text:style-name="T72">Player 1</text:span></text:p><text:p text:style-name="P175"><text:span text:style-name="T72">ManagedObject</text:span></text:p></draw:text-box></draw:frame></draw:g><draw:g text:anchor-type="paragraph" draw:z-index="52" draw:style-name="gr3"><draw:ellipse draw:style-name="gr4" draw:text-style-name="P174" svg:width="1.324in" svg:height="1.0476in" svg:x="0.9689in" svg:y="0.5319in"><text:p/></draw:ellipse><draw:frame draw:style-name="gr5" draw:text-style-name="P176" svg:width="1.1717in" svg:height="0.4331in" svg:x="1.1752in" svg:y="0.8492in"><draw:text-box><text:p text:style-name="P175"><text:span text:style-name="T72">Room</text:span></text:p><text:p text:style-name="P175"><text:span text:style-name="T72">ManagedObject</text:span></text:p></draw:text-box></draw:frame></draw:g><draw:g text:anchor-type="paragraph" draw:z-index="53" draw:style-name="gr3"><draw:ellipse draw:style-name="gr4" draw:text-style-name="P174" svg:width="1.3232in" svg:height="1.0476in" svg:x="3.1354in" svg:y="2.1665in"><text:p/></draw:ellipse><draw:frame draw:style-name="gr11" draw:text-style-name="P176" svg:width="1.1717in" svg:height="0.4331in" svg:x="3.2827in" svg:y="2.4657in"><draw:text-box><text:p text:style-name="P175"><text:span text:style-name="T72">Player 2</text:span></text:p><text:p text:style-name="P175"><text:span text:style-name="T72">ManagedObject</text:span></text:p></draw:text-box></draw:frame></draw:g><draw:line text:anchor-type="paragraph" draw:z-index="54" draw:style-name="gr6" draw:text-style-name="P174" svg:x1="2in" svg:y1="2.2083in" svg:x2="1.5728in" svg:y2="1.5791in"><text:p/></draw:line><draw:line text:anchor-type="paragraph" draw:z-index="55" draw:style-name="gr6" draw:text-style-name="P174" svg:x1="1.8126in" svg:y1="1.5791in" svg:x2="2.3228in" svg:y2="2.2083in"><text:p/></draw:line><draw:line text:anchor-type="paragraph" draw:z-index="56" draw:style-name="gr6" draw:text-style-name="P174" svg:x1="2.0429in" svg:y1="1.4291in" svg:x2="3.1354in" svg:y2="2.2917in"><text:p/></draw:line><draw:line text:anchor-type="paragraph" draw:z-index="57" draw:style-name="gr6" draw:text-style-name="P174" svg:x1="3.3437in" svg:y1="2.1669in" svg:x2="2.1583in" svg:y2="1.3398in"><text:p/></draw:line><draw:line text:anchor-type="paragraph" draw:z-index="58" draw:style-name="gr6" draw:text-style-name="P174" svg:x1="2.2764in" svg:y1="0.95in" svg:x2="2.9335in" svg:y2="0.9063in"><text:p/></draw:line><draw:rect text:anchor-type="paragraph" draw:z-index="59" draw:style-name="gr9" draw:text-style-name="P174" svg:width="1.0004in" svg:height="0.7496in" svg:x="1.9484in" svg:y="3.6689in"><text:p/></draw:rect><draw:rect text:anchor-type="paragraph" draw:z-index="60" draw:style-name="gr9" draw:text-style-name="P174" svg:width="1.0004in" svg:height="0.7504in" svg:x="3.428in" svg:y="3.6681in"><text:p/></draw:rect><draw:frame text:anchor-type="paragraph" draw:z-index="61" draw:style-name="gr7" draw:text-style-name="P176" svg:width="0.6362in" svg:height="0.4331in" svg:x="2.1874in" svg:y="3.8398in"><draw:text-box><text:p text:style-name="P175"><text:span text:style-name="T72">Game </text:span></text:p><text:p text:style-name="P175"><text:span text:style-name="T72">Client 1</text:span></text:p></draw:text-box></draw:frame><draw:frame text:anchor-type="paragraph" draw:z-index="62" draw:style-name="gr7" draw:text-style-name="P176" svg:width="0.6362in" svg:height="0.4331in" svg:x="3.6063in" svg:y="3.7874in"><draw:text-box><text:p text:style-name="P175"><text:span text:style-name="T72">Game </text:span></text:p><text:p text:style-name="P175"><text:span text:style-name="T72">Client 2</text:span></text:p></draw:text-box></draw:frame><draw:custom-shape text:anchor-type="paragraph" draw:z-index="63" draw:style-name="gr8" draw:text-style-name="P177"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77"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76" svg:width="2.1157in" svg:height="0.2661in" svg:x="1.7126in" svg:y="4.4181in"><draw:text-box><text:p text:style-name="P175"><text:span text:style-name="T72">Big arrows denote PDS Client API</text:span></text:p></draw:text-box></draw:frame><draw:g text:anchor-type="paragraph" draw:z-index="66" draw:style-name="gr3"><draw:ellipse draw:style-name="gr4" draw:text-style-name="P174" svg:width="1.324in" svg:height="1.0476in" svg:x="2.9335in" svg:y="0.4756in"><text:p/></draw:ellipse><draw:frame draw:style-name="gr5" draw:text-style-name="P176" svg:width="1.1717in" svg:height="0.4331in" svg:x="3.0807in" svg:y="0.7776in"><draw:text-box><text:p text:style-name="P175"><text:span text:style-name="T72">Sword ManagedObject</text:span></text:p></draw:text-box></draw:frame></draw:g><draw:g text:anchor-type="paragraph" draw:z-index="69" draw:style-name="gr3"><draw:custom-shape draw:style-name="gr13" draw:text-style-name="P177"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76" svg:width="1.1051in" svg:height="0.4331in" svg:x="0.3654in" svg:y="2.4945in"><draw:text-box><text:p text:style-name="P175"><text:span text:style-name="T72">AppListener </text:span></text:p><text:p text:style-name="P175"><text:span text:style-name="T72">ManagedObject</text:span></text:p></draw:text-box></draw:frame></draw:g><draw:line text:anchor-type="paragraph" draw:z-index="70" draw:style-name="gr6" draw:text-style-name="P174"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3454280"/>as the <text:span text:style-name="T12">SwordWorld</text:span> application. <text:change text:change-id="ct143018200"/><text:change-start text:change-id="ct143487064"/>The actual application code<text:change-end text:change-id="ct143487064"/> goes a bit further in that it also implements a <text:span text:style-name="T12">look</text:span> command, to show you how the Player Managed Object actually handles commands being sent from the client.<text:change text:change-id="ct143383248"/><text:change text:change-id="ct143505216"/><text:change text:change-id="ct143448312"/><text:change text:change-id="ct143443992"/><text:change text:change-id="ct143409088"/></text:p>
      <text:p text:style-name="P4"><text:change text:change-id="ct143484616"/></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06">AppContext</text:p>
          </table:table-cell>
          <table:table-cell table:style-name="Table2.B2" office:value-type="string">
            <text:p text:style-name="P28"><text:span text:style-name="T63">Provides access to facilities available in the current application. Primarily</text:span><text:span text:style-name="T70"> </text:span><text:span text:style-name="T63">used to find references to</text:span><text:span text:style-name="T70"> </text:span><text:soft-page-break/><text:span text:style-name="T60">m</text:span><text:span text:style-name="T63">anagers. This is the starting point for the application code to talk to the system.</text:span></text:p>
          </table:table-cell>
        </table:table-row>
        <table:table-row>
          <table:table-cell table:style-name="Table2.A2" office:value-type="string">
            <text:p text:style-name="P106">AppListener</text:p>
          </table:table-cell>
          <table:table-cell table:style-name="Table2.B2" office:value-type="string">
            <text:p text:style-name="P28">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106">ManagerNotFoundException</text:p>
          </table:table-cell>
          <table:table-cell table:style-name="Table2.B2" office:value-type="string">
            <text:p text:style-name="P63">Thrown when a requested manager is not found.</text:p>
          </table:table-cell>
        </table:table-row>
        <table:table-row>
          <table:table-cell table:style-name="Table2.A2" office:value-type="string">
            <text:p text:style-name="P106">ClientSession</text:p>
          </table:table-cell>
          <table:table-cell table:style-name="Table2.B2" office:value-type="string">
            <text:p text:style-name="P28">Interface representing a single, connected login session between a client and the server. </text:p>
          </table:table-cell>
        </table:table-row>
        <table:table-row>
          <table:table-cell table:style-name="Table2.A2" office:value-type="string">
            <text:p text:style-name="P106">ClientSessionListener</text:p>
          </table:table-cell>
          <table:table-cell table:style-name="Table2.B2" office:value-type="string">
            <text:p text:style-name="P28">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06">TaskManager</text:p>
          </table:table-cell>
          <table:table-cell table:style-name="Table3.B2" office:value-type="string">
            <text:p text:style-name="P66">Provides facilities for scheduling tasks.</text:p>
          </table:table-cell>
        </table:table-row>
        <table:table-row>
          <table:table-cell table:style-name="Table3.A2" office:value-type="string">
            <text:p text:style-name="P106">Task</text:p>
          </table:table-cell>
          <table:table-cell table:style-name="Table3.B2" office:value-type="string">
            <text:p text:style-name="P67">Defines an application operation that will be run by the Task Manager.</text:p>
          </table:table-cell>
        </table:table-row>
        <table:table-row>
          <table:table-cell table:style-name="Table3.A2" office:value-type="string">
            <text:p text:style-name="P68">PeriodicTaskHandle</text:p>
          </table:table-cell>
          <table:table-cell table:style-name="Table3.B2" office:value-type="string">
            <text:p text:style-name="P67">Provides facilities for managing a task scheduled with the Task Manager to run periodically. </text:p>
          </table:table-cell>
        </table:table-row>
        <table:table-row>
          <table:table-cell table:style-name="Table3.A2" office:value-type="string">
            <text:p text:style-name="P68">TaskRejectedException</text:p>
          </table:table-cell>
          <table:table-cell table:style-name="Table3.B2" office:value-type="string">
            <text:p text:style-name="P67">Thrown when an attempt to schedule a task fails because the Task Manager refuses to accept the task due to resource limitations.</text:p>
          </table:table-cell>
        </table:table-row>
        <table:table-row>
          <table:table-cell table:style-name="Table3.A2" office:value-type="string">
            <text:p text:style-name="P106">ExceptionRetryStatus</text:p>
          </table:table-cell>
          <table:table-cell table:style-name="Table3.B2" office:value-type="string">
            <text:p text:style-name="P64">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06">DataManager</text:p>
          </table:table-cell>
          <table:table-cell table:style-name="Table1.B2" office:value-type="string">
            <text:p text:style-name="P65">Provides facilities for managing access to shared, persistent objects.</text:p>
          </table:table-cell>
        </table:table-row>
        <table:table-row>
          <table:table-cell table:style-name="Table1.A2" office:value-type="string">
            <text:p text:style-name="P106">ManagedObject</text:p>
          </table:table-cell>
          <table:table-cell table:style-name="Table1.B2" office:value-type="string">
            <text:p text:style-name="P66">A marker interface implemented by shared, persistent objects managed by the <text:span text:style-name="T71">Data Manager.</text:span></text:p>
          </table:table-cell>
        </table:table-row>
        <table:table-row>
          <table:table-cell table:style-name="Table1.A2" office:value-type="string">
            <text:p text:style-name="P106">ManagedReference</text:p>
          </table:table-cell>
          <table:table-cell table:style-name="Table1.B2" office:value-type="string">
            <text:p text:style-name="P63">Represents a reference to a managed object.</text:p>
          </table:table-cell>
        </table:table-row>
        <text:soft-page-break/>
        <table:table-row>
          <table:table-cell table:style-name="Table1.A2" office:value-type="string">
            <text:p text:style-name="P106">ObjectIOException</text:p>
          </table:table-cell>
          <table:table-cell table:style-name="Table1.B2" office:value-type="string">
            <text:p text:style-name="P67">Thrown when an operation fails because of an I/O failure when attempting to access a Managed Object. </text:p>
          </table:table-cell>
        </table:table-row>
        <table:table-row>
          <table:table-cell table:style-name="Table1.A2" office:value-type="string">
            <text:p text:style-name="P106">ObjectNotFoundException</text:p>
          </table:table-cell>
          <table:table-cell table:style-name="Table1.B2" office:value-type="string">
            <text:p text:style-name="P66">Thrown when an operation fails because it attempted to refer to a Managed Object that was not found.</text:p>
          </table:table-cell>
        </table:table-row>
        <table:table-row>
          <table:table-cell table:style-name="Table1.A2" office:value-type="string">
            <text:p text:style-name="P106">TransactionAbortedException</text:p>
          </table:table-cell>
          <table:table-cell table:style-name="Table1.B2" office:value-type="string">
            <text:p text:style-name="P67">Thrown when an operation fails because the system aborted the current transaction during the operation.</text:p>
          </table:table-cell>
        </table:table-row>
        <table:table-row>
          <table:table-cell table:style-name="Table1.A2" office:value-type="string">
            <text:p text:style-name="P106">TransactionConflictException</text:p>
          </table:table-cell>
          <table:table-cell table:style-name="Table1.B2" office:value-type="string">
            <text:p text:style-name="P67">Thrown when an operation fails because the system aborted the current transaction when it detected a conflict with another transaction.</text:p>
          </table:table-cell>
        </table:table-row>
        <table:table-row>
          <table:table-cell table:style-name="Table1.A2" office:value-type="string">
            <text:p text:style-name="P106">TransactionException</text:p>
          </table:table-cell>
          <table:table-cell table:style-name="Table1.B2" office:value-type="string">
            <text:p text:style-name="P107">Thrown when an operation fails because of a problem with the current transaction.</text:p>
          </table:table-cell>
        </table:table-row>
        <table:table-row>
          <table:table-cell table:style-name="Table1.A2" office:value-type="string">
            <text:p text:style-name="P106">TransactionNotActiveException</text:p>
            <text:p text:style-name="P106"/>
          </table:table-cell>
          <table:table-cell table:style-name="Table1.B2" office:value-type="string">
            <text:p text:style-name="P72">Thrown when an operation fails because there is no current, active transaction.</text:p>
          </table:table-cell>
        </table:table-row>
        <table:table-row>
          <table:table-cell table:style-name="Table1.A2" office:value-type="string">
            <text:p text:style-name="P106">TransactionTimeoutException</text:p>
          </table:table-cell>
          <table:table-cell table:style-name="Table1.B2" office:value-type="string">
            <text:p text:style-name="P72">Thrown when an operation fails because the system aborted the current transaction when it exceeded the maximum permitted duration.</text:p>
          </table:table-cell>
        </table:table-row>
        <table:table-row>
          <table:table-cell table:style-name="Table1.A2" office:value-type="string">
            <text:p text:style-name="P106">NameNotBoundException</text:p>
          </table:table-cell>
          <table:table-cell table:style-name="Table1.B2" office:value-type="string">
            <text:p text:style-name="P65">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06">ChannelManager</text:p>
          </table:table-cell>
          <table:table-cell table:style-name="Table4.B2" office:value-type="string">
            <text:p text:style-name="P65">Manager for creating and obtaining channels. <text:s/></text:p>
          </table:table-cell>
        </table:table-row>
        <table:table-row>
          <table:table-cell table:style-name="Table4.A2" office:value-type="string">
            <text:p text:style-name="P68">Channel</text:p>
          </table:table-cell>
          <table:table-cell table:style-name="Table4.B2" office:value-type="string">
            <text:p text:style-name="P65">Interface representing a communication group, a channel consisting of multiple client sessions and the server. </text:p>
          </table:table-cell>
        </table:table-row>
        <table:table-row>
          <table:table-cell table:style-name="Table4.A2" office:value-type="string">
            <text:p text:style-name="P106">ChannelListener</text:p>
          </table:table-cell>
          <table:table-cell table:style-name="Table4.B2" office:value-type="string">
            <text:p text:style-name="P28">A channel can be created with a <text:span text:style-name="T12">ChannelListener</text:span>, which is notified when any client session sends a message on that channel.<text:change text:change-id="ct143495264"/></text:p>
          </table:table-cell>
        </table:table-row>
        <table:table-row>
          <table:table-cell table:style-name="Table4.A2" office:value-type="string">
            <text:p text:style-name="P106">Delivery</text:p>
          </table:table-cell>
          <table:table-cell table:style-name="Table4.B2" office:value-type="string">
            <text:p text:style-name="P65">Representation for message delivery requirements. <text:s/>A channel is created with a delivery requirement.</text:p>
          </table:table-cell>
        </table:table-row>
        <table:table-row>
          <table:table-cell table:style-name="Table4.A2" office:value-type="string">
            <text:p text:style-name="P106">NameExistsException</text:p>
          </table:table-cell>
          <table:table-cell table:style-name="Table4.B2" office:value-type="string">
            <text:p text:style-name="P65">Thrown when an operation fails because it referred to a name that is currently bound to an object.</text:p>
          </table:table-cell>
        </table:table-row>
        <table:table-row>
          <table:table-cell table:style-name="Table4.A2" office:value-type="string">
            <text:p text:style-name="P106">NameNotBoundException</text:p>
          </table:table-cell>
          <table:table-cell table:style-name="Table4.B2" office:value-type="string">
            <text:p text:style-name="P65">Thrown if a channel is not bound to a name specified to <text:span text:style-name="T12">ChannelManager.getChannel()</text:span>.</text:p>
          </table:table-cell>
        </table:table-row>
      </table:table>
      <text:p text:style-name="Text_20_body"><text:soft-page-break/></text:p>
      <text:h text:style-name="Heading_20_1" text:outline-level="1">Lesson One: Hello World!</text:h>
      <text:p text:style-name="Text_20_body">It is traditional in any programming tutorial for the first example to be a simple program<text:change text:change-id="ct143438296"/> that prints “Hello World” to <text:change text:change-id="ct143022768"/>the console. This lets a programmer see the plumbing required to start even a basic application before diving into real-world application logic.<text:change-start text:change-id="ct143474032"/> <text:s/></text:p>
      <text:p text:style-name="Text_20_body"><text:change-end text:change-id="ct143474032"/>For simplicity, t<text:change-start text:change-id="ct143431768"/>his lesson and the two that follow it print their output on the server console<text:change-end text:change-id="ct143431768"/>, rather than starting off with client-server networking.<text:change-start text:change-id="ct143425216"/> <text:change-end text:change-id="ct143425216"/>E<text:change-start text:change-id="ct143026480"/>ven wh<text:change-end text:change-id="ct143026480"/><text:change-start text:change-id="ct143409416"/>en a client is connected, server<text:change-end text:change-id="ct143409416"/>-<text:change-start text:change-id="ct143416424"/>side <text:change-end text:change-id="ct143416424"/>log messages<text:change-start text:change-id="ct143021840"/> <text:change-end text:change-id="ct143021840"/>are<text:change-start text:change-id="ct143523160"/> <text:change-end text:change-id="ct143523160"/>in<text:change-start text:change-id="ct143014840"/>valuable<text:change-end text:change-id="ct143014840"/>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29"><text:change text:change-id="ct143510104"/><text:change-start text:change-id="ct143522896"/>/*</text:p>
      <text:p text:style-name="P29"><text:s/>* Copyright 2007-2008 Sun Microsystems, Inc.</text:p>
      <text:p text:style-name="P29"><text:change-end text:change-id="ct143522896"/><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1;</text:p>
      <text:p text:style-name="P29"/>
      <text:p text:style-name="P29">import java.io.Serializable;</text:p>
      <text:p text:style-name="P29">import java.util.Properties;</text:p>
      <text:p text:style-name="P29"><text:soft-page-break/></text:p>
      <text:p text:style-name="P29">import com.sun.sgs.app.AppListener;</text:p>
      <text:p text:style-name="P29">import com.sun.sgs.app.ClientSession;</text:p>
      <text:p text:style-name="P29">import com.sun.sgs.app.ClientSessionListener;</text:p>
      <text:p text:style-name="P29"/>
      <text:p text:style-name="P29">/**</text:p>
      <text:p text:style-name="P29"><text:s/>* Hello World example for the Project Darkstar Server.</text:p>
      <text:p text:style-name="P29"><text:s/>* Prints {@code "Hello World!"} to the console the first time it is started.</text:p>
      <text:p text:style-name="P29"><text:s/>*/</text:p>
      <text:p text:style-name="P29">public class HelloWorld</text:p>
      <text:p text:style-name="P29"><text:s text:c="4"/>implements AppListener, // to get called during application startup.</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text:p>
      <text:p text:style-name="P29"><text:s text:c="5"/>* {@inheritDoc}</text:p>
      <text:p text:style-name="P29"><text:s text:c="5"/>* &lt;p&gt;</text:p>
      <text:p text:style-name="P29"><text:s text:c="5"/>* Prints our well-known greeting during application startup.</text:p>
      <text:p text:style-name="P29"><text:s text:c="5"/>*/</text:p>
      <text:p text:style-name="P29"><text:s text:c="4"/>public void initialize(Properties props) {</text:p>
      <text:p text:style-name="P29"><text:s text:c="8"/>System.out.println("Hello World!");</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text:line-break/></text:p>
      <text:h text:style-name="Heading_20_2" text:outline-level="2">Running HelloWorld</text:h>
      <text:p text:style-name="Text_20_body">To run <text:span text:style-name="T3">HelloWorld</text:span> you need the following:</text:p>
      <text:list text:style-name="L18">
        <text:list-item>
          <text:p text:style-name="P141">The <text:span text:style-name="T3">Project Darkstar Server </text:span><text:span text:style-name="T11">installed on your system.</text:span><text:change text:change-id="ct143489840"/><text:change text:change-id="ct143489744"/><text:change text:change-id="ct143489648"/></text:p>
        </text:list-item>
        <text:list-item>
          <text:p text:style-name="P131">A JDK<text:span text:style-name="T14">™</text:span> <text:change-start text:change-id="ct143027064"/>6<text:change-end text:change-id="ct143027064"/><text:change text:change-id="ct143489936"/> installation<text:change text:change-id="ct143490032"/>.<text:change text:change-id="ct143027840"/> The <text:span text:style-name="T14">version can be found with:</text:span></text:p>
        </text:list-item>
      </text:list>
      <text:p text:style-name="Code_20_list">java -version</text:p>
      <text:list text:style-name="L18">
        <text:list-header>
          <text:p text:style-name="P131">If <text:span text:style-name="T54">java</text:span> is not in your default execution path, you will need to set <text:span text:style-name="T12">JAVA_HOME </text:span>to point to the root of its installation on your system.</text:p>
        </text:list-header>
      </text:list>
      <text:p text:style-name="P108">Path Conventions</text:p>
      <text:p text:style-name="P46">Unix and many Unix-derived systems use a forward slash (/) to show subdirectories in a file path. Win32, however, uses a backslash (\) for this purpose. Throughout this document we use the Unix convention for file paths unless it is in a Windows-specific example.</text:p>
      <text:p text:style-name="P46">Please remember that you may have to substitute backslashes for forward slashes in the generic examples if you are working in Windows.</text:p>
      <text:p text:style-name="P21"><text:soft-page-break/>The <text:span text:style-name="T12">tutorial.jar</text:span> file in the <text:span text:style-name="T12">tutorial</text:span> folder contains pre-compiled <text:span text:style-name="T12">.class</text:span> files for all the tutorial examples. <text:s/><text:change-start text:change-id="ct143531816"/>In order to deploy an application into <text:change-end text:change-id="ct143531816"/><text:change-start text:change-id="ct143025200"/>the PDS, <text:change-end text:change-id="ct143025200"/><text:change-start text:change-id="ct143532544"/>all required jar files must be copied into the <text:span text:style-name="T12">deploy</text:span> folder of the PDS installation. <text:s/><text:change-end text:change-id="ct143532544"/><text:change text:change-id="ct143532736"/><text:change-start text:change-id="ct143533216"/>The first step, therefore, is to copy the <text:span text:style-name="T12">tutorial.jar</text:span> file into this folder.<text:change-end text:change-id="ct143533216"/><text:change-start text:change-id="ct143532640"/></text:p>
      <text:p text:style-name="P21"><text:change-end text:change-id="ct143532640"/><text:change text:change-id="ct143491984"/><text:change text:change-id="ct143027160"/><text:change text:change-id="ct143472464"/><text:change-start text:change-id="ct143491832"/>The PDS server is started<text:change-end text:change-id="ct143491832"/><text:change-start text:change-id="ct143012368"/> <text:change-end text:change-id="ct143012368"/>by using the <text:span text:style-name="T12">sgs</text:span><text:change-start text:change-id="ct143028032"/><text:span text:style-name="T12">-boot.jar</text:span><text:change-end text:change-id="ct143028032"/> <text:change text:change-id="ct143531624"/><text:change-start text:change-id="ct143533000"/>executable jar file <text:change-end text:change-id="ct143533000"/>in the<text:change text:change-id="ct143534120"/><text:change-start text:change-id="ct143534440"/> <text:span text:style-name="T12">bin</text:span> folder<text:change-end text:change-id="ct143534440"/> of the PDS installation on your computer. It <text:change text:change-id="ct143528816"/><text:change-start text:change-id="ct143528912"/>requires a configuration file in order to <text:change-end text:change-id="ct143528912"/><text:change-start text:change-id="ct142783048"/>configure the classpath and JVM environment that will be used to boot up the PDS server. <text:s/>By default, this configuration <text:change-end text:change-id="ct142783048"/><text:change-start text:change-id="ct143535152"/>is provided by the <text:span text:style-name="T12">sgs-boot.properties</text:span><text:span text:style-name="T2"> file in the </text:span><text:span text:style-name="T12">conf</text:span><text:span text:style-name="T2"> folder.</text:span><text:change-end text:change-id="ct143535152"/><text:change-start text:change-id="ct143535592"/><text:span text:style-name="T2"> <text:s/>However, if a filename is given on the command line, it will be used as the configuration file instead.</text:span><text:change-end text:change-id="ct143535592"/><text:change-start text:change-id="ct143536344"/><text:span text:style-name="T2"> <text:s/>Booting up the PDS server, therefore, is done in the following manner (assuming the current working directory is the root directory of the PDS installation):</text:span><text:change-end text:change-id="ct143536344"/><text:change text:change-id="ct143536440"/></text:p>
      <text:list text:style-name="L3">
        <text:list-header>
          <text:p text:style-name="P33"><text:change text:change-id="ct143026968"/><text:change-start text:change-id="ct143535432"/>java -jar bin/sgs-boot.jar<text:change-end text:change-id="ct143535432"/> <text:change-start text:change-id="ct143025104"/><text:span text:style-name="T1">[</text:span><text:change-end text:change-id="ct143025104"/><text:change text:change-id="ct143536184"/><text:change text:change-id="ct143027936"/><text:change text:change-id="ct142783208"/><text:change-start text:change-id="ct143534216"/><text:span text:style-name="T1">b</text:span><text:change-end text:change-id="ct143534216"/><text:change-start text:change-id="ct142779848"/><text:span text:style-name="T17">oot_config_file]</text:span><text:change-end text:change-id="ct142779848"/></text:p>
        </text:list-header>
      </text:list>
      <text:p text:style-name="P12">Where <text:change text:change-id="ct143474400"/><text:change-start text:change-id="ct143535056"/><text:span text:style-name="T1">boot_config_file</text:span><text:change-end text:change-id="ct143535056"/> is <text:change text:change-id="ct143536024"/><text:change-start text:change-id="ct142757560"/>an optional configuration file<text:change-end text:change-id="ct142757560"/><text:change-start text:change-id="ct143535688"/>. <text:s/>If you are interested, you may examine the <text:span text:style-name="T12">sgs-boot.properties</text:span> file in the <text:span text:style-name="T12">conf</text:span> folder <text:change-end text:change-id="ct143535688"/><text:change-start text:change-id="ct143530136"/>to see <text:change-end text:change-id="ct143530136"/><text:change-start text:change-id="ct143535248"/>what configuration options are available.<text:change-end text:change-id="ct143535248"/><text:change-start text:change-id="ct143531720"/></text:p>
      <text:p text:style-name="P12">In addition to the boot environment properties, a PDS application also needs a set of <text:change-end text:change-id="ct143531720"/><text:change-start text:change-id="ct143534344"/>application properties that are to be passed to the <text:change-end text:change-id="ct143534344"/><text:change-start text:change-id="ct143474216"/><text:span text:style-name="T12">initialize</text:span> method of the <text:span text:style-name="T12">AppListener</text:span>.<text:change-end text:change-id="ct143474216"/><text:change-start text:change-id="ct142781120"/> <text:s/>These properties <text:change-end text:change-id="ct142781120"/><text:change-start text:change-id="ct142791904"/>are combined from the following sources. <text:s/>If a property appears in more than one source, the value is taken from the <text:change-end text:change-id="ct142791904"/><text:change-start text:change-id="ct142803576"/>source higher on the list below:</text:p>
      <text:list text:style-name="L19">
        <text:list-item>
          <text:p text:style-name="P118"><text:change-end text:change-id="ct142803576"/><text:change-start text:change-id="ct142796184"/>Properties specified on the command line with the -D flag.</text:p>
        </text:list-item>
        <text:list-item>
          <text:p text:style-name="P118">The properties file with the filename <text:span text:style-name="T12">.sgs.properties</text:span> in the user's home directory.</text:p>
        </text:list-item>
        <text:list-item>
          <text:p text:style-name="P118">The properties file specified by name with the<text:change-end text:change-id="ct142796184"/><text:change-start text:change-id="ct142782840"/> <text:span text:style-name="T12">SGS_DEPLOY</text:span> property in the <text:span text:style-name="T1">boot_config_file.</text:span></text:p>
        </text:list-item>
        <text:list-item>
          <text:p text:style-name="P118">The properties file <text:change-end text:change-id="ct142782840"/><text:change-start text:change-id="ct142782392"/>with the resource name <text:span text:style-name="T12">META-INF/app.properties</text:span><text:change-end text:change-id="ct142782392"/><text:change-start text:change-id="ct143543392"/>. <text:s/>This file is typically included in the <text:span text:style-name="T12">META-INF</text:span> directory of one of the application jars copied into the <text:span text:style-name="T12">deploy</text:span> folder of the PDS installation.<text:change-end text:change-id="ct143543392"/></text:p>
        </text:list-item>
      </text:list>
      <text:p text:style-name="Text_20_body"><text:span text:style-name="T11">We have provided default configuration files </text:span><text:change text:change-id="ct142782184"/><text:change-start text:change-id="ct143537336"/><text:span text:style-name="T11">for each of the tutorial examples</text:span><text:change-end text:change-id="ct143537336"/><text:span text:style-name="T11">.</text:span><text:change text:change-id="ct143539264"/><text:change-start text:change-id="ct143546528"/><text:span text:style-name="T11"> <text:s/>These files are located in the </text:span><text:span text:style-name="T3">tutorial/conf</text:span><text:change-end text:change-id="ct143546528"/><text:span text:style-name="T11"> </text:span><text:change-start text:change-id="ct142800696"/><text:span text:style-name="T11">folder of the PDS installation</text:span><text:change-end text:change-id="ct142800696"/><text:change-start text:change-id="ct143547816"/><text:span text:style-name="T11">. <text:s/></text:span><text:change-end text:change-id="ct143547816"/><text:change text:change-id="ct143548008"/><text:change-start text:change-id="ct143548944"/><text:span text:style-name="T11">In order</text:span><text:change-end text:change-id="ct143548944"/><text:span text:style-name="T11"> t</text:span>o run <text:span text:style-name="T12">HelloWorld</text:span> as it is shipped to you in the <text:span text:style-name="T12">tutorial</text:span> directories, do the following:</text:p>
      <text:list text:style-name="L4">
        <text:list-item text:start-value="1">
          <text:p text:style-name="P36"><text:change-start text:change-id="ct143547912"/>Copy the <text:span text:style-name="T12">tutorial.jar</text:span><text:span text:style-name="T2"> file from the </text:span><text:span text:style-name="T12">tutorial</text:span><text:span text:style-name="T2"> folder to the </text:span><text:span text:style-name="T12">deploy</text:span><text:span text:style-name="T2"> folder of the PDS installation (as suggested above).</text:span></text:p>
        </text:list-item>
        <text:list-item>
          <text:p text:style-name="P36"><text:change-end text:change-id="ct143547912"/><text:change text:change-id="ct143027560"/>Open a Unix shell, a Windows command window, or whatever you do to get a command line on your development system.</text:p>
        </text:list-item>
        <text:list-item>
          <text:p text:style-name="P36">Change your working directory to <text:s/>the <text:change text:change-id="ct142805896"/>directory of your PDS<text:change-start text:change-id="ct142803216"/> installation<text:change-end text:change-id="ct142803216"/>. In Unix, the command might be something like this: <text:span text:style-name="T56"><text:s/></text:span></text:p>
        </text:list-item>
      </text:list>
      <text:p text:style-name="Code_20_list"><text:span text:style-name="T58">cd ~/sgs</text:span><text:change text:change-id="ct143545208"/><text:change-start text:change-id="ct143549160"/><text:span text:style-name="T57">-server</text:span><text:change-end text:change-id="ct143549160"/><text:change-start text:change-id="ct143548104"/><text:span text:style-name="T57">-VERSION</text:span><text:change-end text:change-id="ct143548104"/></text:p>
      <text:list text:style-name="L5">
        <text:list-item text:start-value="5">
          <text:p text:style-name="P38">Type the following: <text:change text:change-id="ct143549040"/></text:p>
        </text:list-item>
      </text:list>
      <text:list text:style-name="L6">
        <text:list-header>
          <text:p text:style-name="P40"><text:change text:change-id="ct143537240"/><text:change-start text:change-id="ct142808472"/>java -jar bin/sgs-boot.jar tutorial/conf<text:change-end text:change-id="ct142808472"/><text:change-start text:change-id="ct142805528"/>/HelloWorld.boot<text:change-end text:change-id="ct142805528"/><text:change text:change-id="ct142755152"/></text:p>
        </text:list-header>
      </text:list>
      <text:list text:style-name="L5" text:continue-numbering="true">
        <text:list-header>
          <text:p text:style-name="P157">You should see the <text:span text:style-name="T19">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3">If you are interested, you can examine the <text:change text:change-id="ct143546352"/><text:change-start text:change-id="ct142821728"/><text:span text:style-name="T12">HelloWorld.boot</text:span><text:change-end text:change-id="ct142821728"/><text:change text:change-id="ct142802272"/> and the <text:span text:style-name="T12">HelloWorld.properties </text:span>file<text:change-start text:change-id="ct143546136"/>s<text:change-end text:change-id="ct143546136"/> to see the details of how you set up an application configuration to run in the PDS.</text:p>
      <text:h text:style-name="Heading_20_3" text:outline-level="3"><text:soft-page-break/>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3543296"/>The location of the Object Store is specified by the <text:span text:style-name="T1">com.sun.sgs.app.root</text:span> property in the<text:change-end text:change-id="ct143543296"/><text:change-start text:change-id="ct143547632"/> <text:span text:style-name="T12">HelloWorld.properties</text:span> file.<text:change-end text:change-id="ct143547632"/><text:change-start text:change-id="ct143552904"/> <text:s/><text:change-end text:change-id="ct143552904"/>If you want to see “Hello World” again, you can do it by clearing the Object Store with the following commands:</text:p>
      <text:list text:style-name="L20">
        <text:list-item>
          <text:p text:style-name="P142">For Unix:</text:p>
        </text:list-item>
      </text:list>
      <text:p text:style-name="P95">rm -r <text:change-start text:change-id="ct143554232"/>tutorial/<text:change-end text:change-id="ct143554232"/><text:span text:style-name="T64">data/HelloWorld/dsdb/*</text:span></text:p>
      <text:list text:style-name="L20">
        <text:list-item text:start-value="1">
          <text:p text:style-name="P143">For Windows:</text:p>
        </text:list-item>
      </text:list>
      <text:p text:style-name="P95">del /s <text:change-start text:change-id="ct143552776"/>tutorial\<text:change-end text:change-id="ct143552776"/><text:span text:style-name="T21">data\HelloWorld\dsdb\*.* </text:span></text:p>
      <text:h text:style-name="P164"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5"><text:change text:change-id="ct143542240"/><text:change-start text:change-id="ct143556592"/>/*</text:p>
      <text:p text:style-name="P45"><text:change-end text:change-id="ct143556592"/><text:s/>* Copyright 2007-2008 Sun Microsystems, Inc.</text:p>
      <text:p text:style-name="P45"><text:s/>*</text:p>
      <text:p text:style-name="P45"><text:s/>* This file is part of Project Darkstar Server.</text:p>
      <text:p text:style-name="P45"><text:s/>*</text:p>
      <text:p text:style-name="P45"><text:s/>* Project Darkstar Server is free software: you can redistribute it</text:p>
      <text:p text:style-name="P45"><text:s/>* and/or modify it under the terms of the GNU General Public License</text:p>
      <text:p text:style-name="P45"><text:s/>* version 2 as published by the Free Software Foundation and</text:p>
      <text:p text:style-name="P45"><text:s/>* distributed hereunder to you.</text:p>
      <text:p text:style-name="P45"><text:s/>*</text:p>
      <text:p text:style-name="P45"><text:s/>* Project Darkstar Server is distributed in the hope that it will be useful,</text:p>
      <text:p text:style-name="P45"><text:s/>* but WITHOUT ANY WARRANTY; without even the implied warranty of</text:p>
      <text:p text:style-name="P45"><text:s/>* MERCHANTABILITY or FITNESS FOR A PARTICULAR PURPOSE. <text:s/>See the</text:p>
      <text:p text:style-name="P45"><text:s/>* GNU General Public License for more details.</text:p>
      <text:p text:style-name="P45"><text:s/>*</text:p>
      <text:p text:style-name="P45"><text:s/>* You should have received a copy of the GNU General Public License</text:p>
      <text:p text:style-name="P45"><text:s/>* along with this program. <text:s/>If not, see &lt;http://www.gnu.org/licenses/&gt;.</text:p>
      <text:p text:style-name="P45"><text:s/>*/</text:p>
      <text:p text:style-name="P45"/>
      <text:p text:style-name="P45">package com.sun.sgs.tutorial.server.lesson2;</text:p>
      <text:p text:style-name="P45"/>
      <text:p text:style-name="P45">import java.io.Serializable;</text:p>
      <text:p text:style-name="P45">import java.util.Properties;</text:p>
      <text:p text:style-name="P45">import java.util.logging.Level;</text:p>
      <text:p text:style-name="P45">import java.util.logging.Logger;</text:p>
      <text:p text:style-name="P45"/>
      <text:p text:style-name="P45">import com.sun.sgs.app.AppListener;</text:p>
      <text:p text:style-name="P45">import com.sun.sgs.app.ClientSession;</text:p>
      <text:p text:style-name="P45">import com.sun.sgs.app.ClientSessionListener;</text:p>
      <text:p text:style-name="P45"/>
      <text:p text:style-name="P45">/**</text:p>
      <text:p text:style-name="P45"><text:s/>* Hello World with Logging example for the Project Darkstar Server.</text:p>
      <text:p text:style-name="P45"><text:s/>* It logs {@code "Hello World!"} at level {@link Level#INFO INFO}</text:p>
      <text:p text:style-name="P45"><text:s/>* when first started.</text:p>
      <text:p text:style-name="P45"><text:s/>*/</text:p>
      <text:p text:style-name="P45">public class HelloLogger</text:p>
      <text:p text:style-name="P45"><text:s text:c="4"/>implements AppListener, // to get called during application startup.</text:p>
      <text:p text:style-name="P45"><text:s text:c="15"/>Serializable // since all AppListeners are ManagedObjects.</text:p>
      <text:p text:style-name="P45">{</text:p>
      <text:p text:style-name="P45"><text:s text:c="4"/>/** The version of the serialized form of this class. */</text:p>
      <text:p text:style-name="P45"><text:s text:c="4"/>private static final long serialVersionUID = 1L;</text:p>
      <text:p text:style-name="P45"/>
      <text:p text:style-name="P45"><text:soft-page-break/><text:s text:c="4"/>/** The {@link Logger} for this class. */</text:p>
      <text:p text:style-name="P45"><text:s text:c="4"/>private static final Logger logger =</text:p>
      <text:p text:style-name="P45"><text:s text:c="8"/>Logger.getLogger(HelloLogger.class.getName());</text:p>
      <text:p text:style-name="P45"/>
      <text:p text:style-name="P45"><text:s text:c="4"/>/**</text:p>
      <text:p text:style-name="P45"><text:s text:c="5"/>* {@inheritDoc}</text:p>
      <text:p text:style-name="P45"><text:s text:c="5"/>* &lt;p&gt;</text:p>
      <text:p text:style-name="P45"><text:s text:c="5"/>* Logs our well-known greeting during application startup.</text:p>
      <text:p text:style-name="P45"><text:s text:c="5"/>*/</text:p>
      <text:p text:style-name="P45"><text:s text:c="4"/>public void initialize(Properties props) {</text:p>
      <text:p text:style-name="P45"><text:s text:c="8"/>logger.log(Level.INFO, "Hello World!");</text:p>
      <text:p text:style-name="P45"><text:s text:c="4"/>}</text:p>
      <text:p text:style-name="P45"/>
      <text:p text:style-name="P45"><text:s text:c="4"/>/**</text:p>
      <text:p text:style-name="P45"><text:s text:c="5"/>* {@inheritDoc}</text:p>
      <text:p text:style-name="P45"><text:s text:c="5"/>* &lt;p&gt;</text:p>
      <text:p text:style-name="P45"><text:s text:c="5"/>* Prevents client logins by returning {@code null}.</text:p>
      <text:p text:style-name="P45"><text:s text:c="5"/>*/</text:p>
      <text:p text:style-name="P45"><text:s text:c="4"/>public ClientSessionListener loggedIn(ClientSession session) {</text:p>
      <text:p text:style-name="P45"><text:s text:c="8"/>return null;</text:p>
      <text:p text:style-name="P45"><text:s text:c="4"/>}</text:p>
      <text:p text:style-name="P45">}<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5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5 API documentation.</text:p>
      <text:h text:style-name="P164"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08">The realities of task execution</text:p>
      <text:p text:style-name="P46"><text:change text:change-id="ct143567864"/><text:change-start text:change-id="ct143567744"/>Each <text:change-end text:change-id="ct143567744"/>individual<text:change-start text:change-id="ct143561704"/> task executes in a monothreaded manner. <text:change-end text:change-id="ct143561704"/>However, if we <text:change text:change-id="ct143567984"/><text:change-start text:change-id="ct143566256"/>executed them serially, waiting for each one to finish before the next one started,<text:change-end text:change-id="ct143566256"/><text:change text:change-id="ct143568304"/> it would not be possible to get the kind of scaling the <text:span text:style-name="T19">PDS</text:span> provides.</text:p>
      <text:p text:style-name="P46">Instead, the <text:span text:style-name="T19">PDS</text:span> <text:change text:change-id="ct143568400"/><text:change-start text:change-id="ct143566512"/>execute<text:change-end text:change-id="ct143566512"/><text:change-start text:change-id="ct143570880"/>s many of these monothreaded tasks simultaneously and watches for contention on the individual <text:change-end text:change-id="ct143570880"/>M<text:change-start text:change-id="ct143566736"/>anaged <text:change-end text:change-id="ct143566736"/>O<text:change-start text:change-id="ct143567208"/>bjects. If two tasks contend for c<text:change-end text:change-id="ct143567208"/><text:change-start text:change-id="ct143570976"/>ontrol over a <text:change-end text:change-id="ct143570976"/>M<text:change-start text:change-id="ct143565240"/>anaged <text:change-end text:change-id="ct143565240"/>O<text:change-start text:change-id="ct142838912"/>bject, one task will be held up and will wait for the other to finish before it can proceed.<text:change-end text:change-id="ct142838912"/><text:change text:change-id="ct142841912"/><text:change text:change-id="ct142841008"/><text:change text:change-id="ct142843552"/><text:change text:change-id="ct142837968"/><text:change-start text:change-id="ct143566048"/></text:p>
      <text:p text:style-name="P46"><text:span text:style-name="Emphasis"><text:span text:style-name="T11">Many tasks can read the state of the same </text:span></text:span><text:change-end text:change-id="ct143566048"/><text:span text:style-name="Emphasis"><text:span text:style-name="T11">M</text:span></text:span><text:change-start text:change-id="ct143574840"/><text:span text:style-name="Emphasis"><text:span text:style-name="T11">anaged </text:span></text:span><text:change-end text:change-id="ct143574840"/><text:span text:style-name="Emphasis"><text:span text:style-name="T11">O</text:span></text:span><text:change-start text:change-id="ct143577224"/><text:span text:style-name="Emphasis"><text:span text:style-name="T11">bject at the same time without causing contention. If any of them wants to write to it</text:span></text:span><text:change-end text:change-id="ct143577224"/><text:span text:style-name="Emphasis"><text:span text:style-name="T11">,</text:span></text:span><text:change-start text:change-id="ct143579536"/><text:span text:style-name="Emphasis"><text:span text:style-name="T11"> however, that can</text:span></text:span><text:change-end text:change-id="ct143579536"/><text:change-start text:change-id="ct143581248"/><text:span text:style-name="Emphasis"><text:span text:style-name="T11"> cause contention with tasks that read from or write to the same </text:span></text:span><text:change-end text:change-id="ct143581248"/><text:span text:style-name="Emphasis"><text:span text:style-name="T11">M</text:span></text:span><text:change-start text:change-id="ct143584072"/><text:span text:style-name="Emphasis"><text:span text:style-name="T11">anaged </text:span></text:span><text:change-end text:change-id="ct143584072"/><text:span text:style-name="Emphasis"><text:span text:style-name="T11">O</text:span></text:span><text:change-start text:change-id="ct143586960"/><text:span text:style-name="Emphasis"><text:span text:style-name="T11">bject</text:span></text:span><text:change-end text:change-id="ct143586960"/><text:change-start text:change-id="ct143564992"/><text:span text:style-name="Emphasis"><text:span text:style-name="T11">.</text:span></text:span></text:p>
      <text:p text:style-name="P46"><text:change-end text:change-id="ct143564992"/><text:span text:style-name="Emphasis"><text:span text:style-name="T23">T</text:span></text:span><text:change-start text:change-id="ct143570120"/><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43570120"/><text:change-start text:change-id="ct142838568"/><text:span text:style-name="Emphasis"><text:span text:style-name="T25">asks that are likely to occur simultaneously might have to write to the same </text:span></text:span><text:change-end text:change-id="ct142838568"/><text:span text:style-name="Emphasis"><text:span text:style-name="T25">M</text:span></text:span><text:change-start text:change-id="ct143578160"/><text:span text:style-name="Emphasis"><text:span text:style-name="T25">anaged </text:span></text:span><text:change-end text:change-id="ct143578160"/><text:span text:style-name="Emphasis"><text:span text:style-name="T25">O</text:span></text:span><text:change-start text:change-id="ct143581784"/><text:span text:style-name="Emphasis"><text:span text:style-name="T25">bject.</text:span></text:span><text:change-end text:change-id="ct143581784"/></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44">Task Manager </text:p>
        </text:list-item>
        <text:list-item>
          <text:p text:style-name="P144">Data Manager </text:p>
        </text:list-item>
        <text:list-item>
          <text:p text:style-name="P144"><text:soft-page-break/>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55">getTaskManager()</text:p>
        </text:list-item>
        <text:list-item>
          <text:p text:style-name="P155">getDataManager()</text:p>
        </text:list-item>
        <text:list-item>
          <text:p text:style-name="P156"><text:span text:style-name="T12">getChannelManager</text:span>()</text:p>
        </text:list-item>
        <text:list-item>
          <text:p text:style-name="P155">getManager(managerClass)</text:p>
        </text:list-item>
      </text:list>
      <text:p text:style-name="P69">The first three are covered in this tutorial. The last is a generic call to get an installation-specific manager; it will be covered in the forthcoming <text:span text:style-name="T1">Project Darkstar Server Extension Manual</text:span>.</text:p>
      <text:p text:style-name="P27">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7"><text:change text:change-id="ct143590560"/><text:change-start text:change-id="ct143585696"/>/*</text:p>
      <text:p text:style-name="P47"><text:change-end text:change-id="ct14358569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oft-page-break/><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3;</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Context;</text:p>
      <text:p text:style-name="P47">import com.sun.sgs.app.AppListener;</text:p>
      <text:p text:style-name="P47">import com.sun.sgs.app.ClientSession;</text:p>
      <text:p text:style-name="P47">import com.sun.sgs.app.ClientSessionListener;</text:p>
      <text:p text:style-name="P47">import com.sun.sgs.app.Task;</text:p>
      <text:p text:style-name="P47">import com.sun.sgs.app.TaskManager;</text:p>
      <text:p text:style-name="P47"/>
      <text:p text:style-name="P47">/**</text:p>
      <text:p text:style-name="P47"><text:s/>* A simple timed-task example for the Project Darkstar Server.</text:p>
      <text:p text:style-name="P47"><text:s/>* It uses the {@link TaskManager} to schedule itself as a periodic task</text:p>
      <text:p text:style-name="P47"><text:s/>* that logs the current timestamp on each execution.</text:p>
      <text:p text:style-name="P47"><text:s/>*/</text:p>
      <text:p text:style-name="P47">public class HelloTimer</text:p>
      <text:p text:style-name="P47"><text:s text:c="4"/>implements AppListener, <text:s/>// to get called during application startup.</text:p>
      <text:p text:style-name="P47"><text:s text:c="15"/>Serializable, // since all AppListeners are ManagedObjects.</text:p>
      <text:p text:style-name="P47"><text:s text:c="15"/>Task <text:s text:c="9"/>// to schedule future calls to our run() method.</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Timer.class.getName());</text:p>
      <text:p text:style-name="P47"/>
      <text:p text:style-name="P47"><text:s text:c="4"/>/** The delay before the first run of the task. */</text:p>
      <text:p text:style-name="P47"><text:s text:c="4"/>public static final int DELAY_MS = 5000;</text:p>
      <text:p text:style-name="P47"/>
      <text:p text:style-name="P47"><text:s text:c="4"/>/** The time to wait before repeating the task. */</text:p>
      <text:p text:style-name="P47"><text:s text:c="4"/>public static final int PERIOD_MS = 500;</text:p>
      <text:p text:style-name="P47"/>
      <text:p text:style-name="P47"><text:s text:c="4"/>// implement AppListener</text:p>
      <text:p text:style-name="P47"/>
      <text:p text:style-name="P47"><text:s text:c="4"/>/**</text:p>
      <text:p text:style-name="P47"><text:s text:c="5"/>* {@inheritDoc}</text:p>
      <text:p text:style-name="P47"><text:s text:c="5"/>* &lt;p&gt;</text:p>
      <text:p text:style-name="P47"><text:s text:c="5"/>* Schedules the {@code run()} method to be called periodically.</text:p>
      <text:p text:style-name="P47"><text:s text:c="5"/>* Since SGS tasks are persistent, the scheduling only needs to</text:p>
      <text:p text:style-name="P47"><text:s text:c="5"/>* be done the first time the application is started. <text:s/>When the</text:p>
      <text:p text:style-name="P47"><text:s text:c="5"/>* server is killed and restarted, the scheduled timer task will</text:p>
      <text:p text:style-name="P47"><text:s text:c="5"/>* continue ticking.</text:p>
      <text:p text:style-name="P47"><text:s text:c="5"/>* &lt;p&gt;</text:p>
      <text:p text:style-name="P47"><text:soft-page-break/><text:s text:c="5"/>* Runs the task {@value #DELAY_MS} ms from now,</text:p>
      <text:p text:style-name="P47"><text:s text:c="5"/>* repeating every {@value #PERIOD_MS} ms.</text:p>
      <text:p text:style-name="P47"><text:s text:c="5"/>*/</text:p>
      <text:p text:style-name="P47"><text:s text:c="4"/>public void initialize(Properties props) {</text:p>
      <text:p text:style-name="P47"><text:s text:c="8"/>TaskManager taskManager = AppContext.getTaskManager();</text:p>
      <text:p text:style-name="P47"><text:s text:c="8"/>taskManager.schedulePeriodicTask(this, DELAY_MS, PERIOD_MS);</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
      <text:p text:style-name="P47"><text:s text:c="4"/>// implement Task</text:p>
      <text:p text:style-name="P47"/>
      <text:p text:style-name="P47"><text:s text:c="4"/>/**</text:p>
      <text:p text:style-name="P47"><text:s text:c="5"/>* {@inheritDoc}</text:p>
      <text:p text:style-name="P47"><text:s text:c="5"/>* &lt;p&gt;</text:p>
      <text:p text:style-name="P47"><text:s text:c="5"/>* Logs the current timestamp whenever this {@code Task} gets run.</text:p>
      <text:p text:style-name="P47"><text:s text:c="5"/>*/</text:p>
      <text:p text:style-name="P47"><text:s text:c="4"/>public void run() throws Exception {</text:p>
      <text:p text:style-name="P47"><text:s text:c="8"/>logger.log(Level.INFO,</text:p>
      <text:p text:style-name="P47"><text:s text:c="12"/>"HelloTimer task: running at timestamp {0,number,#}",</text:p>
      <text:p text:style-name="P47"><text:s text:c="12"/>System.currentTimeMillis());</text:p>
      <text:p text:style-name="P47"><text:s text:c="4"/>}</text:p>
      <text:p text:style-name="P47">}</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09">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7"><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7"/>
      <text:p text:style-name="P47"><text:change text:change-id="ct143609152"/><text:change-start text:change-id="ct143608208"/>/*</text:p>
      <text:p text:style-name="P47"><text:change-end text:change-id="ct143608208"/><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oft-page-break/><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4;</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Context;</text:p>
      <text:p text:style-name="P47">import com.sun.sgs.app.AppListener;</text:p>
      <text:p text:style-name="P47">import com.sun.sgs.app.ClientSession;</text:p>
      <text:p text:style-name="P47">import com.sun.sgs.app.ClientSessionListener;</text:p>
      <text:p text:style-name="P47">import com.sun.sgs.app.ManagedObject;</text:p>
      <text:p text:style-name="P47">import com.sun.sgs.app.Task;</text:p>
      <text:p text:style-name="P47">import com.sun.sgs.app.TaskManager;</text:p>
      <text:p text:style-name="P47"/>
      <text:p text:style-name="P47">/**</text:p>
      <text:p text:style-name="P47"><text:s/>* A simple persistence example for the Project Darkstar Server.</text:p>
      <text:p text:style-name="P47"><text:s/>* As a {@link ManagedObject}, it is able to modify instance fields,</text:p>
      <text:p text:style-name="P47"><text:s/>* demonstrated here by tracking the last timestamp at which a task</text:p>
      <text:p text:style-name="P47"><text:s/>* was run and displaying the time delta.</text:p>
      <text:p text:style-name="P47"><text:s/>*/</text:p>
      <text:p text:style-name="P47">public class HelloPersistence</text:p>
      <text:p text:style-name="P47"><text:s text:c="4"/>implements AppListener, <text:s/>// to get called during application startup.</text:p>
      <text:p text:style-name="P47"><text:s text:c="15"/>Serializable, // since all AppListeners are ManagedObjects.</text:p>
      <text:p text:style-name="P47"><text:s text:c="15"/>Task <text:s text:c="9"/>// to schedule future calls to our run() method.</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Persistence.class.getName());</text:p>
      <text:p text:style-name="P47"/>
      <text:p text:style-name="P47"><text:s text:c="4"/>/** The delay before the first run of the task. */</text:p>
      <text:p text:style-name="P47"><text:s text:c="4"/>public static final int DELAY_MS = 5000;</text:p>
      <text:p text:style-name="P47"/>
      <text:p text:style-name="P47"><text:s text:c="4"/>/** The time to wait before repeating the task. */</text:p>
      <text:p text:style-name="P47"><text:s text:c="4"/>public static final int PERIOD_MS = 500;</text:p>
      <text:p text:style-name="P47"/>
      <text:p text:style-name="P47"><text:s text:c="4"/>/** <text:s/>The timestamp when this task was last run. */</text:p>
      <text:p text:style-name="P47"><text:s text:c="4"/>private long lastTimestamp = System.currentTimeMillis();</text:p>
      <text:p text:style-name="P47"/>
      <text:p text:style-name="P47"><text:s text:c="4"/>// implement AppListener</text:p>
      <text:p text:style-name="P47"/>
      <text:p text:style-name="P47"><text:s text:c="4"/>/**</text:p>
      <text:p text:style-name="P47"><text:s text:c="5"/>* {@inheritDoc}</text:p>
      <text:p text:style-name="P47"><text:s text:c="5"/>* &lt;p&gt;</text:p>
      <text:p text:style-name="P47"><text:s text:c="5"/>* Schedules the {@code run()} method to be called periodically.</text:p>
      <text:p text:style-name="P47"><text:s text:c="5"/>* Since SGS tasks are persistent, the scheduling only needs to</text:p>
      <text:p text:style-name="P47"><text:s text:c="5"/>* be done the first time the application is started. <text:s/>When the</text:p>
      <text:p text:style-name="P47"><text:s text:c="5"/>* server is killed and restarted, the scheduled timer task will</text:p>
      <text:p text:style-name="P47"><text:s text:c="5"/>* continue ticking.</text:p>
      <text:p text:style-name="P47"><text:soft-page-break/><text:s text:c="5"/>* &lt;p&gt;</text:p>
      <text:p text:style-name="P47"><text:s text:c="5"/>* Runs the task {@value #DELAY_MS} ms from now,</text:p>
      <text:p text:style-name="P47"><text:s text:c="5"/>* repeating every {@value #PERIOD_MS} ms.</text:p>
      <text:p text:style-name="P47"><text:s text:c="5"/>*/</text:p>
      <text:p text:style-name="P47"><text:s text:c="4"/>public void initialize(Properties props) {</text:p>
      <text:p text:style-name="P47"><text:s text:c="8"/>TaskManager taskManager = AppContext.getTaskManager();</text:p>
      <text:p text:style-name="P47"><text:s text:c="8"/>taskManager.schedulePeriodicTask(this, DELAY_MS, PERIOD_MS);</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
      <text:p text:style-name="P47"><text:s text:c="4"/>// implement Task</text:p>
      <text:p text:style-name="P47"/>
      <text:p text:style-name="P47"><text:s text:c="4"/>/**</text:p>
      <text:p text:style-name="P47"><text:s text:c="5"/>* {@inheritDoc}</text:p>
      <text:p text:style-name="P47"><text:s text:c="5"/>* &lt;p&gt;</text:p>
      <text:p text:style-name="P47"><text:s text:c="5"/>* Each time this {@code Task} is run, logs the current timestamp and</text:p>
      <text:p text:style-name="P47"><text:s text:c="5"/>* the delta from the timestamp of the previous run.</text:p>
      <text:p text:style-name="P47"><text:s text:c="5"/>*/</text:p>
      <text:p text:style-name="P47"><text:s text:c="4"/>public void run() throws Exception {</text:p>
      <text:p text:style-name="P47"><text:s text:c="8"/>long timestamp = System.currentTimeMillis();</text:p>
      <text:p text:style-name="P47"><text:s text:c="8"/>long delta = timestamp - lastTimestamp;</text:p>
      <text:p text:style-name="P47"/>
      <text:p text:style-name="P47"><text:s text:c="8"/>// Update the field holding the most recent timestamp.</text:p>
      <text:p text:style-name="P47"><text:s text:c="8"/>lastTimestamp = timestamp;</text:p>
      <text:p text:style-name="P47"/>
      <text:p text:style-name="P47"><text:s text:c="8"/>logger.log(Level.INFO,</text:p>
      <text:p text:style-name="P47"><text:s text:c="12"/>"timestamp = {0,number,#}, delta = {1,number,#}",</text:p>
      <text:p text:style-name="P47"><text:s text:c="12"/>new Object[] { timestamp, delta }</text:p>
      <text:p text:style-name="P47"><text:s text:c="8"/>);</text:p>
      <text:p text:style-name="P47"><text:s text:c="4"/>}</text:p>
      <text:p text:style-name="P47">}<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45">They must be <text:span text:style-name="T12">Serializable</text:span>. </text:p>
        </text:list-item>
        <text:list-item>
          <text:p text:style-name="P145"><text:soft-page-break/>They must implement the <text:span text:style-name="T12">ManagedObject</text:span> marker interface. (<text:span text:style-name="T12">AppListener</text:span> actually inherits the <text:span text:style-name="T12">ManagedObject</text:span> marker interface for you.)</text:p>
        </text:list-item>
      </text:list>
      <text:p text:style-name="P71">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47"><text:change text:change-id="ct143633048"/><text:change-start text:change-id="ct143629136"/>/*</text:p>
      <text:p text:style-name="P47"><text:change-end text:change-id="ct14362913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4;</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Context;</text:p>
      <text:p text:style-name="P47">import com.sun.sgs.app.AppListener;</text:p>
      <text:p text:style-name="P47">import com.sun.sgs.app.ClientSession;</text:p>
      <text:p text:style-name="P47">import com.sun.sgs.app.ClientSessionListener;</text:p>
      <text:p text:style-name="P47">import com.sun.sgs.app.TaskManager;</text:p>
      <text:p text:style-name="P47"/>
      <text:p text:style-name="P47">/**</text:p>
      <text:p text:style-name="P47"><text:s/>* A simple persistence example for the Project Darkstar Server.</text:p>
      <text:p text:style-name="P47"><text:s/>*/</text:p>
      <text:p text:style-name="P47">public class HelloPersistence2</text:p>
      <text:p text:style-name="P47"><text:s text:c="4"/>implements AppListener, Serializable</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Persistence2.class.getName());</text:p>
      <text:p text:style-name="P47"/>
      <text:p text:style-name="P47"><text:s text:c="4"/>/** The delay before the first run of the task. */</text:p>
      <text:p text:style-name="P47"><text:s text:c="4"/>public static final int DELAY_MS = 5000;</text:p>
      <text:p text:style-name="P47"/>
      <text:p text:style-name="P47"><text:s text:c="4"/>/** The time to wait before repeating the task. */</text:p>
      <text:p text:style-name="P47"><text:soft-page-break/><text:s text:c="4"/>public static final int PERIOD_MS = 500;</text:p>
      <text:p text:style-name="P47"/>
      <text:p text:style-name="P47"><text:s text:c="4"/>// implement AppListener</text:p>
      <text:p text:style-name="P47"/>
      <text:p text:style-name="P47"><text:s text:c="4"/>/**</text:p>
      <text:p text:style-name="P47"><text:s text:c="5"/>* {@inheritDoc}</text:p>
      <text:p text:style-name="P47"><text:s text:c="5"/>* &lt;p&gt;</text:p>
      <text:p text:style-name="P47"><text:s text:c="5"/>* Creates a {@link TrivialTimedTask} and schedules its {@code run()}</text:p>
      <text:p text:style-name="P47"><text:s text:c="5"/>* method to be called periodically.</text:p>
      <text:p text:style-name="P47"><text:s text:c="5"/>* &lt;p&gt;</text:p>
      <text:p text:style-name="P47"><text:s text:c="5"/>* Since SGS tasks are persistent, the scheduling only needs to</text:p>
      <text:p text:style-name="P47"><text:s text:c="5"/>* be done the first time the application is started. <text:s/>When the</text:p>
      <text:p text:style-name="P47"><text:s text:c="5"/>* server is killed and restarted, the scheduled timer task will</text:p>
      <text:p text:style-name="P47"><text:s text:c="5"/>* continue ticking.</text:p>
      <text:p text:style-name="P47"><text:s text:c="5"/>* &lt;p&gt;</text:p>
      <text:p text:style-name="P47"><text:s text:c="5"/>* Runs the task {@value #DELAY_MS} ms from now,</text:p>
      <text:p text:style-name="P47"><text:s text:c="5"/>* repeating every {@value #PERIOD_MS} ms.</text:p>
      <text:p text:style-name="P47"><text:s text:c="5"/>*/</text:p>
      <text:p text:style-name="P47"><text:s text:c="4"/>public void initialize(Properties props) {</text:p>
      <text:p text:style-name="P47"><text:s text:c="8"/>TrivialTimedTask task = new TrivialTimedTask();</text:p>
      <text:p text:style-name="P47"/>
      <text:p text:style-name="P47"><text:s text:c="8"/>logger.log(Level.INFO, "Created task: {0}", task);</text:p>
      <text:p text:style-name="P47"/>
      <text:p text:style-name="P47"><text:s text:c="8"/>TaskManager taskManager = AppContext.getTaskManager();</text:p>
      <text:p text:style-name="P47"><text:s text:c="8"/>taskManager.schedulePeriodicTask(task, DELAY_MS, PERIOD_MS);</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p>
      <text:p text:style-name="P47"/>
      <text:h text:style-name="Heading_20_3" text:outline-level="3">TrivialTimedTask</text:h>
      <text:p text:style-name="Text_20_body">This is the Managed Object we are going to have respond to the repeating task.</text:p>
      <text:p text:style-name="Code"><text:change text:change-id="ct143644304"/><text:change-start text:change-id="ct143644496"/>/*</text:p>
      <text:p text:style-name="Code"><text:change-end text:change-id="ct14364449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text:soft-page-break/></text:p>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oft-page-break/><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7">HelloPersistence3 <text:span text:style-name="T2">below illustrates this by creating a second persistent object that is called from the </text:span>TrivialTimedTask<text:span text:style-name="T2"> and that keeps the last-called time as part of its persistent state.</text:span></text:p>
      <text:h text:style-name="P76"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653048"/><text:change-start text:change-id="ct143652152"/>/*</text:p>
      <text:p text:style-name="Code"><text:s/>* Copyright 2007-2008 Sun Microsystems, Inc.</text:p>
      <text:p text:style-name="Code"><text:change-end text:change-id="ct143652152"/><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oft-page-break/><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oft-page-break/><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458144"/></text:p>
      <text:p text:style-name="P4">Retrieving a Managed Object by its binding has some additional overhead, so it's better to keep Managed References to Managed Objects <text:change text:change-id="ct143455520"/><text:change-start text:change-id="ct143654568"/>i<text:change-end text:change-id="ct143654568"/>n the other Managed Objects that need to call them. There are, however, some problems that are best solved with a name-binding convention<text:change text:change-id="ct142874536"/>; o<text:change-start text:change-id="ct143666648"/>ne <text:change-end text:change-id="ct143666648"/><text:change-start text:change-id="ct143455616"/>common example is finding the player object for a particular player at the start of <text:change-end text:change-id="ct143455616"/>his or <text:change-start text:change-id="ct143455416"/>her session.<text:change-end text:change-id="ct14345541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3459400"/><text:span text:style-name="T2">s</text:span><text:change-end text:change-id="ct143459400"/><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3669728"/><text:change-start text:change-id="ct143464224"/>logs<text:change-end text:change-id="ct143464224"/> the login of a user.</text:p>
      <text:h text:style-name="Heading_20_3" text:outline-level="3">HelloUser</text:h>
      <text:p text:style-name="P47"><text:change text:change-id="ct143454888"/><text:change-start text:change-id="ct143670464"/>/*</text:p>
      <text:p text:style-name="P47"><text:change-end text:change-id="ct143670464"/><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5;</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oft-page-break/><text:s/>* Simple example of listening for user {@linkplain AppListener#loggedIn login}</text:p>
      <text:p text:style-name="P47"><text:s/>* in the Project Darkstar Server.</text:p>
      <text:p text:style-name="P47"><text:s/>* &lt;p&gt;</text:p>
      <text:p text:style-name="P47"><text:s/>* Logs each time a user logs in, then kicks them off immediately.</text:p>
      <text:p text:style-name="P47"><text:s/>*/</text:p>
      <text:p text:style-name="P47">public class HelloUser</text:p>
      <text:p text:style-name="P47"><text:s text:c="4"/>implements AppListener, // to get called during startup and login.</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User.class.getName());</text:p>
      <text:p text:style-name="P47"/>
      <text:p text:style-name="P47"><text:s text:c="4"/>// <text:s/>implement AppListener</text:p>
      <text:p text:style-name="P47"/>
      <text:p text:style-name="P47"><text:s text:c="4"/>/** {@inheritDoc} */</text:p>
      <text:p text:style-name="P47"><text:s text:c="4"/>public void initialize(Properties props) {</text:p>
      <text:p text:style-name="P47"><text:s text:c="8"/>// empty</text:p>
      <text:p text:style-name="P47"><text:s text:c="4"/>}</text:p>
      <text:p text:style-name="P47"/>
      <text:p text:style-name="P47"><text:s text:c="4"/>/**</text:p>
      <text:p text:style-name="P47"><text:s text:c="5"/>* {@inheritDoc}</text:p>
      <text:p text:style-name="P47"><text:s text:c="5"/>* &lt;p&gt;</text:p>
      <text:p text:style-name="P47"><text:s text:c="5"/>* Logs a message each time a new session tries to login, then</text:p>
      <text:p text:style-name="P47"><text:s text:c="5"/>* kicks them out by returning {@code null}.</text:p>
      <text:p text:style-name="P47"><text:s text:c="5"/>*/</text:p>
      <text:p text:style-name="P47"><text:s text:c="4"/>public ClientSessionListener loggedIn(ClientSession session) {</text:p>
      <text:p text:style-name="P47"><text:s text:c="8"/>// User has logged in</text:p>
      <text:p text:style-name="P47"><text:s text:c="8"/>logger.log(Level.INFO, "User {0} almost logged in", session.getName());</text:p>
      <text:p text:style-name="P47"/>
      <text:p text:style-name="P47"><text:s text:c="8"/>// Kick the user out immediately by returning a null listener</text:p>
      <text:p text:style-name="P47"><text:s text:c="8"/>return null;</text:p>
      <text:p text:style-name="P47"><text:s text:c="4"/>}</text:p>
      <text:p text:style-name="P47">}<text:line-break/></text:p>
      <text:p text:style-name="Code"/>
      <text:p text:style-name="Standard"/>
      <text:h text:style-name="Heading_20_2" text:outline-level="2">Direct Communication</text:h>
      <text:p text:style-name="P81">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7"><text:change text:change-id="ct142874824"/><text:change-start text:change-id="ct143465320"/>/*</text:p>
      <text:p text:style-name="P47"><text:change-end text:change-id="ct143465320"/><text:s/>* Copyright 2007-2008 Sun Microsystems, Inc.</text:p>
      <text:p text:style-name="P47"><text:s/>*</text:p>
      <text:p text:style-name="P47"><text:s/>* This file is part of Project Darkstar Server.</text:p>
      <text:p text:style-name="P47"><text:soft-page-break/><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5;</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Simple example of listening for user {@linkplain AppListener#loggedIn login}</text:p>
      <text:p text:style-name="P47"><text:s/>* in the Project Darkstar Server.</text:p>
      <text:p text:style-name="P47"><text:s/>* &lt;p&gt;</text:p>
      <text:p text:style-name="P47"><text:s/>* Logs each time a user logs in, and sets their listener to a</text:p>
      <text:p text:style-name="P47"><text:s/>* new {@link HelloUserSessionListener}.</text:p>
      <text:p text:style-name="P47"><text:s/>*/</text:p>
      <text:p text:style-name="P47">public class HelloUser2</text:p>
      <text:p text:style-name="P47"><text:s text:c="4"/>implements AppListener, // to get called during startup and login.</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User2.class.getName());</text:p>
      <text:p text:style-name="P47"/>
      <text:p text:style-name="P47"><text:s text:c="4"/>// <text:s/>implement AppListener</text:p>
      <text:p text:style-name="P47"/>
      <text:p text:style-name="P47"><text:s text:c="4"/>/** {@inheritDoc} */</text:p>
      <text:p text:style-name="P47"><text:s text:c="4"/>public void initialize(Properties props) {</text:p>
      <text:p text:style-name="P47"><text:s text:c="8"/>// empty</text:p>
      <text:p text:style-name="P47"><text:s text:c="4"/>}</text:p>
      <text:p text:style-name="P47"/>
      <text:p text:style-name="P47"><text:s text:c="4"/>/**</text:p>
      <text:p text:style-name="P47"><text:s text:c="5"/>* {@inheritDoc}</text:p>
      <text:p text:style-name="P47"><text:s text:c="5"/>* &lt;p&gt;</text:p>
      <text:p text:style-name="P47"><text:s text:c="5"/>* Logs a message each time a new session logs in.</text:p>
      <text:p text:style-name="P47"><text:s text:c="5"/>*/</text:p>
      <text:p text:style-name="P47"><text:s text:c="4"/>public ClientSessionListener loggedIn(ClientSession session) {</text:p>
      <text:p text:style-name="P47"><text:s text:c="8"/>// User has logged in</text:p>
      <text:p text:style-name="P47"><text:s text:c="8"/>logger.log(Level.INFO, "User {0} has logged in", session.getName());</text:p>
      <text:p text:style-name="P47"/>
      <text:p text:style-name="P47"><text:s text:c="8"/>// Return a valid listener</text:p>
      <text:p text:style-name="P47"><text:soft-page-break/><text:s text:c="8"/>return new HelloUserSessionListener(session);</text:p>
      <text:p text:style-name="P47"><text:s text:c="4"/>}</text:p>
      <text:p text:style-name="P47">}<text:line-break/></text:p>
      <text:h text:style-name="Heading_20_3" text:outline-level="3">HelloUserSessionListener</text:h>
      <text:p text:style-name="P47"><text:change text:change-id="ct143692264"/><text:change-start text:change-id="ct143692144"/>/*</text:p>
      <text:p text:style-name="P47"><text:change-end text:change-id="ct143692144"/><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5;</text:p>
      <text:p text:style-name="P47"/>
      <text:p text:style-name="P47">import java.io.Serializable;</text:p>
      <text:p text:style-name="P47">import java.nio.ByteBuffer;</text:p>
      <text:p text:style-name="P47">import java.util.logging.Level;</text:p>
      <text:p text:style-name="P47">import java.util.logging.Logger;</text:p>
      <text:p text:style-name="P47"/>
      <text:p text:style-name="P47">import com.sun.sgs.app.AppContext;</text:p>
      <text:p text:style-name="P47">import com.sun.sgs.app.ClientSession;</text:p>
      <text:p text:style-name="P47">import com.sun.sgs.app.ClientSessionListener;</text:p>
      <text:p text:style-name="P47">import com.sun.sgs.app.ManagedReference;</text:p>
      <text:p text:style-name="P47"/>
      <text:p text:style-name="P47">/**</text:p>
      <text:p text:style-name="P47"><text:s/>* Simple example {@link ClientSessionListener} for the Project Darkstar</text:p>
      <text:p text:style-name="P47"><text:s/>* Server.</text:p>
      <text:p text:style-name="P47"><text:s/>* &lt;p&gt;</text:p>
      <text:p text:style-name="P47"><text:s/>* Logs each time a session receives data or logs out.</text:p>
      <text:p text:style-name="P47"><text:s/>*/</text:p>
      <text:p text:style-name="P47">class HelloUserSessionListener</text:p>
      <text:p text:style-name="P47"><text:s text:c="4"/>implements Serializable, ClientSessionListener</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UserSessionListener.class.getName());</text:p>
      <text:p text:style-name="P47"/>
      <text:p text:style-name="P47"><text:s text:c="4"/>/** The session this {@code ClientSessionListener} is listening to. */</text:p>
      <text:p text:style-name="P47"><text:s text:c="4"/>private final ManagedReference&lt;ClientSession&gt; sessionRef;</text:p>
      <text:p text:style-name="P47"/>
      <text:p text:style-name="P47"><text:s text:c="4"/>/**</text:p>
      <text:p text:style-name="P47"><text:s text:c="5"/>* Creates a new {@code HelloUserSessionListener} for the given session.</text:p>
      <text:p text:style-name="P47"><text:s text:c="5"/>*</text:p>
      <text:p text:style-name="P47"><text:s text:c="5"/>* @param session the session this listener is associated with</text:p>
      <text:p text:style-name="P47"><text:soft-page-break/><text:s text:c="5"/>*/</text:p>
      <text:p text:style-name="P47"><text:s text:c="4"/>public HelloUserSessionListener(ClientSession session) {</text:p>
      <text:p text:style-name="P47"><text:s text:c="8"/>if (session == null)</text:p>
      <text:p text:style-name="P47"><text:s text:c="12"/>throw new NullPointerException("null session");</text:p>
      <text:p text:style-name="P47"/>
      <text:p text:style-name="P47"><text:s text:c="8"/>sessionRef = AppContext.getDataManager().createReference(session);</text:p>
      <text:p text:style-name="P47"><text:s text:c="4"/>}</text:p>
      <text:p text:style-name="P47"/>
      <text:p text:style-name="P47"><text:s text:c="4"/>/**</text:p>
      <text:p text:style-name="P47"><text:s text:c="5"/>* Returns the session for this listener.</text:p>
      <text:p text:style-name="P47"><text:s text:c="5"/>* </text:p>
      <text:p text:style-name="P47"><text:s text:c="5"/>* @return the session for this listener</text:p>
      <text:p text:style-name="P47"><text:s text:c="5"/>*/</text:p>
      <text:p text:style-name="P47"><text:s text:c="4"/>protected ClientSession getSession() {</text:p>
      <text:p text:style-name="P47"><text:s text:c="8"/>// We created the ref with a non-null session, so no need to check it.</text:p>
      <text:p text:style-name="P47"><text:s text:c="8"/>return sessionRef.get();</text:p>
      <text:p text:style-name="P47"><text:s text:c="4"/>}</text:p>
      <text:p text:style-name="P47"/>
      <text:p text:style-name="P47"><text:s text:c="4"/>/**</text:p>
      <text:p text:style-name="P47"><text:s text:c="5"/>* {@inheritDoc}</text:p>
      <text:p text:style-name="P47"><text:s text:c="5"/>* &lt;p&gt;</text:p>
      <text:p text:style-name="P47"><text:s text:c="5"/>* Logs when data arrives from the client.</text:p>
      <text:p text:style-name="P47"><text:s text:c="5"/>*/</text:p>
      <text:p text:style-name="P47"><text:s text:c="4"/>public void receivedMessage(ByteBuffer message) {</text:p>
      <text:p text:style-name="P47"><text:s text:c="8"/>logger.log(Level.INFO, "Message from {0}", getSession().getName());</text:p>
      <text:p text:style-name="P47"><text:s text:c="4"/>}</text:p>
      <text:p text:style-name="P47"/>
      <text:p text:style-name="P47"><text:s text:c="4"/>/**</text:p>
      <text:p text:style-name="P47"><text:s text:c="5"/>* {@inheritDoc}</text:p>
      <text:p text:style-name="P47"><text:s text:c="5"/>* &lt;p&gt;</text:p>
      <text:p text:style-name="P47"><text:s text:c="5"/>* Logs when the client disconnects.</text:p>
      <text:p text:style-name="P47"><text:s text:c="5"/>*/</text:p>
      <text:p text:style-name="P47"><text:s text:c="4"/>public void disconnected(boolean graceful) {</text:p>
      <text:p text:style-name="P47"><text:s text:c="8"/>String grace = graceful ? "graceful" : "forced";</text:p>
      <text:p text:style-name="P47"><text:s text:c="8"/>logger.log(Level.INFO,</text:p>
      <text:p text:style-name="P47"><text:s text:c="19"/>"User {0} has logged out {1}",</text:p>
      <text:p text:style-name="P47"><text:s text:c="19"/>new Object[] { getSession().getName(), grace }</text:p>
      <text:p text:style-name="P47"><text:s text:c="8"/>);</text:p>
      <text:p text:style-name="P47"><text:s text:c="4"/>}</text:p>
      <text:p text:style-name="P47">}<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46">Direct Communication </text:p>
        </text:list-item>
        <text:list-item>
          <text:p text:style-name="P146">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ext:soft-page-break/>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48"><text:change text:change-id="ct143715544"/><text:change-start text:change-id="ct143712936"/>/*</text:p>
      <text:p text:style-name="P48"><text:change-end text:change-id="ct143712936"/><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5;</text:p>
      <text:p text:style-name="P48"/>
      <text:p text:style-name="P48">import java.io.Serializable;</text:p>
      <text:p text:style-name="P48">import java.nio.ByteBuffer;</text:p>
      <text:p text:style-name="P48">import java.util.logging.Level;</text:p>
      <text:p text:style-name="P48">import java.util.logging.Logger;</text:p>
      <text:p text:style-name="P48"/>
      <text:p text:style-name="P48">import com.sun.sgs.app.AppContext;</text:p>
      <text:p text:style-name="P48">import com.sun.sgs.app.ClientSession;</text:p>
      <text:p text:style-name="P48">import com.sun.sgs.app.ClientSessionListener;</text:p>
      <text:p text:style-name="P48">import com.sun.sgs.app.ManagedReference;</text:p>
      <text:p text:style-name="P48"/>
      <text:p text:style-name="P48">/**</text:p>
      <text:p text:style-name="P48"><text:s/>* Simple example {@link ClientSessionListener} for the Project Darkstar</text:p>
      <text:p text:style-name="P48"><text:s/>* Server.</text:p>
      <text:p text:style-name="P48"><text:s/>* &lt;p&gt;</text:p>
      <text:p text:style-name="P48"><text:s/>* Logs each time a session receives data or logs out, and echoes</text:p>
      <text:p text:style-name="P48"><text:s/>* any data received back to the sender.</text:p>
      <text:p text:style-name="P48"><text:s/>*/</text:p>
      <text:p text:style-name="P48">class HelloEchoSessionListener</text:p>
      <text:p text:style-name="P48"><text:s text:c="4"/>implements Serializable, ClientSessionListener</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EchoSessionListener.class.getName());</text:p>
      <text:p text:style-name="P48"/>
      <text:p text:style-name="P48"><text:s text:c="4"/>/** The session this {@code ClientSessionListener} is listening to. */</text:p>
      <text:p text:style-name="P48"><text:s text:c="4"/>private final ManagedReference&lt;ClientSession&gt; sessionRef;</text:p>
      <text:p text:style-name="P48"/>
      <text:p text:style-name="P48"><text:s text:c="4"/>/**</text:p>
      <text:p text:style-name="P48"><text:s text:c="5"/>* Creates a new {@code HelloEchoSessionListener} for the given session.</text:p>
      <text:p text:style-name="P48"><text:soft-page-break/><text:s text:c="5"/>*</text:p>
      <text:p text:style-name="P48"><text:s text:c="5"/>* @param session the session this listener is associated with</text:p>
      <text:p text:style-name="P48"><text:s text:c="5"/>*/</text:p>
      <text:p text:style-name="P48"><text:s text:c="4"/>public HelloEchoSessionListener(ClientSession session) {</text:p>
      <text:p text:style-name="P48"><text:s text:c="8"/>if (session == null)</text:p>
      <text:p text:style-name="P48"><text:s text:c="12"/>throw new NullPointerException("null session");</text:p>
      <text:p text:style-name="P48"/>
      <text:p text:style-name="P48"><text:s text:c="8"/>sessionRef = AppContext.getDataManager().createReference(session);</text:p>
      <text:p text:style-name="P48"><text:s text:c="4"/>}</text:p>
      <text:p text:style-name="P48"/>
      <text:p text:style-name="P48"><text:s text:c="4"/>/**</text:p>
      <text:p text:style-name="P48"><text:s text:c="5"/>* Returns the session for this listener.</text:p>
      <text:p text:style-name="P48"><text:s text:c="5"/>* </text:p>
      <text:p text:style-name="P48"><text:s text:c="5"/>* @return the session for this listener</text:p>
      <text:p text:style-name="P48"><text:s text:c="5"/>*/</text:p>
      <text:p text:style-name="P48"><text:s text:c="4"/>protected ClientSession getSession() {</text:p>
      <text:p text:style-name="P48"><text:s text:c="8"/>// We created the ref with a non-null session, so no need to check it.</text:p>
      <text:p text:style-name="P48"><text:s text:c="8"/>return sessionRef.get();</text:p>
      <text:p text:style-name="P48"><text:s text:c="4"/>}</text:p>
      <text:p text:style-name="P48"/>
      <text:p text:style-name="P48"><text:s text:c="4"/>/**</text:p>
      <text:p text:style-name="P48"><text:s text:c="5"/>* {@inheritDoc}</text:p>
      <text:p text:style-name="P48"><text:s text:c="5"/>* &lt;p&gt;</text:p>
      <text:p text:style-name="P48"><text:s text:c="5"/>* Logs when data arrives from the client, and echoes the message back.</text:p>
      <text:p text:style-name="P48"><text:s text:c="5"/>*/</text:p>
      <text:p text:style-name="P48"><text:s text:c="4"/>public void receivedMessage(ByteBuffer message) {</text:p>
      <text:p text:style-name="P48"><text:s text:c="8"/>ClientSession session = getSession();</text:p>
      <text:p text:style-name="P48"/>
      <text:p text:style-name="P48"><text:s text:c="8"/>logger.log(Level.INFO, "Message from {0}", session.getName());</text:p>
      <text:p text:style-name="P48"/>
      <text:p text:style-name="P48"><text:s text:c="8"/>// Echo message back to sender</text:p>
      <text:p text:style-name="P48"><text:s text:c="8"/>session.send(message);</text:p>
      <text:p text:style-name="P48"><text:s text:c="4"/>}</text:p>
      <text:p text:style-name="P48"/>
      <text:p text:style-name="P48"><text:s text:c="4"/>/**</text:p>
      <text:p text:style-name="P48"><text:s text:c="5"/>* {@inheritDoc}</text:p>
      <text:p text:style-name="P48"><text:s text:c="5"/>* &lt;p&gt;</text:p>
      <text:p text:style-name="P48"><text:s text:c="5"/>* Logs when the client disconnects.</text:p>
      <text:p text:style-name="P48"><text:s text:c="5"/>*/</text:p>
      <text:p text:style-name="P48"><text:s text:c="4"/>public void disconnected(boolean graceful) {</text:p>
      <text:p text:style-name="P48"><text:s text:c="8"/>ClientSession session = getSession();</text:p>
      <text:p text:style-name="P48"/>
      <text:p text:style-name="P48"><text:s text:c="8"/>String grace = graceful ? "graceful" : "forced";</text:p>
      <text:p text:style-name="P48"/>
      <text:p text:style-name="P48"><text:s text:c="8"/>logger.log(Level.INFO,</text:p>
      <text:p text:style-name="P48"><text:s text:c="19"/>"User {0} has logged out {1}",</text:p>
      <text:p text:style-name="P48"><text:s text:c="19"/>new Object[] { session.getName(), grace }</text:p>
      <text:p text:style-name="P48"><text:s text:c="8"/>);</text:p>
      <text:p text:style-name="P48"><text:s text:c="4"/>}</text:p>
      <text:p text:style-name="P48">}<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1"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7"><text:change text:change-id="ct143728440"/><text:change-start text:change-id="ct143726456"/>/*</text:p>
      <text:p text:style-name="P47"><text:change-end text:change-id="ct14372645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6;</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Context;</text:p>
      <text:p text:style-name="P47">import com.sun.sgs.app.AppListener;</text:p>
      <text:p text:style-name="P47">import com.sun.sgs.app.Channel;</text:p>
      <text:p text:style-name="P47">import com.sun.sgs.app.ChannelManager;</text:p>
      <text:p text:style-name="P47">import com.sun.sgs.app.ClientSession;</text:p>
      <text:p text:style-name="P47">import com.sun.sgs.app.ClientSessionListener;</text:p>
      <text:p text:style-name="P47">import com.sun.sgs.app.Delivery;</text:p>
      <text:p text:style-name="P47">import com.sun.sgs.app.ManagedReference;</text:p>
      <text:p text:style-name="P47"><text:soft-page-break/></text:p>
      <text:p text:style-name="P47">/**</text:p>
      <text:p text:style-name="P47"><text:s/>* Simple example of channel operations in the Project Darkstar Server.</text:p>
      <text:p text:style-name="P47"><text:s/>* &lt;p&gt;</text:p>
      <text:p text:style-name="P47"><text:s/>* Extends the {@code HelloEcho} example by joining clients to two</text:p>
      <text:p text:style-name="P47"><text:s/>* channels.</text:p>
      <text:p text:style-name="P47"><text:s/>*/</text:p>
      <text:p text:style-name="P47">public class HelloChannels</text:p>
      <text:p text:style-name="P47"><text:s text:c="4"/>implements Serializable, AppListener</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Channels.class.getName());</text:p>
      <text:p text:style-name="P47"/>
      <text:p text:style-name="P47"><text:s text:c="4"/>/* The name of the first channel {@value #CHANNEL_1_NAME} */</text:p>
      <text:p text:style-name="P47"><text:s text:c="4"/>static final String CHANNEL_1_NAME = "Foo";</text:p>
      <text:p text:style-name="P47"><text:s text:c="4"/>/* The name of the second channel {@value #CHANNEL_2_NAME} */</text:p>
      <text:p text:style-name="P47"><text:s text:c="4"/>static final String CHANNEL_2_NAME = "Bar";</text:p>
      <text:p text:style-name="P47"><text:s text:c="4"/></text:p>
      <text:p text:style-name="P47"><text:s text:c="4"/>/** </text:p>
      <text:p text:style-name="P47"><text:s text:c="5"/>* The first {@link Channel}. <text:s/>The second channel is looked up</text:p>
      <text:p text:style-name="P47"><text:s text:c="5"/>* by name.</text:p>
      <text:p text:style-name="P47"><text:s text:c="5"/>*/</text:p>
      <text:p text:style-name="P47"><text:s text:c="4"/>private ManagedReference&lt;Channel&gt; channel1 = null;</text:p>
      <text:p text:style-name="P47"/>
      <text:p text:style-name="P47"><text:s text:c="4"/>/**</text:p>
      <text:p text:style-name="P47"><text:s text:c="5"/>* {@inheritDoc}</text:p>
      <text:p text:style-name="P47"><text:s text:c="5"/>* &lt;p&gt;</text:p>
      <text:p text:style-name="P47"><text:s text:c="5"/>* Creates the channels. <text:s/>Channels persist across server restarts,</text:p>
      <text:p text:style-name="P47"><text:s text:c="5"/>* so they only need to be created here in {@code initialize}.</text:p>
      <text:p text:style-name="P47"><text:s text:c="5"/>*/</text:p>
      <text:p text:style-name="P47"><text:s text:c="4"/>public void initialize(Properties props) {</text:p>
      <text:p text:style-name="P47"><text:s text:c="8"/>ChannelManager channelMgr = AppContext.getChannelManager();</text:p>
      <text:p text:style-name="P47"><text:s text:c="8"/></text:p>
      <text:p text:style-name="P47"><text:s text:c="8"/>// Create and keep a reference to the first channel.</text:p>
      <text:p text:style-name="P47"><text:s text:c="8"/>Channel c1 = channelMgr.createChannel(CHANNEL_1_NAME, </text:p>
      <text:p text:style-name="P47"><text:s text:c="46"/>null, </text:p>
      <text:p text:style-name="P47"><text:s text:c="46"/>Delivery.RELIABLE);</text:p>
      <text:p text:style-name="P47"><text:s text:c="8"/>channel1 = AppContext.getDataManager().createReference(c1);</text:p>
      <text:p text:style-name="P47"><text:s text:c="8"/></text:p>
      <text:p text:style-name="P47"><text:s text:c="8"/>// We don't keep a reference to the second channel, to demonstrate</text:p>
      <text:p text:style-name="P47"><text:s text:c="8"/>// looking it up by name when needed. <text:s/>Also, this channel uses a</text:p>
      <text:p text:style-name="P47"><text:s text:c="8"/>// {@link ChannelListener} to filter messages.</text:p>
      <text:p text:style-name="P47"><text:s text:c="8"/>channelMgr.createChannel(CHANNEL_2_NAME, </text:p>
      <text:p text:style-name="P47"><text:s text:c="33"/>new HelloChannelsChannelListener(), </text:p>
      <text:p text:style-name="P47"><text:s text:c="33"/>Delivery.RELIABLE);</text:p>
      <text:p text:style-name="P47"><text:s text:c="4"/>}</text:p>
      <text:p text:style-name="P47"/>
      <text:p text:style-name="P47"><text:s text:c="4"/>/**</text:p>
      <text:p text:style-name="P47"><text:s text:c="5"/>* {@inheritDoc}</text:p>
      <text:p text:style-name="P47"><text:s text:c="5"/>* &lt;p&gt;</text:p>
      <text:p text:style-name="P47"><text:s text:c="5"/>* Returns a {@link HelloChannelsSessionListener} for the</text:p>
      <text:p text:style-name="P47"><text:s text:c="5"/>* logged-in session.</text:p>
      <text:p text:style-name="P47"><text:s text:c="5"/>*/</text:p>
      <text:p text:style-name="P47"><text:s text:c="4"/>public ClientSessionListener loggedIn(ClientSession session) {</text:p>
      <text:p text:style-name="P47"><text:s text:c="8"/>logger.log(Level.INFO, "User {0} has logged in", session.getName());</text:p>
      <text:p text:style-name="P47"><text:s text:c="8"/>return new HelloChannelsSessionListener(session, channel1);</text:p>
      <text:p text:style-name="P47"><text:s text:c="4"/>}</text:p>
      <text:p text:style-name="P47"><text:soft-page-break/>}<text:line-break/></text:p>
      <text:p text:style-name="P47"/>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742392"/>The listener can examine the message and sender and decide<text:change-end text:change-id="ct143742392"/><text:change-start text:change-id="ct143742488"/> to discard the message, send a different message to the channel, or send the original, unmodified message to the channel.<text:change-end text:change-id="ct143742488"/></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739568"/><text:change-start text:change-id="ct143753024"/>/*</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oft-page-break/><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text:soft-page-break/></text:p>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143753024"/><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91"><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7"><text:change text:change-id="ct143754712"/><text:change-start text:change-id="ct143754904"/>/*</text:p>
      <text:p text:style-name="P47"><text:change-end text:change-id="ct143754904"/><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6;</text:p>
      <text:p text:style-name="P47"/>
      <text:p text:style-name="P47">import java.io.Serializable;</text:p>
      <text:p text:style-name="P47">import java.util.logging.Level;</text:p>
      <text:p text:style-name="P47">import java.util.logging.Logger;</text:p>
      <text:p text:style-name="P47"/>
      <text:p text:style-name="P47">import com.sun.sgs.app.Channel;</text:p>
      <text:p text:style-name="P47">import com.sun.sgs.app.ChannelListener;</text:p>
      <text:p text:style-name="P47">import com.sun.sgs.app.ClientSession;</text:p>
      <text:p text:style-name="P47">import java.nio.ByteBuffer;</text:p>
      <text:p text:style-name="P47"/>
      <text:p text:style-name="P47">/**</text:p>
      <text:p text:style-name="P47"><text:s/>* Simple example {@link ChannelListener} for the Project Darkstar Server.</text:p>
      <text:p text:style-name="P47"><text:s/>* &lt;p&gt;</text:p>
      <text:p text:style-name="P47"><text:soft-page-break/><text:s/>* Logs when a channel receives data.</text:p>
      <text:p text:style-name="P47"><text:s/>*/</text:p>
      <text:p text:style-name="P47">class HelloChannelsChannelListener</text:p>
      <text:p text:style-name="P47"><text:s text:c="4"/>implements Serializable, ChannelListener</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ChannelsChannelListener.class.getName());</text:p>
      <text:p text:style-name="P47"/>
      <text:p text:style-name="P47"><text:s text:c="4"/>/**</text:p>
      <text:p text:style-name="P47"><text:s text:c="5"/>* {@inheritDoc}</text:p>
      <text:p text:style-name="P47"><text:s text:c="5"/>* &lt;p&gt;</text:p>
      <text:p text:style-name="P47"><text:s text:c="5"/>* Logs when data arrives on a channel. A typical listener would </text:p>
      <text:p text:style-name="P47"><text:s text:c="5"/>* examine the message to decide whether it should be discarded, </text:p>
      <text:p text:style-name="P47"><text:s text:c="5"/>* modified, or sent unchanged.</text:p>
      <text:p text:style-name="P47"><text:s text:c="5"/>*/</text:p>
      <text:p text:style-name="P47"><text:s text:c="4"/>public void receivedMessage(Channel channel, </text:p>
      <text:p text:style-name="P47"><text:s text:c="32"/>ClientSession session, </text:p>
      <text:p text:style-name="P47"><text:s text:c="32"/>ByteBuffer message)</text:p>
      <text:p text:style-name="P47"><text:s text:c="4"/>{</text:p>
      <text:p text:style-name="P47"><text:s text:c="8"/>if (logger.isLoggable(Level.INFO)) {</text:p>
      <text:p text:style-name="P47"><text:s text:c="12"/>logger.log(Level.INFO,</text:p>
      <text:p text:style-name="P47"><text:s text:c="16"/>"Channel message from {0} on channel {1}",</text:p>
      <text:p text:style-name="P47"><text:s text:c="16"/>new Object[] { session.getName(), channel.getName() }</text:p>
      <text:p text:style-name="P47"><text:s text:c="12"/>);</text:p>
      <text:p text:style-name="P47"><text:s text:c="8"/>}</text:p>
      <text:p text:style-name="P47"><text:s text:c="8"/>channel.send(session, message);</text:p>
      <text:p text:style-name="P47"><text:s text:c="4"/>}</text:p>
      <text:p text:style-name="P47">}<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4" text:outline-level="1">Conclusion</text:h>
      <text:p text:style-name="Text_20_body">At this point you know all the basics of writing PDS applications. The applications you write using the <text:change-start text:change-id="ct143765008"/>PDS API on a <text:change-end text:change-id="ct143765008"/><text:change-start text:change-id="ct143762664"/>single-<text:change-end text:change-id="ct143762664"/><text:change text:change-id="ct143764176"/><text:change-start text:change-id="ct143765448"/>node system<text:change-end text:change-id="ct143765448"/><text:change-start text:change-id="ct143765544"/> will operate unmodified in exactly the same way on a large-scale multiple-<text:change-end text:change-id="ct143765544"/><text:change text:change-id="ct143762344"/><text:change-start text:change-id="ct143762440"/>node<text:change-end text:change-id="ct143762440"/>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25">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0">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25">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0">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0">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0">Not all contention situations are this easy to spot and design around. The PDS gives you feedback at runtime as to what objects are deadlocking. Use this to tune your application.</text:p>
      <text:list text:style-name="L25">
        <text:list-item text:start-value="1">
          <text:p text:style-name="P125">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25"><text:soft-page-break/>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58"><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59"><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3">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2"><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2"><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2"><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2"><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2">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0"><text:soft-page-break/>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2"/>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788000"/></text:p>
      <text:h text:style-name="P164" text:outline-level="1">Appendix A: SwordWorld Example Code</text:h>
      <text:p text:style-name="Text_20_body"/>
      <text:h text:style-name="Heading_20_3" text:outline-level="3">Sword World</text:h>
      <text:p text:style-name="Code"><text:change text:change-id="ct143794488"/><text:change-start text:change-id="ct143805320"/>/*</text:p>
      <text:p text:style-name="Code"><text:change-end text:change-id="ct14380532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oft-page-break/><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oft-page-break/><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2" text:outline-level="3">SwordWorldObject</text:h>
      <text:p text:style-name="Code"><text:change text:change-id="ct143824800"/><text:change-start text:change-id="ct143823648"/>/*</text:p>
      <text:p text:style-name="Code"><text:change-end text:change-id="ct14382364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oft-page-break/><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2" text:outline-level="3">SwordWorldRoom</text:h>
      <text:p text:style-name="P47"><text:change text:change-id="ct143829408"/><text:change-start text:change-id="ct143834096"/>/*</text:p>
      <text:p text:style-name="P47"><text:change-end text:change-id="ct14383409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swordworld;</text:p>
      <text:p text:style-name="P47"/>
      <text:p text:style-name="P47">import java.util.ArrayList;</text:p>
      <text:p text:style-name="P47">import java.util.Collections;</text:p>
      <text:p text:style-name="P47">import java.util.HashSet;</text:p>
      <text:p text:style-name="P47">import java.util.Iterator;</text:p>
      <text:p text:style-name="P47">import java.util.List;</text:p>
      <text:p text:style-name="P47">import java.util.Set;</text:p>
      <text:p text:style-name="P47">import java.util.logging.Level;</text:p>
      <text:p text:style-name="P47">import java.util.logging.Logger;</text:p>
      <text:p text:style-name="P47"/>
      <text:p text:style-name="P47">import com.sun.sgs.app.AppContext;</text:p>
      <text:p text:style-name="P47">import com.sun.sgs.app.DataManager;</text:p>
      <text:p text:style-name="P47">import com.sun.sgs.app.ManagedReference;</text:p>
      <text:p text:style-name="P47"/>
      <text:p text:style-name="P47">/**</text:p>
      <text:p text:style-name="P47"><text:s/>* Represents a room in the {@link SwordWorld} example MUD.</text:p>
      <text:p text:style-name="P47"><text:s/>*/</text:p>
      <text:p text:style-name="P47">public class SwordWorldRoom extends SwordWorldObject</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SwordWorldRoom.class.getName());</text:p>
      <text:p text:style-name="P47"/>
      <text:p text:style-name="P47"><text:s text:c="4"/>/** The set of items in this room. */</text:p>
      <text:p text:style-name="P47"><text:s text:c="4"/>private final Set&lt;ManagedReference&lt;SwordWorldObject&gt;&gt; items =</text:p>
      <text:p text:style-name="P47"><text:s text:c="8"/>new HashSet&lt;ManagedReference&lt;SwordWorldObject&gt;&gt;();</text:p>
      <text:p text:style-name="P47"/>
      <text:p text:style-name="P47"><text:s text:c="4"/>/** The set of players in this room. */</text:p>
      <text:p text:style-name="P47"><text:s text:c="4"/>private final Set&lt;ManagedReference&lt;SwordWorldPlayer&gt;&gt; players =</text:p>
      <text:p text:style-name="P47"><text:s text:c="8"/>new HashSet&lt;ManagedReference&lt;SwordWorldPlayer&gt;&gt;();</text:p>
      <text:p text:style-name="P47"/>
      <text:p text:style-name="P47"><text:s text:c="4"/>/**</text:p>
      <text:p text:style-name="P47"><text:s text:c="5"/>* Creates a new room with the given name and description, initially</text:p>
      <text:p text:style-name="P47"><text:s text:c="5"/>* empty of items and players.</text:p>
      <text:p text:style-name="P47"><text:s text:c="5"/>*</text:p>
      <text:p text:style-name="P47"><text:soft-page-break/><text:s text:c="5"/>* @param name the name of this room</text:p>
      <text:p text:style-name="P47"><text:s text:c="5"/>* @param description a description of this room</text:p>
      <text:p text:style-name="P47"><text:s text:c="5"/>*/</text:p>
      <text:p text:style-name="P47"><text:s text:c="4"/>public SwordWorldRoom(String name, String description) {</text:p>
      <text:p text:style-name="P47"><text:s text:c="8"/>super(name, description);</text:p>
      <text:p text:style-name="P47"><text:s text:c="4"/>}</text:p>
      <text:p text:style-name="P47"/>
      <text:p text:style-name="P47"><text:s text:c="4"/>/**</text:p>
      <text:p text:style-name="P47"><text:s text:c="5"/>* Adds an item to this room.</text:p>
      <text:p text:style-name="P47"><text:s text:c="5"/>* </text:p>
      <text:p text:style-name="P47"><text:s text:c="5"/>* @param item the item to add to this room.</text:p>
      <text:p text:style-name="P47"><text:s text:c="5"/>* @return {@code true} if the item was added to the room</text:p>
      <text:p text:style-name="P47"><text:s text:c="5"/>*/</text:p>
      <text:p text:style-name="P47"><text:s text:c="4"/>public boolean addItem(SwordWorldObject item) {</text:p>
      <text:p text:style-name="P47"><text:s text:c="8"/>logger.log(Level.INFO, "{0} placed in {1}",</text:p>
      <text:p text:style-name="P47"><text:s text:c="12"/>new Object[] { item, this });</text:p>
      <text:p text:style-name="P47"/>
      <text:p text:style-name="P47"><text:s text:c="8"/>// NOTE: we can't directly save the item in the list, or</text:p>
      <text:p text:style-name="P47"><text:s text:c="8"/>// we'll end up with a local copy of the item. Instead, we</text:p>
      <text:p text:style-name="P47"><text:s text:c="8"/>// must save a ManagedReference to the item.</text:p>
      <text:p text:style-name="P47"/>
      <text:p text:style-name="P47"><text:s text:c="8"/>DataManager dataManager = AppContext.getDataManager();</text:p>
      <text:p text:style-name="P47"><text:s text:c="8"/>dataManager.markForUpdate(this);</text:p>
      <text:p text:style-name="P47"/>
      <text:p text:style-name="P47"><text:s text:c="8"/>return items.add(dataManager.createReference(item));</text:p>
      <text:p text:style-name="P47"><text:s text:c="4"/>}</text:p>
      <text:p text:style-name="P47"/>
      <text:p text:style-name="P47"><text:s text:c="4"/>/**</text:p>
      <text:p text:style-name="P47"><text:s text:c="5"/>* Adds a player to this room.</text:p>
      <text:p text:style-name="P47"><text:s text:c="5"/>*</text:p>
      <text:p text:style-name="P47"><text:s text:c="5"/>* @param player the player to add</text:p>
      <text:p text:style-name="P47"><text:s text:c="5"/>* @return {@code true} if the player was added to the room</text:p>
      <text:p text:style-name="P47"><text:s text:c="5"/>*/</text:p>
      <text:p text:style-name="P47"><text:s text:c="4"/>public boolean addPlayer(SwordWorldPlayer player) {</text:p>
      <text:p text:style-name="P47"><text:s text:c="8"/>logger.log(Level.INFO, "{0} enters {1}",</text:p>
      <text:p text:style-name="P47"><text:s text:c="12"/>new Object[] { player, this });</text:p>
      <text:p text:style-name="P47"/>
      <text:p text:style-name="P47"><text:s text:c="8"/>DataManager dataManager = AppContext.getDataManager();</text:p>
      <text:p text:style-name="P47"><text:s text:c="8"/>dataManager.markForUpdate(this);</text:p>
      <text:p text:style-name="P47"/>
      <text:p text:style-name="P47"><text:s text:c="8"/>return players.add(dataManager.createReference(player));</text:p>
      <text:p text:style-name="P47"><text:s text:c="4"/>}</text:p>
      <text:p text:style-name="P47"/>
      <text:p text:style-name="P47"><text:s text:c="4"/>/**</text:p>
      <text:p text:style-name="P47"><text:s text:c="5"/>* Removes a player from this room.</text:p>
      <text:p text:style-name="P47"><text:s text:c="5"/>*</text:p>
      <text:p text:style-name="P47"><text:s text:c="5"/>* @param player the player to remove</text:p>
      <text:p text:style-name="P47"><text:s text:c="5"/>* @return {@code true} if the player was in the room</text:p>
      <text:p text:style-name="P47"><text:s text:c="5"/>*/</text:p>
      <text:p text:style-name="P47"><text:s text:c="4"/>public boolean removePlayer(SwordWorldPlayer player) {</text:p>
      <text:p text:style-name="P47"><text:s text:c="8"/>logger.log(Level.INFO, "{0} leaves {1}",</text:p>
      <text:p text:style-name="P47"><text:s text:c="12"/>new Object[] { player, this });</text:p>
      <text:p text:style-name="P47"/>
      <text:p text:style-name="P47"><text:s text:c="8"/>DataManager dataManager = AppContext.getDataManager();</text:p>
      <text:p text:style-name="P47"><text:s text:c="8"/>dataManager.markForUpdate(this);</text:p>
      <text:p text:style-name="P47"/>
      <text:p text:style-name="P47"><text:s text:c="8"/>return players.remove(dataManager.createReference(player));</text:p>
      <text:p text:style-name="P47"><text:s text:c="4"/>}</text:p>
      <text:p text:style-name="P47"/>
      <text:p text:style-name="P47"><text:s text:c="4"/>/**</text:p>
      <text:p text:style-name="P47"><text:s text:c="5"/>* Returns a description of what the given player sees in this room.</text:p>
      <text:p text:style-name="P47"><text:soft-page-break/><text:s text:c="5"/>*</text:p>
      <text:p text:style-name="P47"><text:s text:c="5"/>* @param looker the player looking in this room</text:p>
      <text:p text:style-name="P47"><text:s text:c="5"/>* @return a description of what the given player sees in this room</text:p>
      <text:p text:style-name="P47"><text:s text:c="5"/>*/</text:p>
      <text:p text:style-name="P47"><text:s text:c="4"/>public String look(SwordWorldPlayer looker) {</text:p>
      <text:p text:style-name="P47"><text:s text:c="8"/>logger.log(Level.INFO, "{0} looks at {1}",</text:p>
      <text:p text:style-name="P47"><text:s text:c="12"/>new Object[] { looker, this });</text:p>
      <text:p text:style-name="P47"/>
      <text:p text:style-name="P47"><text:s text:c="8"/>StringBuilder output = new StringBuilder();</text:p>
      <text:p text:style-name="P47"><text:s text:c="8"/>output.append("You are in ").append(getDescription()).append(".\n");</text:p>
      <text:p text:style-name="P47"/>
      <text:p text:style-name="P47"><text:s text:c="8"/>List&lt;SwordWorldPlayer&gt; otherPlayers =</text:p>
      <text:p text:style-name="P47"><text:s text:c="12"/>getPlayersExcluding(looker);</text:p>
      <text:p text:style-name="P47"/>
      <text:p text:style-name="P47"><text:s text:c="8"/>if (! otherPlayers.isEmpty()) {</text:p>
      <text:p text:style-name="P47"><text:s text:c="12"/>output.append("Also in here are ");</text:p>
      <text:p text:style-name="P47"><text:s text:c="12"/>appendPrettyList(output, otherPlayers);</text:p>
      <text:p text:style-name="P47"><text:s text:c="12"/>output.append(".\n");</text:p>
      <text:p text:style-name="P47"><text:s text:c="8"/>}</text:p>
      <text:p text:style-name="P47"/>
      <text:p text:style-name="P47"><text:s text:c="8"/>if (! items.isEmpty()) {</text:p>
      <text:p text:style-name="P47"><text:s text:c="12"/>output.append("On the floor you see:\n");</text:p>
      <text:p text:style-name="P47"><text:s text:c="12"/>for (ManagedReference&lt;SwordWorldObject&gt; itemRef : items) {</text:p>
      <text:p text:style-name="P47"><text:s text:c="16"/>SwordWorldObject item = itemRef.get();</text:p>
      <text:p text:style-name="P47"><text:s text:c="16"/>output.append(item.getDescription()).append('\n');</text:p>
      <text:p text:style-name="P47"><text:s text:c="12"/>}</text:p>
      <text:p text:style-name="P47"><text:s text:c="8"/>}</text:p>
      <text:p text:style-name="P47"/>
      <text:p text:style-name="P47"><text:s text:c="8"/>return output.toString();</text:p>
      <text:p text:style-name="P47"><text:s text:c="4"/>}</text:p>
      <text:p text:style-name="P47"/>
      <text:p text:style-name="P47"><text:s text:c="4"/>/**</text:p>
      <text:p text:style-name="P47"><text:s text:c="5"/>* Appends the names of the {@code SwordWorldObject}s in the list</text:p>
      <text:p text:style-name="P47"><text:s text:c="5"/>* to the builder, separated by commas, with an "and" before the final</text:p>
      <text:p text:style-name="P47"><text:s text:c="5"/>* item.</text:p>
      <text:p text:style-name="P47"><text:s text:c="5"/>*</text:p>
      <text:p text:style-name="P47"><text:s text:c="5"/>* @param builder the {@code StringBuilder} to append to</text:p>
      <text:p text:style-name="P47"><text:s text:c="5"/>* @param list the list of items to format</text:p>
      <text:p text:style-name="P47"><text:s text:c="5"/>*/</text:p>
      <text:p text:style-name="P47"><text:s text:c="4"/>private void appendPrettyList(StringBuilder builder,</text:p>
      <text:p text:style-name="P47"><text:s text:c="8"/>List&lt;? extends SwordWorldObject&gt; list)</text:p>
      <text:p text:style-name="P47"><text:s text:c="4"/>{</text:p>
      <text:p text:style-name="P47"><text:s text:c="8"/>if (list.isEmpty())</text:p>
      <text:p text:style-name="P47"><text:s text:c="12"/>return;</text:p>
      <text:p text:style-name="P47"/>
      <text:p text:style-name="P47"><text:s text:c="8"/>int lastIndex = list.size() - 1;</text:p>
      <text:p text:style-name="P47"><text:s text:c="8"/>SwordWorldObject last = list.get(lastIndex);</text:p>
      <text:p text:style-name="P47"/>
      <text:p text:style-name="P47"><text:s text:c="8"/>Iterator&lt;? extends SwordWorldObject&gt; it =</text:p>
      <text:p text:style-name="P47"><text:s text:c="12"/>list.subList(0, lastIndex).iterator();</text:p>
      <text:p text:style-name="P47"><text:s text:c="8"/>if (it.hasNext()) {</text:p>
      <text:p text:style-name="P47"><text:s text:c="12"/>SwordWorldObject other = it.next();</text:p>
      <text:p text:style-name="P47"><text:s text:c="12"/>builder.append(other.getName());</text:p>
      <text:p text:style-name="P47"><text:s text:c="12"/>while (it.hasNext()) {</text:p>
      <text:p text:style-name="P47"><text:s text:c="16"/>other = it.next();</text:p>
      <text:p text:style-name="P47"><text:s text:c="16"/>builder.append(" ,");</text:p>
      <text:p text:style-name="P47"><text:s text:c="16"/>builder.append(other.getName());</text:p>
      <text:p text:style-name="P47"><text:s text:c="12"/>}</text:p>
      <text:p text:style-name="P47"><text:s text:c="12"/>builder.append(" and ");</text:p>
      <text:p text:style-name="P47"><text:s text:c="8"/>}</text:p>
      <text:p text:style-name="P47"><text:s text:c="8"/>builder.append(last.getName());</text:p>
      <text:p text:style-name="P47"><text:soft-page-break/><text:s text:c="4"/>}</text:p>
      <text:p text:style-name="P47"/>
      <text:p text:style-name="P47"><text:s text:c="4"/>/**</text:p>
      <text:p text:style-name="P47"><text:s text:c="5"/>* Returns a list of players in this room excluding the given</text:p>
      <text:p text:style-name="P47"><text:s text:c="5"/>* player.</text:p>
      <text:p text:style-name="P47"><text:s text:c="5"/>*</text:p>
      <text:p text:style-name="P47"><text:s text:c="5"/>* @param player the player to exclude</text:p>
      <text:p text:style-name="P47"><text:s text:c="5"/>* @return the list of players</text:p>
      <text:p text:style-name="P47"><text:s text:c="5"/>*/</text:p>
      <text:p text:style-name="P47"><text:s text:c="4"/>private List&lt;SwordWorldPlayer&gt;</text:p>
      <text:p text:style-name="P47"><text:s text:c="12"/>getPlayersExcluding(SwordWorldPlayer player)</text:p>
      <text:p text:style-name="P47"><text:s text:c="4"/>{</text:p>
      <text:p text:style-name="P47"><text:s text:c="8"/>if (players.isEmpty())</text:p>
      <text:p text:style-name="P47"><text:s text:c="12"/>return Collections.emptyList();</text:p>
      <text:p text:style-name="P47"/>
      <text:p text:style-name="P47"><text:s text:c="8"/>ArrayList&lt;SwordWorldPlayer&gt; otherPlayers =</text:p>
      <text:p text:style-name="P47"><text:s text:c="12"/>new ArrayList&lt;SwordWorldPlayer&gt;(players.size());</text:p>
      <text:p text:style-name="P47"/>
      <text:p text:style-name="P47"><text:s text:c="8"/>for (ManagedReference&lt;SwordWorldPlayer&gt; playerRef : players) {</text:p>
      <text:p text:style-name="P47"><text:s text:c="12"/>SwordWorldPlayer other = playerRef.get();</text:p>
      <text:p text:style-name="P47"><text:s text:c="12"/>if (! player.equals(other))</text:p>
      <text:p text:style-name="P47"><text:s text:c="16"/>otherPlayers.add(other);</text:p>
      <text:p text:style-name="P47"><text:s text:c="8"/>}</text:p>
      <text:p text:style-name="P47"/>
      <text:p text:style-name="P47"><text:s text:c="8"/>return Collections.unmodifiableList(otherPlayers);</text:p>
      <text:p text:style-name="P47"><text:s text:c="4"/>}</text:p>
      <text:p text:style-name="P47">}<text:line-break/></text:p>
      <text:h text:style-name="P82" text:outline-level="3">SwordWorldPlayer</text:h>
      <text:p text:style-name="Code"><text:change text:change-id="ct143848568"/><text:change-start text:change-id="ct143856472"/>/*</text:p>
      <text:p text:style-name="Code"><text:change-end text:change-id="ct14385647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text:soft-page-break/></text:p>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oft-page-break/><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oft-page-break/><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1-24T13:53:33">11/24/08</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8-11-24T13:53:33">11/24/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1-24T13:53:33">11/24/08</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142141560">
            <text:deletion>
              <office:change-info>
                <dc:creator>Richard Bowker</dc:creator>
                <dc:date>2007-02-18T11:00:00</dc:date>
              </office:change-info>
              <text:p text:style-name="Footer"><text:page-number style:num-format="1" text:select-page="current">2</text:page-number></text:p>
            </text:deletion>
          </text:changed-region>
          <text:changed-region text:id="ct142141656">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1-24T13:53:33">11/24/08</text:date><text:tab/><text:change text:change-id="ct142141560"/><text:change-start text:change-id="ct142141656"/><text:page-number text:select-page="current">ii</text:page-number><text:change-end text:change-id="ct142141656"/></text:p>
      </style:footer>
    </style:master-page>
    <style:master-page style:name="TitlePage" style:page-layout-name="pm6" style:next-style-name="FrontMatter">
      <style:footer>
        <text:p text:style-name="Footer"><text:tab/><text:tab/><text:date style:data-style-name="N37" text:date-value="2008-11-24T13:53:33">11/24/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1-24T11:49:40</dc:date>
    <meta:print-date>2007-07-17T14:43:31</meta:print-date>
    <dc:language>en-US</dc:language>
    <meta:editing-cycles>585</meta:editing-cycles>
    <meta:editing-duration>P14DT13H27M33S</meta:editing-duration>
    <meta:user-defined meta:name="Info 1"/>
    <meta:user-defined meta:name="Info 2"/>
    <meta:user-defined meta:name="Info 3"/>
    <meta:user-defined meta:name="Info 4"/>
    <meta:document-statistic meta:table-count="4" meta:image-count="0" meta:object-count="0" meta:page-count="72" meta:paragraph-count="2311" meta:word-count="27132" meta:character-count="204426"/>
  </office:meta>
</office:document-meta>
</file>